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45in"/>
    </style:style>
    <style:style style:name="co20" style:family="table-column">
      <style:table-column-properties fo:break-before="auto" style:column-width="1.4236in"/>
    </style:style>
    <style:style style:name="co16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2.1516in"/>
    </style:style>
    <style:style style:name="co22" style:family="table-column">
      <style:table-column-properties fo:break-before="auto" style:column-width="2.4402in"/>
    </style:style>
    <style:style style:name="co23" style:family="table-column">
      <style:table-column-properties fo:break-before="auto" style:column-width="2.0717in"/>
    </style:style>
    <style:style style:name="co18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0.7555in"/>
    </style:style>
    <style:style style:name="co25" style:family="table-column">
      <style:table-column-properties fo:break-before="auto" style:column-width="0.7256in"/>
    </style:style>
    <style:style style:name="co26" style:family="table-column">
      <style:table-column-properties fo:break-before="auto" style:column-width="0.7362in"/>
    </style:style>
    <style:style style:name="co27" style:family="table-column">
      <style:table-column-properties fo:break-before="auto" style:column-width="0.9555in"/>
    </style:style>
    <style:style style:name="co28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4965in"/>
    </style:style>
    <style:style style:name="co29" style:family="table-column">
      <style:table-column-properties fo:break-before="auto" style:column-width="0.4665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0.5165in"/>
    </style:style>
    <style:style style:name="co32" style:family="table-column">
      <style:table-column-properties fo:break-before="auto" style:column-width="0.3772in"/>
    </style:style>
    <style:style style:name="co33" style:family="table-column">
      <style:table-column-properties fo:break-before="auto" style:column-width="1.2457in"/>
    </style:style>
    <style:style style:name="co34" style:family="table-column">
      <style:table-column-properties fo:break-before="auto" style:column-width="0.1681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578in"/>
    </style:style>
    <style:style style:name="co37" style:family="table-column">
      <style:table-column-properties fo:break-before="auto" style:column-width="0.2984in"/>
    </style:style>
    <style:style style:name="co38" style:family="table-column">
      <style:table-column-properties fo:break-before="auto" style:column-width="0.4472in"/>
    </style:style>
    <style:style style:name="co39" style:family="table-column">
      <style:table-column-properties fo:break-before="auto" style:column-width="1.7736in"/>
    </style:style>
    <style:style style:name="co40" style:family="table-column">
      <style:table-column-properties fo:break-before="auto" style:column-width="1.902in"/>
    </style:style>
    <style:style style:name="co41" style:family="table-column">
      <style:table-column-properties fo:break-before="auto" style:column-width="0.8256in"/>
    </style:style>
    <style:style style:name="ro2" style:family="table-row">
      <style:table-row-properties style:row-height="0.3366in" fo:break-before="auto" style:use-optimal-row-height="true"/>
    </style:style>
    <style:style style:name="ro1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0.8134in" fo:break-before="auto" style:use-optimal-row-height="true"/>
    </style:style>
    <style:style style:name="ro6" style:family="table-row">
      <style:table-row-properties style:row-height="0.4563in" fo:break-before="auto" style:use-optimal-row-height="true"/>
    </style:style>
    <style:style style:name="ro8" style:family="table-row">
      <style:table-row-properties style:row-height="0.1618in" fo:break-before="auto" style:use-optimal-row-height="true"/>
    </style:style>
    <style:style style:name="ro9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5" style:family="table-cell" style:parent-style-name="Default" style:data-style-name="N122"/>
    <style:style style:name="ce24" style:family="table-cell" style:parent-style-name="Default">
      <style:table-cell-properties fo:background-color="#eeeeee"/>
    </style:style>
    <style:style style:name="ce11" style:family="table-cell" style:parent-style-name="Default">
      <style:text-properties fo:color="#000000"/>
    </style:style>
    <style:style style:name="ce20" style:family="table-cell" style:parent-style-name="Default">
      <style:table-cell-properties fo:background-color="#eeeeee"/>
      <style:text-properties fo:color="#000000"/>
    </style:style>
    <style:style style:name="ce21" style:family="table-cell" style:parent-style-name="Default">
      <style:table-cell-properties fo:background-color="#eeeeee"/>
      <style:text-properties fo:color="#000000" style:font-name="Arial" style:font-name-asian="Microsoft YaHei" style:font-name-complex="Mangal"/>
    </style:style>
    <style:style style:name="ce22" style:family="table-cell" style:parent-style-name="Default">
      <style:text-properties fo:color="#000000" style:font-name="Arial" style:font-name-asian="Microsoft YaHei" style:font-name-complex="Mangal"/>
    </style:style>
    <style:style style:name="ce23" style:family="table-cell" style:parent-style-name="Default" style:data-style-name="N122">
      <style:table-cell-properties fo:background-color="#eeeeee"/>
    </style:style>
    <style:style style:name="ce2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ext-properties fo:color="#999999"/>
    </style:style>
    <style:style style:name="ce16" style:family="table-cell" style:parent-style-name="Default">
      <style:table-cell-properties fo:background-color="transparent"/>
      <style:text-properties fo:color="#999999"/>
    </style:style>
    <style:style style:name="ce17" style:family="table-cell" style:parent-style-name="Default">
      <style:table-cell-properties fo:background-color="#dddddd"/>
      <style:text-properties fo:color="#999999"/>
    </style:style>
    <style:style style:name="ce18" style:family="table-cell" style:parent-style-name="Default" style:data-style-name="N121">
      <style:text-properties fo:color="#999999"/>
    </style:style>
    <style:style style:name="ce19" style:family="table-cell" style:parent-style-name="Default" style:data-style-name="N121">
      <style:table-cell-properties fo:background-color="transparent"/>
      <style:text-properties fo:color="#999999"/>
    </style:style>
    <style:style style:name="ce27" style:family="table-cell" style:parent-style-name="Default" style:data-style-name="N121">
      <style:table-cell-properties fo:background-color="transparent"/>
      <style:text-properties fo:color="#999999" fo:font-weight="normal" style:font-weight-asian="normal" style:font-weight-complex="normal"/>
    </style:style>
    <style:style style:name="ce28" style:family="table-cell" style:parent-style-name="Default" style:data-style-name="N121">
      <style:table-cell-properties fo:background-color="#dddddd"/>
      <style:text-properties fo:color="#999999"/>
    </style:style>
    <style:style style:name="ce29" style:family="table-cell" style:parent-style-name="Default" style:data-style-name="N121"/>
    <style:style style:name="ce30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dddddd"/>
      <style:text-properties fo:color="#000000"/>
    </style:style>
    <style:style style:name="ce32" style:family="table-cell" style:parent-style-name="Default">
      <style:table-cell-properties fo:background-color="#dddddd"/>
      <style:text-properties fo:color="#000000" style:font-name="Arial" style:font-name-asian="Microsoft YaHei" style:font-name-complex="Mangal"/>
    </style:style>
    <style:style style:name="ce33" style:family="table-cell" style:parent-style-name="Default" style:data-style-name="N122">
      <style:table-cell-properties fo:background-color="transparent"/>
    </style:style>
    <style:style style:name="ce34" style:family="table-cell" style:parent-style-name="Default" style:data-style-name="N122">
      <style:table-cell-properties fo:background-color="#ddddd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#dddddd"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style:font-name="Helvetica" fo:font-size="10pt" fo:letter-spacing="normal" style:letter-kerning="false" style:font-name-asian="Helvetica" style:font-size-asian="10pt" style:font-name-complex="Helvetica" style:font-size-complex="5.69999980926514pt"/>
    </style:style>
    <style:style style:name="T4" style:family="text">
      <style:text-properties fo:color="#000000" style:font-name="Helvetica" fo:font-size="10pt" fo:letter-spacing="normal" style:letter-kerning="false" style:font-name-asian="Helvetica" style:font-size-asian="10pt" style:font-name-complex="Helvetica" style:font-size-complex="5.69999980926514pt"/>
    </style:style>
    <style:style style:name="T5" style:family="text">
      <style:text-properties fo:color="#ff3333"/>
    </style:style>
    <style:style style:name="T6" style:family="text">
      <style:text-properties fo:color="#000000" style:font-name="Arial" style:font-name-asian="Arial Unicode MS" style:font-name-complex="Arial Unicode MS"/>
    </style:style>
    <style:style style:name="T7" style:family="text">
      <style:text-properties fo:color="#ff3333" style:font-name="Helvetica" fo:font-size="10pt" fo:letter-spacing="normal" style:letter-kerning="false" style:font-name-asian="Helvetica" style:font-size-asian="10pt" style:font-name-complex="Helvetica" style:font-size-complex="5.69999980926514pt"/>
    </style:style>
    <style:style style:name="T8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MT P&amp;P (ONLY)" table:style-name="ta1" table:print="false">
        <table:table-column table:style-name="co17" table:number-columns-repeated="2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ce14"/>
        <table:table-column table:style-name="co35" table:default-cell-style-name="ce14"/>
        <table:table-column table:style-name="co36" table:default-cell-style-name="ce18"/>
        <table:table-column table:style-name="co37" table:default-cell-style-name="ce14"/>
        <table:table-column table:style-name="co29" table:number-columns-repeated="2" table:default-cell-style-name="ce14"/>
        <table:table-column table:style-name="co38" table:default-cell-style-name="ce14"/>
        <table:table-column table:style-name="co39" table:default-cell-style-name="ce11"/>
        <table:table-column table:style-name="co40" table:default-cell-style-name="ce11"/>
        <table:table-column table:style-name="co15" table:default-cell-style-name="ce15"/>
        <table:table-column table:style-name="co15" table:number-columns-repeated="5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15" table:number-columns-repeated="996" table:default-cell-style-name="Default"/>
        <table:table-row table:style-name="ro8">
          <table:table-cell office:value-type="string">
            <text:p>Note: This is the master page. <text:s/>The next tab should have columns A:J copy-pasted to create csv file</text:p>
          </table:table-cell>
          <table:table-cell table:number-columns-repeated="27"/>
          <table:table-cell table:style-name="ce35" table:number-columns-repeated="2"/>
          <table:table-cell table:number-columns-repeated="994"/>
        </table:table-row>
        <table:table-row table:style-name="ro8">
          <table:table-cell table:number-columns-repeated="17"/>
          <table:table-cell table:style-name="Default" table:number-columns-repeated="2"/>
          <table:table-cell table:number-columns-repeated="9"/>
          <table:table-cell table:style-name="ce35" table:number-columns-repeated="2"/>
          <table:table-cell table:number-columns-repeated="994"/>
        </table:table-row>
        <table:table-row table:style-name="ro9">
          <table:table-cell office:value-type="string">
            <text:p>#</text:p>
          </table:table-cell>
          <table:table-cell office:value-type="string">
            <text:p>Nozzle</text:p>
          </table:table-cell>
          <table:table-cell office:value-type="string">
            <text:p>Reel</text:p>
          </table:table-cell>
          <table:table-cell office:value-type="string">
            <text:p>X</text:p>
            <text:p>p&amp;p</text:p>
          </table:table-cell>
          <table:table-cell office:value-type="string">
            <text:p>Y</text:p>
            <text:p>p&amp;p</text:p>
          </table:table-cell>
          <table:table-cell office:value-type="string">
            <text:p>Rot</text:p>
            <text:p>p&amp;p</text:p>
          </table:table-cell>
          <table:table-cell office:value-type="string">
            <text:p>Height</text:p>
          </table:table-cell>
          <table:table-cell office:value-type="string">
            <text:p>Skip</text:p>
          </table:table-cell>
          <table:table-cell office:value-type="string">
            <text:p>Ref</text:p>
          </table:table-cell>
          <table:table-cell office:value-type="string">
            <text:p>Note</text:p>
          </table:table-cell>
          <table:table-cell/>
          <table:table-cell office:value-type="string">
            <text:p>Package</text:p>
          </table:table-cell>
          <table:table-cell office:value-type="string">
            <text:p>Val</text:p>
          </table:table-cell>
          <table:table-cell/>
          <table:table-cell office:value-type="string">
            <text:p>X</text:p>
            <text:p>kicad</text:p>
          </table:table-cell>
          <table:table-cell office:value-type="string">
            <text:p>Y</text:p>
            <text:p>kicad</text:p>
          </table:table-cell>
          <table:table-cell office:value-type="string">
            <text:p>Rot</text:p>
            <text:p>kicad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 QTY</text:p>
            <text:p>from GG2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QTY to buy</text:p>
            <text:p>in 1st order</text:p>
          </table:table-cell>
          <table:table-cell office:value-type="string">
            <text:p>$ (total)</text:p>
          </table:table-cell>
          <table:table-cell table:style-name="ce35" table:number-columns-repeated="2"/>
          <table:table-cell table:number-columns-repeated="994"/>
        </table:table-row>
        <table:table-row table:style-name="ro8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4]" office:value-type="float" office:value="19.0055">
            <text:p>19.01</text:p>
          </table:table-cell>
          <table:table-cell table:style-name="ce1" table:formula="of:=103-[.O4]" office:value-type="float" office:value="29.848">
            <text:p>29.8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5</text:p>
          </table:table-cell>
          <table:table-cell table:style-name="ce1" table:formula="of:=CONCATENATE([.M4];[.K4];[.L4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73.152">
            <text:p>73.15</text:p>
          </table:table-cell>
          <table:table-cell table:style-name="ce16" office:value-type="float" office:value="19.0055">
            <text:p>19.01</text:p>
          </table:table-cell>
          <table:table-cell table:style-name="ce16" office:value-type="float" office:value="90">
            <text:p>90</text:p>
          </table:table-cell>
          <table:table-cell table:style-name="ce30"/>
          <table:table-cell table:style-name="ce30" office:value-type="string">
            <text:p>RMCF0603FT1K00TR-ND</text:p>
          </table:table-cell>
          <table:table-cell table:style-name="ce33" office:value-type="float" office:value="0.00173">
            <text:p>0.0017</text:p>
          </table:table-cell>
          <table:table-cell table:style-name="ce1" office:value-type="float" office:value="17">
            <text:p>17</text:p>
          </table:table-cell>
          <table:table-cell table:style-name="ce1" table:formula="of:=[.U4]*700" office:value-type="float" office:value="11900">
            <text:p>11900</text:p>
          </table:table-cell>
          <table:table-cell table:style-name="ce1" table:formula="of:=[.U4]*[.T4]" office:value-type="float" office:value="0.02941">
            <text:p>0.03</text:p>
          </table:table-cell>
          <table:table-cell table:style-name="ce1" office:value-type="float" office:value="8000">
            <text:p>8000</text:p>
          </table:table-cell>
          <table:table-cell table:style-name="ce1" table:formula="of:=[.V4]-[.X4]" office:value-type="float" office:value="3900">
            <text:p>3900</text:p>
          </table:table-cell>
          <table:table-cell table:number-columns-repeated="2" table:style-name="ce1" office:value-type="float" office:value="5000">
            <text:p>5000</text:p>
          </table:table-cell>
          <table:table-cell table:style-name="ce1" table:formula="of:=[.AA4]*[.T4]" office:value-type="float" office:value="8.65">
            <text:p>8.65</text:p>
          </table:table-cell>
          <table:table-cell table:style-name="ce1" table:number-columns-repeated="996"/>
        </table:table-row>
        <table:table-row table:style-name="ro8"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5]" office:value-type="float" office:value="18.998">
            <text:p>19</text:p>
          </table:table-cell>
          <table:table-cell table:style-name="ce1" table:formula="of:=103-[.O5]" office:value-type="float" office:value="32.896">
            <text:p>32.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9</text:p>
          </table:table-cell>
          <table:table-cell table:style-name="ce1" table:formula="of:=CONCATENATE([.M5];[.K5];[.L5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70.104">
            <text:p>70.1</text:p>
          </table:table-cell>
          <table:table-cell table:style-name="ce16" office:value-type="float" office:value="18.998">
            <text:p>19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6]" office:value-type="float" office:value="19.0055">
            <text:p>19.01</text:p>
          </table:table-cell>
          <table:table-cell table:style-name="ce1" table:formula="of:=103-[.O6]" office:value-type="float" office:value="36.198">
            <text:p>36.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0</text:p>
          </table:table-cell>
          <table:table-cell table:style-name="ce1" table:formula="of:=CONCATENATE([.M6];[.K6];[.L6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66.802">
            <text:p>66.8</text:p>
          </table:table-cell>
          <table:table-cell table:style-name="ce16" office:value-type="float" office:value="19.0055">
            <text:p>19.01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7]" office:value-type="float" office:value="10.6525">
            <text:p>10.65</text:p>
          </table:table-cell>
          <table:table-cell table:style-name="ce1" table:formula="of:=103-[.O7]" office:value-type="float" office:value="37.97">
            <text:p>37.9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4</text:p>
          </table:table-cell>
          <table:table-cell table:style-name="ce1" table:formula="of:=CONCATENATE([.M7];[.K7];[.L7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65.03">
            <text:p>65.03</text:p>
          </table:table-cell>
          <table:table-cell table:style-name="ce16" office:value-type="float" office:value="10.6525">
            <text:p>10.65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8]" office:value-type="float" office:value="56.93">
            <text:p>56.93</text:p>
          </table:table-cell>
          <table:table-cell table:style-name="ce1" table:formula="of:=103-[.O8]" office:value-type="float" office:value="41.5175">
            <text:p>41.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6</text:p>
          </table:table-cell>
          <table:table-cell table:style-name="ce1" table:formula="of:=CONCATENATE([.M8];[.K8];[.L8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61.4825">
            <text:p>61.48</text:p>
          </table:table-cell>
          <table:table-cell table:style-name="ce16" office:value-type="float" office:value="56.93">
            <text:p>56.9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9]" office:value-type="float" office:value="54.864">
            <text:p>54.86</text:p>
          </table:table-cell>
          <table:table-cell table:style-name="ce1" table:formula="of:=103-[.O9]" office:value-type="float" office:value="41.786">
            <text:p>41.7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9</text:p>
          </table:table-cell>
          <table:table-cell table:style-name="ce1" table:formula="of:=CONCATENATE([.M9];[.K9];[.L9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61.214">
            <text:p>61.21</text:p>
          </table:table-cell>
          <table:table-cell table:style-name="ce16" office:value-type="float" office:value="54.864">
            <text:p>54.86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0]" office:value-type="float" office:value="55.626">
            <text:p>55.63</text:p>
          </table:table-cell>
          <table:table-cell table:style-name="ce1" table:formula="of:=103-[.O10]" office:value-type="float" office:value="44.072">
            <text:p>44.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3</text:p>
          </table:table-cell>
          <table:table-cell table:style-name="ce1" table:formula="of:=CONCATENATE([.M10];[.K10];[.L10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58.928">
            <text:p>58.93</text:p>
          </table:table-cell>
          <table:table-cell table:style-name="ce16" office:value-type="float" office:value="55.626">
            <text:p>55.63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1]" office:value-type="float" office:value="49.3015">
            <text:p>49.3</text:p>
          </table:table-cell>
          <table:table-cell table:style-name="ce1" table:formula="of:=103-[.O11]" office:value-type="float" office:value="56.772">
            <text:p>56.7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3</text:p>
          </table:table-cell>
          <table:table-cell table:style-name="ce1" table:formula="of:=CONCATENATE([.M11];[.K11];[.L11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46.228">
            <text:p>46.23</text:p>
          </table:table-cell>
          <table:table-cell table:style-name="ce16" office:value-type="float" office:value="49.3015">
            <text:p>49.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2]" office:value-type="float" office:value="49.1998">
            <text:p>49.2</text:p>
          </table:table-cell>
          <table:table-cell table:style-name="ce1" table:formula="of:=103-[.O12]" office:value-type="float" office:value="60.7979">
            <text:p>60.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5</text:p>
          </table:table-cell>
          <table:table-cell table:style-name="ce1" table:formula="of:=CONCATENATE([.M12];[.K12];[.L12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42.2021">
            <text:p>42.2</text:p>
          </table:table-cell>
          <table:table-cell table:style-name="ce16" office:value-type="float" office:value="49.1998">
            <text:p>49.2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3]" office:value-type="float" office:value="49.2252">
            <text:p>49.23</text:p>
          </table:table-cell>
          <table:table-cell table:style-name="ce1" table:formula="of:=103-[.O13]" office:value-type="float" office:value="63.8205">
            <text:p>63.8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0</text:p>
          </table:table-cell>
          <table:table-cell table:style-name="ce1" table:formula="of:=CONCATENATE([.M13];[.K13];[.L13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39.1795">
            <text:p>39.18</text:p>
          </table:table-cell>
          <table:table-cell table:style-name="ce16" office:value-type="float" office:value="49.2252">
            <text:p>49.2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table:formula="of:=[.P14]" office:value-type="float" office:value="27.02">
            <text:p>27.02</text:p>
          </table:table-cell>
          <table:table-cell table:style-name="ce1" table:formula="of:=103-[.O14]" office:value-type="float" office:value="67.15">
            <text:p>67.1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3" office:value-type="string">
            <office:annotation draw:style-name="gr1" draw:text-style-name="P1" svg:width="1.1413in" svg:height="1.3232in" svg:x="4.1925in" svg:y="1.6689in" draw:caption-point-x="-0.2402in" draw:caption-point-y="0.5949in">
              <dc:creator>J</dc:creator>
              <dc:date>2020-01-22T00:00:00</dc:date>
              <text:p text:style-name="P1">These components changed to present value just before GG3 released. <text:s/>No shipping units have old values</text:p>
            </office:annotation>
            <text:p>R70</text:p>
          </table:table-cell>
          <table:table-cell table:style-name="ce1" table:formula="of:=CONCATENATE([.M14];[.K14];[.L14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float" office:value="47">
            <text:p>47.000</text:p>
          </table:table-cell>
          <table:table-cell table:style-name="ce16"/>
          <table:table-cell table:style-name="ce16" office:value-type="float" office:value="35.85">
            <text:p>35.85</text:p>
          </table:table-cell>
          <table:table-cell table:style-name="ce16" office:value-type="float" office:value="27.02">
            <text:p>27.02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5]" office:value-type="float" office:value="49.1998">
            <text:p>49.2</text:p>
          </table:table-cell>
          <table:table-cell table:style-name="ce1" table:formula="of:=103-[.O15]" office:value-type="float" office:value="68.3925">
            <text:p>68.3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6</text:p>
          </table:table-cell>
          <table:table-cell table:style-name="ce1" table:formula="of:=CONCATENATE([.M15];[.K15];[.L15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34.6075">
            <text:p>34.61</text:p>
          </table:table-cell>
          <table:table-cell table:style-name="ce16" office:value-type="float" office:value="49.1998">
            <text:p>49.2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table:formula="of:=[.P16]" office:value-type="float" office:value="9.02">
            <text:p>9.02</text:p>
          </table:table-cell>
          <table:table-cell table:style-name="ce1" table:formula="of:=103-[.O16]" office:value-type="float" office:value="72.62">
            <text:p>72.6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3" office:value-type="string">
            <text:p>R68</text:p>
          </table:table-cell>
          <table:table-cell table:style-name="ce1" table:formula="of:=CONCATENATE([.M16];[.K16];[.L16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30.38">
            <text:p>30.38</text:p>
          </table:table-cell>
          <table:table-cell table:style-name="ce16" office:value-type="float" office:value="9.02">
            <text:p>9.02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table:formula="of:=[.P17]" office:value-type="float" office:value="41.33">
            <text:p>41.33</text:p>
          </table:table-cell>
          <table:table-cell table:style-name="ce1" table:formula="of:=103-[.O17]" office:value-type="float" office:value="72.71">
            <text:p>72.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3" office:value-type="string">
            <text:p>R72</text:p>
          </table:table-cell>
          <table:table-cell table:style-name="ce1" table:formula="of:=CONCATENATE([.M17];[.K17];[.L17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float" office:value="47">
            <text:p>47.000</text:p>
          </table:table-cell>
          <table:table-cell table:style-name="ce16"/>
          <table:table-cell table:style-name="ce16" office:value-type="float" office:value="30.29">
            <text:p>30.29</text:p>
          </table:table-cell>
          <table:table-cell table:style-name="ce16" office:value-type="float" office:value="41.33">
            <text:p>41.3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8]" office:value-type="float" office:value="49.2252">
            <text:p>49.23</text:p>
          </table:table-cell>
          <table:table-cell table:style-name="ce1" table:formula="of:=103-[.O18]" office:value-type="float" office:value="73.1169">
            <text:p>73.1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1</text:p>
          </table:table-cell>
          <table:table-cell table:style-name="ce1" table:formula="of:=CONCATENATE([.M18];[.K18];[.L18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29.8831">
            <text:p>29.88</text:p>
          </table:table-cell>
          <table:table-cell table:style-name="ce16" office:value-type="float" office:value="49.2252">
            <text:p>49.2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9]" office:value-type="float" office:value="49.2252">
            <text:p>49.23</text:p>
          </table:table-cell>
          <table:table-cell table:style-name="ce1" table:formula="of:=103-[.O19]" office:value-type="float" office:value="77.9175">
            <text:p>77.9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7</text:p>
          </table:table-cell>
          <table:table-cell table:style-name="ce1" table:formula="of:=CONCATENATE([.M19];[.K19];[.L19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25.0825">
            <text:p>25.08</text:p>
          </table:table-cell>
          <table:table-cell table:style-name="ce16" office:value-type="float" office:value="49.2252">
            <text:p>49.2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20]" office:value-type="float" office:value="49.2506">
            <text:p>49.25</text:p>
          </table:table-cell>
          <table:table-cell table:style-name="ce1" table:formula="of:=103-[.O20]" office:value-type="float" office:value="81.0671">
            <text:p>81.0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2</text:p>
          </table:table-cell>
          <table:table-cell table:style-name="ce1" table:formula="of:=CONCATENATE([.M20];[.K20];[.L20])" office:value-type="string" office:string-value="1k-R_0603">
            <text:p>1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6"/>
          <table:table-cell table:style-name="ce16" office:value-type="float" office:value="21.9329">
            <text:p>21.93</text:p>
          </table:table-cell>
          <table:table-cell table:style-name="ce16" office:value-type="float" office:value="49.2506">
            <text:p>49.25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8">
            <text:p>1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1]" office:value-type="float" office:value="5.66">
            <text:p>5.66</text:p>
          </table:table-cell>
          <table:table-cell table:style-name="ce12" table:formula="of:=103-[.O21]" office:value-type="float" office:value="37.61">
            <text:p>37.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2</text:p>
          </table:table-cell>
          <table:table-cell table:style-name="ce12" table:formula="of:=CONCATENATE([.M21];[.K21];[.L21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65.39">
            <text:p>65.39</text:p>
          </table:table-cell>
          <table:table-cell table:style-name="ce17" office:value-type="float" office:value="5.66">
            <text:p>5.66</text:p>
          </table:table-cell>
          <table:table-cell table:style-name="ce17" office:value-type="float" office:value="0">
            <text:p>0</text:p>
          </table:table-cell>
          <table:table-cell table:style-name="ce31"/>
          <table:table-cell table:style-name="ce31" office:value-type="string">
            <text:p>2019-RK73B1JTTD470JTR-ND</text:p>
          </table:table-cell>
          <table:table-cell table:style-name="ce34" office:value-type="float" office:value="0.0018">
            <text:p>0.0018</text:p>
          </table:table-cell>
          <table:table-cell table:style-name="ce12" office:value-type="float" office:value="10">
            <text:p>10</text:p>
          </table:table-cell>
          <table:table-cell table:style-name="ce12" table:formula="of:=[.U21]*700" office:value-type="float" office:value="7000">
            <text:p>7000</text:p>
          </table:table-cell>
          <table:table-cell table:style-name="ce12" table:formula="of:=[.U21]*[.T21]" office:value-type="float" office:value="0.018">
            <text:p>0.02</text:p>
          </table:table-cell>
          <table:table-cell table:style-name="ce12" office:value-type="float" office:value="2000">
            <text:p>2000</text:p>
          </table:table-cell>
          <table:table-cell table:style-name="ce12" table:formula="of:=[.V21]-[.X21]" office:value-type="float" office:value="5000">
            <text:p>5000</text:p>
          </table:table-cell>
          <table:table-cell table:number-columns-repeated="2" table:style-name="ce12" office:value-type="float" office:value="5000">
            <text:p>5000</text:p>
          </table:table-cell>
          <table:table-cell table:style-name="ce12" table:formula="of:=[.AA21]*[.T21]" office:value-type="float" office:value="9">
            <text:p>9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19">
            <text:p>1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2]" office:value-type="float" office:value="7.34">
            <text:p>7.34</text:p>
          </table:table-cell>
          <table:table-cell table:style-name="ce12" table:formula="of:=103-[.O22]" office:value-type="float" office:value="38.46">
            <text:p>38.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2</text:p>
          </table:table-cell>
          <table:table-cell table:style-name="ce12" table:formula="of:=CONCATENATE([.M22];[.K22];[.L22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64.54">
            <text:p>64.54</text:p>
          </table:table-cell>
          <table:table-cell table:style-name="ce17" office:value-type="float" office:value="7.34">
            <text:p>7.34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3]" office:value-type="float" office:value="5.842">
            <text:p>5.84</text:p>
          </table:table-cell>
          <table:table-cell table:style-name="ce12" table:formula="of:=103-[.O23]" office:value-type="float" office:value="53.216">
            <text:p>53.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4</text:p>
          </table:table-cell>
          <table:table-cell table:style-name="ce12" table:formula="of:=CONCATENATE([.M23];[.K23];[.L23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49.784">
            <text:p>49.78</text:p>
          </table:table-cell>
          <table:table-cell table:style-name="ce17" office:value-type="float" office:value="5.842">
            <text:p>5.84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1">
            <text:p>2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4]" office:value-type="float" office:value="38.69">
            <text:p>38.69</text:p>
          </table:table-cell>
          <table:table-cell table:style-name="ce12" table:formula="of:=103-[.O24]" office:value-type="float" office:value="69.69">
            <text:p>69.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3</text:p>
          </table:table-cell>
          <table:table-cell table:style-name="ce12" table:formula="of:=CONCATENATE([.M24];[.K24];[.L24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33.31">
            <text:p>33.31</text:p>
          </table:table-cell>
          <table:table-cell table:style-name="ce17" office:value-type="float" office:value="38.69">
            <text:p>38.69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2">
            <text:p>2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5]" office:value-type="float" office:value="43.2943">
            <text:p>43.29</text:p>
          </table:table-cell>
          <table:table-cell table:style-name="ce12" table:formula="of:=103-[.O25]" office:value-type="float" office:value="76.7364">
            <text:p>76.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8</text:p>
          </table:table-cell>
          <table:table-cell table:style-name="ce12" table:formula="of:=CONCATENATE([.M25];[.K25];[.L25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26.2636">
            <text:p>26.26</text:p>
          </table:table-cell>
          <table:table-cell table:style-name="ce17" office:value-type="float" office:value="43.2943">
            <text:p>43.29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3">
            <text:p>2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6]" office:value-type="float" office:value="31.1912">
            <text:p>31.19</text:p>
          </table:table-cell>
          <table:table-cell table:style-name="ce12" table:formula="of:=103-[.O26]" office:value-type="float" office:value="78.9335">
            <text:p>78.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4</text:p>
          </table:table-cell>
          <table:table-cell table:style-name="ce12" table:formula="of:=CONCATENATE([.M26];[.K26];[.L26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24.0665">
            <text:p>24.07</text:p>
          </table:table-cell>
          <table:table-cell table:style-name="ce17" office:value-type="float" office:value="31.1912">
            <text:p>31.19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4">
            <text:p>2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7]" office:value-type="float" office:value="16.383">
            <text:p>16.38</text:p>
          </table:table-cell>
          <table:table-cell table:style-name="ce12" table:formula="of:=103-[.O27]" office:value-type="float" office:value="79.7463">
            <text:p>79.7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39</text:p>
          </table:table-cell>
          <table:table-cell table:style-name="ce12" table:formula="of:=CONCATENATE([.M27];[.K27];[.L27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23.2537">
            <text:p>23.25</text:p>
          </table:table-cell>
          <table:table-cell table:style-name="ce17" office:value-type="float" office:value="16.383">
            <text:p>16.38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5">
            <text:p>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8]" office:value-type="float" office:value="31.242">
            <text:p>31.24</text:p>
          </table:table-cell>
          <table:table-cell table:style-name="ce12" table:formula="of:=103-[.O28]" office:value-type="float" office:value="82.4641">
            <text:p>82.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7</text:p>
          </table:table-cell>
          <table:table-cell table:style-name="ce12" table:formula="of:=CONCATENATE([.M28];[.K28];[.L28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20.5359">
            <text:p>20.54</text:p>
          </table:table-cell>
          <table:table-cell table:style-name="ce17" office:value-type="float" office:value="31.242">
            <text:p>31.24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6">
            <text:p>2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9]" office:value-type="float" office:value="2.6416">
            <text:p>2.64</text:p>
          </table:table-cell>
          <table:table-cell table:style-name="ce12" table:formula="of:=103-[.O29]" office:value-type="float" office:value="82.9213">
            <text:p>82.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1</text:p>
          </table:table-cell>
          <table:table-cell table:style-name="ce12" table:formula="of:=CONCATENATE([.M29];[.K29];[.L29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20.0787">
            <text:p>20.08</text:p>
          </table:table-cell>
          <table:table-cell table:style-name="ce17" office:value-type="float" office:value="2.6416">
            <text:p>2.64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7">
            <text:p>2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30]" office:value-type="float" office:value="17.018">
            <text:p>17.02</text:p>
          </table:table-cell>
          <table:table-cell table:style-name="ce12" table:formula="of:=103-[.O30]" office:value-type="float" office:value="83.0737">
            <text:p>83.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6</text:p>
          </table:table-cell>
          <table:table-cell table:style-name="ce12" table:formula="of:=CONCATENATE([.M30];[.K30];[.L30])" office:value-type="string" office:string-value="47-R_0603">
            <text:p>47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float" office:value="47">
            <text:p>47.000</text:p>
          </table:table-cell>
          <table:table-cell table:style-name="ce17"/>
          <table:table-cell table:style-name="ce17" office:value-type="float" office:value="19.9263">
            <text:p>19.93</text:p>
          </table:table-cell>
          <table:table-cell table:style-name="ce17" office:value-type="float" office:value="17.018">
            <text:p>17.02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28">
            <text:p>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1]" office:value-type="float" office:value="3.38">
            <text:p>3.38</text:p>
          </table:table-cell>
          <table:table-cell table:style-name="ce1" table:formula="of:=103-[.O31]" office:value-type="float" office:value="36.44">
            <text:p>36.4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0</text:p>
          </table:table-cell>
          <table:table-cell table:style-name="ce1" table:formula="of:=CONCATENATE([.M31];[.K31];[.L31])" office:value-type="string" office:string-value="33n-C_0603">
            <text:p>33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33n</text:p>
          </table:table-cell>
          <table:table-cell table:style-name="ce16"/>
          <table:table-cell table:style-name="ce16" office:value-type="float" office:value="66.56">
            <text:p>66.56</text:p>
          </table:table-cell>
          <table:table-cell table:style-name="ce16" office:value-type="float" office:value="3.38">
            <text:p>3.38</text:p>
          </table:table-cell>
          <table:table-cell table:style-name="ce16" office:value-type="float" office:value="90">
            <text:p>90</text:p>
          </table:table-cell>
          <table:table-cell table:style-name="ce30"/>
          <table:table-cell table:style-name="ce30" office:value-type="string">
            <text:p>1276-6842-2-ND</text:p>
          </table:table-cell>
          <table:table-cell table:style-name="ce33" office:value-type="float" office:value="0.00812">
            <text:p>0.0081</text:p>
          </table:table-cell>
          <table:table-cell table:style-name="ce1" office:value-type="float" office:value="6">
            <text:p>6</text:p>
          </table:table-cell>
          <table:table-cell table:style-name="ce1" table:formula="of:=[.U31]*700" office:value-type="float" office:value="4200">
            <text:p>4200</text:p>
          </table:table-cell>
          <table:table-cell table:style-name="ce1" table:formula="of:=[.U31]*[.T31]" office:value-type="float" office:value="0.04872">
            <text:p>0.05</text:p>
          </table:table-cell>
          <table:table-cell table:style-name="ce1" office:value-type="float" office:value="1800">
            <text:p>1800</text:p>
          </table:table-cell>
          <table:table-cell table:style-name="ce1" table:formula="of:=[.V31]-[.X31]" office:value-type="float" office:value="2400">
            <text:p>2400</text:p>
          </table:table-cell>
          <table:table-cell table:number-columns-repeated="2" table:style-name="ce1" office:value-type="float" office:value="4000">
            <text:p>4000</text:p>
          </table:table-cell>
          <table:table-cell table:style-name="ce1" table:formula="of:=[.AA31]*[.T31]" office:value-type="float" office:value="32.48">
            <text:p>32.48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2]" office:value-type="float" office:value="3.37">
            <text:p>3.37</text:p>
          </table:table-cell>
          <table:table-cell table:style-name="ce1" table:formula="of:=103-[.O32]" office:value-type="float" office:value="37.98">
            <text:p>37.9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8</text:p>
          </table:table-cell>
          <table:table-cell table:style-name="ce1" table:formula="of:=CONCATENATE([.M32];[.K32];[.L32])" office:value-type="string" office:string-value="33n-C_0603">
            <text:p>33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33n</text:p>
          </table:table-cell>
          <table:table-cell table:style-name="ce16"/>
          <table:table-cell table:style-name="ce16" office:value-type="float" office:value="65.02">
            <text:p>65.02</text:p>
          </table:table-cell>
          <table:table-cell table:style-name="ce16" office:value-type="float" office:value="3.37">
            <text:p>3.37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30">
            <text:p>3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3]" office:value-type="float" office:value="12.37">
            <text:p>12.37</text:p>
          </table:table-cell>
          <table:table-cell table:style-name="ce1" table:formula="of:=103-[.O33]" office:value-type="float" office:value="66.11">
            <text:p>66.1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5</text:p>
          </table:table-cell>
          <table:table-cell table:style-name="ce1" table:formula="of:=CONCATENATE([.M33];[.K33];[.L33])" office:value-type="string" office:string-value="33n-C_0603">
            <text:p>33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33n</text:p>
          </table:table-cell>
          <table:table-cell table:style-name="ce16"/>
          <table:table-cell table:style-name="ce16" office:value-type="float" office:value="36.89">
            <text:p>36.89</text:p>
          </table:table-cell>
          <table:table-cell table:style-name="ce16" office:value-type="float" office:value="12.37">
            <text:p>12.3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31">
            <text:p>3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4]" office:value-type="float" office:value="19.93">
            <text:p>19.93</text:p>
          </table:table-cell>
          <table:table-cell table:style-name="ce1" table:formula="of:=103-[.O34]" office:value-type="float" office:value="68.82">
            <text:p>68.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6</text:p>
          </table:table-cell>
          <table:table-cell table:style-name="ce1" table:formula="of:=CONCATENATE([.M34];[.K34];[.L34])" office:value-type="string" office:string-value="33n-C_0603">
            <text:p>33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33n</text:p>
          </table:table-cell>
          <table:table-cell table:style-name="ce16"/>
          <table:table-cell table:style-name="ce16" office:value-type="float" office:value="34.18">
            <text:p>34.18</text:p>
          </table:table-cell>
          <table:table-cell table:style-name="ce16" office:value-type="float" office:value="19.93">
            <text:p>19.9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5]" office:value-type="float" office:value="35.16">
            <text:p>35.16</text:p>
          </table:table-cell>
          <table:table-cell table:style-name="ce1" table:formula="of:=103-[.O35]" office:value-type="float" office:value="69.85">
            <text:p>69.8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79</text:p>
          </table:table-cell>
          <table:table-cell table:style-name="ce1" table:formula="of:=CONCATENATE([.M35];[.K35];[.L35])" office:value-type="string" office:string-value="33n-C_0603">
            <text:p>33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33n</text:p>
          </table:table-cell>
          <table:table-cell table:style-name="ce16"/>
          <table:table-cell table:style-name="ce16" office:value-type="float" office:value="33.15">
            <text:p>33.15</text:p>
          </table:table-cell>
          <table:table-cell table:style-name="ce16" office:value-type="float" office:value="35.16">
            <text:p>35.16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6]" office:value-type="float" office:value="15.15">
            <text:p>15.15</text:p>
          </table:table-cell>
          <table:table-cell table:style-name="ce1" table:formula="of:=103-[.O36]" office:value-type="float" office:value="70.68">
            <text:p>70.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7</text:p>
          </table:table-cell>
          <table:table-cell table:style-name="ce1" table:formula="of:=CONCATENATE([.M36];[.K36];[.L36])" office:value-type="string" office:string-value="33n-C_0603">
            <text:p>33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33n</text:p>
          </table:table-cell>
          <table:table-cell table:style-name="ce16"/>
          <table:table-cell table:style-name="ce16" office:value-type="float" office:value="32.32">
            <text:p>32.32</text:p>
          </table:table-cell>
          <table:table-cell table:style-name="ce16" office:value-type="float" office:value="15.15">
            <text:p>15.15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34">
            <text:p>3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37]" office:value-type="float" office:value="31.7246">
            <text:p>31.72</text:p>
          </table:table-cell>
          <table:table-cell table:style-name="ce12" table:formula="of:=103-[.O37]" office:value-type="float" office:value="10.2341">
            <text:p>10.2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8</text:p>
          </table:table-cell>
          <table:table-cell table:style-name="ce12" table:formula="of:=CONCATENATE([.M37];[.K37];[.L37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92.7659">
            <text:p>92.77</text:p>
          </table:table-cell>
          <table:table-cell table:style-name="ce17" office:value-type="float" office:value="31.7246">
            <text:p>31.72</text:p>
          </table:table-cell>
          <table:table-cell table:style-name="ce17" office:value-type="float" office:value="270">
            <text:p>270</text:p>
          </table:table-cell>
          <table:table-cell table:style-name="ce31"/>
          <table:table-cell table:style-name="ce31" office:value-type="string">
            <text:p>1276-4816-2-ND</text:p>
          </table:table-cell>
          <table:table-cell table:style-name="ce34" office:value-type="float" office:value="0.00913">
            <text:p>0.0091</text:p>
          </table:table-cell>
          <table:table-cell table:style-name="ce12" office:value-type="float" office:value="13">
            <text:p>13</text:p>
          </table:table-cell>
          <table:table-cell table:style-name="ce12" table:formula="of:=[.U37]*700" office:value-type="float" office:value="9100">
            <text:p>9100</text:p>
          </table:table-cell>
          <table:table-cell table:style-name="ce12" table:formula="of:=[.U37]*[.T37]" office:value-type="float" office:value="0.11869">
            <text:p>0.12</text:p>
          </table:table-cell>
          <table:table-cell table:style-name="ce12" office:value-type="float" office:value="2000">
            <text:p>2000</text:p>
          </table:table-cell>
          <table:table-cell table:style-name="ce12" table:formula="of:=[.V37]-[.X37]" office:value-type="float" office:value="7100">
            <text:p>7100</text:p>
          </table:table-cell>
          <table:table-cell table:style-name="ce12" office:value-type="float" office:value="5000">
            <text:p>5000</text:p>
          </table:table-cell>
          <table:table-cell table:style-name="ce12" office:value-type="float" office:value="10000">
            <text:p>10000</text:p>
          </table:table-cell>
          <table:table-cell table:style-name="ce12" table:formula="of:=[.AA37]*[.T37]" office:value-type="float" office:value="91.3">
            <text:p>91.3</text:p>
          </table:table-cell>
          <table:table-cell table:style-name="ce36" table:number-columns-repeated="2"/>
          <table:table-cell table:style-name="ce12" table:number-columns-repeated="994"/>
        </table:table-row>
        <table:table-row table:style-name="ro8">
          <table:table-cell table:style-name="ce1" office:value-type="float" office:value="35">
            <text:p>3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38]" office:value-type="float" office:value="28.9306">
            <text:p>28.93</text:p>
          </table:table-cell>
          <table:table-cell table:style-name="ce12" table:formula="of:=103-[.O38]" office:value-type="float" office:value="10.2468">
            <text:p>10.2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</text:p>
          </table:table-cell>
          <table:table-cell table:style-name="ce12" table:formula="of:=CONCATENATE([.M38];[.K38];[.L38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92.7532">
            <text:p>92.75</text:p>
          </table:table-cell>
          <table:table-cell table:style-name="ce17" office:value-type="float" office:value="28.9306">
            <text:p>28.93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8"/>
          <table:table-cell table:style-name="ce36" table:number-columns-repeated="2"/>
          <table:table-cell table:style-name="ce12" table:number-columns-repeated="994"/>
        </table:table-row>
        <table:table-row table:style-name="ro8">
          <table:table-cell table:style-name="ce1" office:value-type="float" office:value="36">
            <text:p>3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39]" office:value-type="float" office:value="9.4056">
            <text:p>9.41</text:p>
          </table:table-cell>
          <table:table-cell table:style-name="ce12" table:formula="of:=103-[.O39]" office:value-type="float" office:value="10.29">
            <text:p>10.2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</text:p>
          </table:table-cell>
          <table:table-cell table:style-name="ce12" table:formula="of:=CONCATENATE([.M39];[.K39];[.L39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92.71">
            <text:p>92.71</text:p>
          </table:table-cell>
          <table:table-cell table:style-name="ce17" office:value-type="float" office:value="9.4056">
            <text:p>9.41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8"/>
          <table:table-cell table:style-name="ce36" table:number-columns-repeated="2"/>
          <table:table-cell table:style-name="ce12" table:number-columns-repeated="994"/>
        </table:table-row>
        <table:table-row table:style-name="ro8">
          <table:table-cell table:style-name="ce1" office:value-type="float" office:value="37">
            <text:p>3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0]" office:value-type="float" office:value="12.2098">
            <text:p>12.21</text:p>
          </table:table-cell>
          <table:table-cell table:style-name="ce12" table:formula="of:=103-[.O40]" office:value-type="float" office:value="10.29">
            <text:p>10.2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9</text:p>
          </table:table-cell>
          <table:table-cell table:style-name="ce12" table:formula="of:=CONCATENATE([.M40];[.K40];[.L40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92.71">
            <text:p>92.71</text:p>
          </table:table-cell>
          <table:table-cell table:style-name="ce17" office:value-type="float" office:value="12.2098">
            <text:p>12.21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8"/>
          <table:table-cell table:style-name="ce36" table:number-columns-repeated="2"/>
          <table:table-cell table:style-name="ce12" table:number-columns-repeated="994"/>
        </table:table-row>
        <table:table-row table:style-name="ro8">
          <table:table-cell table:style-name="ce1" office:value-type="float" office:value="38">
            <text:p>3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1]" office:value-type="float" office:value="47.8917">
            <text:p>47.89</text:p>
          </table:table-cell>
          <table:table-cell table:style-name="ce12" table:formula="of:=103-[.O41]" office:value-type="float" office:value="10.3078">
            <text:p>10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3</text:p>
          </table:table-cell>
          <table:table-cell table:style-name="ce12" table:formula="of:=CONCATENATE([.M41];[.K41];[.L41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92.6922">
            <text:p>92.69</text:p>
          </table:table-cell>
          <table:table-cell table:style-name="ce17" office:value-type="float" office:value="47.8917">
            <text:p>47.89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8"/>
          <table:table-cell table:style-name="ce36" table:number-columns-repeated="2"/>
          <table:table-cell table:style-name="ce12" table:number-columns-repeated="994"/>
        </table:table-row>
        <table:table-row table:style-name="ro8">
          <table:table-cell table:style-name="ce1" office:value-type="float" office:value="39">
            <text:p>3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2]" office:value-type="float" office:value="50.546">
            <text:p>50.55</text:p>
          </table:table-cell>
          <table:table-cell table:style-name="ce12" table:formula="of:=103-[.O42]" office:value-type="float" office:value="10.3078">
            <text:p>10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</text:p>
          </table:table-cell>
          <table:table-cell table:style-name="ce12" table:formula="of:=CONCATENATE([.M42];[.K42];[.L42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92.6922">
            <text:p>92.69</text:p>
          </table:table-cell>
          <table:table-cell table:style-name="ce17" office:value-type="float" office:value="50.546">
            <text:p>50.55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3]" office:value-type="float" office:value="28.2829">
            <text:p>28.28</text:p>
          </table:table-cell>
          <table:table-cell table:style-name="ce12" table:formula="of:=103-[.O43]" office:value-type="float" office:value="44.613">
            <text:p>44.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10</text:p>
          </table:table-cell>
          <table:table-cell table:style-name="ce12" table:formula="of:=CONCATENATE([.M43];[.K43];[.L43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58.387">
            <text:p>58.39</text:p>
          </table:table-cell>
          <table:table-cell table:style-name="ce17" office:value-type="float" office:value="28.2829">
            <text:p>28.28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1">
            <text:p>4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4]" office:value-type="float" office:value="28.3019">
            <text:p>28.3</text:p>
          </table:table-cell>
          <table:table-cell table:style-name="ce12" table:formula="of:=103-[.O44]" office:value-type="float" office:value="47.2737">
            <text:p>47.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</text:p>
          </table:table-cell>
          <table:table-cell table:style-name="ce12" table:formula="of:=CONCATENATE([.M44];[.K44];[.L44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55.7263">
            <text:p>55.73</text:p>
          </table:table-cell>
          <table:table-cell table:style-name="ce17" office:value-type="float" office:value="28.3019">
            <text:p>28.3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2">
            <text:p>4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5]" office:value-type="float" office:value="41.7">
            <text:p>41.7</text:p>
          </table:table-cell>
          <table:table-cell table:style-name="ce12" table:formula="of:=103-[.O45]" office:value-type="float" office:value="65.79">
            <text:p>65.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2</text:p>
          </table:table-cell>
          <table:table-cell table:style-name="ce12" table:formula="of:=CONCATENATE([.M45];[.K45];[.L45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37.21">
            <text:p>37.21</text:p>
          </table:table-cell>
          <table:table-cell table:style-name="ce17" office:value-type="float" office:value="41.7">
            <text:p>41.7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3">
            <text:p>4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6]" office:value-type="float" office:value="29.6">
            <text:p>29.6</text:p>
          </table:table-cell>
          <table:table-cell table:style-name="ce12" table:formula="of:=103-[.O46]" office:value-type="float" office:value="68.77">
            <text:p>68.7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R28</text:p>
          </table:table-cell>
          <table:table-cell table:style-name="ce12" table:formula="of:=CONCATENATE([.M46];[.K46];[.L46])" office:value-type="string" office:string-value="DNP-R_0603">
            <text:p>DNP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DNP</text:p>
          </table:table-cell>
          <table:table-cell table:style-name="ce17"/>
          <table:table-cell table:style-name="ce17" office:value-type="float" office:value="34.23">
            <text:p>34.23</text:p>
          </table:table-cell>
          <table:table-cell table:style-name="ce17" office:value-type="float" office:value="29.6">
            <text:p>29.6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4">
            <text:p>4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7]" office:value-type="float" office:value="49.1871">
            <text:p>49.19</text:p>
          </table:table-cell>
          <table:table-cell table:style-name="ce12" table:formula="of:=103-[.O47]" office:value-type="float" office:value="70.0054">
            <text:p>70.0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1</text:p>
          </table:table-cell>
          <table:table-cell table:style-name="ce12" table:formula="of:=CONCATENATE([.M47];[.K47];[.L47])" office:value-type="string" office:string-value="56k-R_0603">
            <text:p>56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56k</text:p>
          </table:table-cell>
          <table:table-cell table:style-name="ce17"/>
          <table:table-cell table:style-name="ce17" office:value-type="float" office:value="32.9946">
            <text:p>32.99</text:p>
          </table:table-cell>
          <table:table-cell table:style-name="ce17" office:value-type="float" office:value="49.1871">
            <text:p>49.19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5">
            <text:p>4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8]" office:value-type="float" office:value="41.02">
            <text:p>41.02</text:p>
          </table:table-cell>
          <table:table-cell table:style-name="ce12" table:formula="of:=103-[.O48]" office:value-type="float" office:value="70.2">
            <text:p>70.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R66</text:p>
          </table:table-cell>
          <table:table-cell table:style-name="ce12" table:formula="of:=CONCATENATE([.M48];[.K48];[.L48])" office:value-type="string" office:string-value="DNP-R_0603">
            <text:p>DNP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DNP</text:p>
          </table:table-cell>
          <table:table-cell table:style-name="ce17"/>
          <table:table-cell table:style-name="ce17" office:value-type="float" office:value="32.8">
            <text:p>32.8</text:p>
          </table:table-cell>
          <table:table-cell table:style-name="ce17" office:value-type="float" office:value="41.02">
            <text:p>41.02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6">
            <text:p>4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9]" office:value-type="float" office:value="9.01">
            <text:p>9.01</text:p>
          </table:table-cell>
          <table:table-cell table:style-name="ce12" table:formula="of:=103-[.O49]" office:value-type="float" office:value="74.19">
            <text:p>74.1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R24</text:p>
          </table:table-cell>
          <table:table-cell table:style-name="ce12" table:formula="of:=CONCATENATE([.M49];[.K49];[.L49])" office:value-type="string" office:string-value="DNP-R_0603">
            <text:p>DNP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DNP</text:p>
          </table:table-cell>
          <table:table-cell table:style-name="ce17"/>
          <table:table-cell table:style-name="ce17" office:value-type="float" office:value="28.81">
            <text:p>28.81</text:p>
          </table:table-cell>
          <table:table-cell table:style-name="ce17" office:value-type="float" office:value="9.01">
            <text:p>9.01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47">
            <text:p>4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table:formula="of:=[.P50]" office:value-type="float" office:value="44.3865">
            <text:p>44.39</text:p>
          </table:table-cell>
          <table:table-cell table:style-name="ce1" table:formula="of:=103-[.O50]" office:value-type="float" office:value="59.3755">
            <text:p>59.3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36</text:p>
          </table:table-cell>
          <table:table-cell table:style-name="ce1" table:formula="of:=CONCATENATE([.M50];[.K50];[.L50])" office:value-type="string" office:string-value="12p-C_0603">
            <text:p>12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12p</text:p>
          </table:table-cell>
          <table:table-cell table:style-name="ce16"/>
          <table:table-cell table:style-name="ce16" office:value-type="float" office:value="43.6245">
            <text:p>43.62</text:p>
          </table:table-cell>
          <table:table-cell table:style-name="ce16" office:value-type="float" office:value="44.3865">
            <text:p>44.39</text:p>
          </table:table-cell>
          <table:table-cell table:style-name="ce16" office:value-type="float" office:value="315">
            <text:p>315</text:p>
          </table:table-cell>
          <table:table-cell table:style-name="ce30"/>
          <table:table-cell table:style-name="ce30" office:value-type="string">
            <text:p>1276-1254-2-ND</text:p>
          </table:table-cell>
          <table:table-cell table:style-name="ce33" office:value-type="float" office:value="0.00982">
            <text:p>0.0098</text:p>
          </table:table-cell>
          <table:table-cell table:style-name="ce1" office:value-type="float" office:value="2">
            <text:p>2</text:p>
          </table:table-cell>
          <table:table-cell table:style-name="ce1" table:formula="of:=[.U50]*700" office:value-type="float" office:value="1400">
            <text:p>1400</text:p>
          </table:table-cell>
          <table:table-cell table:style-name="ce1" table:formula="of:=[.U50]*[.T50]" office:value-type="float" office:value="0.01964">
            <text:p>0.02</text:p>
          </table:table-cell>
          <table:table-cell table:style-name="ce1" office:value-type="float" office:value="0">
            <text:p>0</text:p>
          </table:table-cell>
          <table:table-cell table:style-name="ce1" table:formula="of:=[.V50]-[.X50]" office:value-type="float" office:value="1400">
            <text:p>1400</text:p>
          </table:table-cell>
          <table:table-cell table:number-columns-repeated="2" table:style-name="ce1" office:value-type="float" office:value="4000">
            <text:p>4000</text:p>
          </table:table-cell>
          <table:table-cell table:style-name="ce1" table:formula="of:=[.AA50]*[.T50]" office:value-type="float" office:value="39.28">
            <text:p>39.28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48">
            <text:p>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table:formula="of:=[.P51]" office:value-type="float" office:value="43.38">
            <text:p>43.38</text:p>
          </table:table-cell>
          <table:table-cell table:style-name="ce1" table:formula="of:=103-[.O51]" office:value-type="float" office:value="63.84">
            <text:p>63.8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39</text:p>
          </table:table-cell>
          <table:table-cell table:style-name="ce1" table:formula="of:=CONCATENATE([.M51];[.K51];[.L51])" office:value-type="string" office:string-value="12p-C_0603">
            <text:p>12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19" office:value-type="string">
            <text:p>12p</text:p>
          </table:table-cell>
          <table:table-cell table:style-name="ce16"/>
          <table:table-cell table:style-name="ce16" office:value-type="float" office:value="39.16">
            <text:p>39.16</text:p>
          </table:table-cell>
          <table:table-cell table:style-name="ce16" office:value-type="float" office:value="43.38">
            <text:p>43.38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49">
            <text:p>4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2]" office:value-type="float" office:value="28.8036">
            <text:p>28.8</text:p>
          </table:table-cell>
          <table:table-cell table:style-name="ce12" table:formula="of:=103-[.O52]" office:value-type="float" office:value="8.5958">
            <text:p>8.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</text:p>
          </table:table-cell>
          <table:table-cell table:style-name="ce12" table:formula="of:=CONCATENATE([.M52];[.K52];[.L52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94.4042">
            <text:p>94.4</text:p>
          </table:table-cell>
          <table:table-cell table:style-name="ce17" office:value-type="float" office:value="28.8036">
            <text:p>28.8</text:p>
          </table:table-cell>
          <table:table-cell table:style-name="ce17" office:value-type="float" office:value="90">
            <text:p>90</text:p>
          </table:table-cell>
          <table:table-cell table:style-name="ce31"/>
          <table:table-cell table:style-name="ce31" office:value-type="string">
            <text:p>1276-1820-2-ND</text:p>
          </table:table-cell>
          <table:table-cell table:style-name="ce34" office:value-type="float" office:value="0.0161">
            <text:p>0.0161</text:p>
          </table:table-cell>
          <table:table-cell table:style-name="ce12" office:value-type="float" office:value="11">
            <text:p>11</text:p>
          </table:table-cell>
          <table:table-cell table:style-name="ce12" table:formula="of:=[.U52]*700" office:value-type="float" office:value="7700">
            <text:p>7700</text:p>
          </table:table-cell>
          <table:table-cell table:style-name="ce12" table:formula="of:=[.U52]*[.T52]" office:value-type="float" office:value="0.1771">
            <text:p>0.18</text:p>
          </table:table-cell>
          <table:table-cell table:style-name="ce12" office:value-type="float" office:value="500">
            <text:p>500</text:p>
          </table:table-cell>
          <table:table-cell table:style-name="ce12" table:formula="of:=[.V52]-[.X52]" office:value-type="float" office:value="7200">
            <text:p>7200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8000">
            <text:p>8000</text:p>
          </table:table-cell>
          <table:table-cell table:style-name="ce12" table:formula="of:=[.AA52]*[.T52]" office:value-type="float" office:value="128.8">
            <text:p>128.8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50">
            <text:p>5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3]" office:value-type="float" office:value="31.877">
            <text:p>31.88</text:p>
          </table:table-cell>
          <table:table-cell table:style-name="ce12" table:formula="of:=103-[.O53]" office:value-type="float" office:value="8.6212">
            <text:p>8.6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1</text:p>
          </table:table-cell>
          <table:table-cell table:style-name="ce12" table:formula="of:=CONCATENATE([.M53];[.K53];[.L53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94.3788">
            <text:p>94.38</text:p>
          </table:table-cell>
          <table:table-cell table:style-name="ce17" office:value-type="float" office:value="31.877">
            <text:p>31.88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1">
            <text:p>5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4]" office:value-type="float" office:value="12.352">
            <text:p>12.35</text:p>
          </table:table-cell>
          <table:table-cell table:style-name="ce12" table:formula="of:=103-[.O54]" office:value-type="float" office:value="8.6619">
            <text:p>8.6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2</text:p>
          </table:table-cell>
          <table:table-cell table:style-name="ce12" table:formula="of:=CONCATENATE([.M54];[.K54];[.L54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94.3381">
            <text:p>94.34</text:p>
          </table:table-cell>
          <table:table-cell table:style-name="ce17" office:value-type="float" office:value="12.352">
            <text:p>12.35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2">
            <text:p>5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5]" office:value-type="float" office:value="9.2913">
            <text:p>9.29</text:p>
          </table:table-cell>
          <table:table-cell table:style-name="ce12" table:formula="of:=103-[.O55]" office:value-type="float" office:value="8.6619">
            <text:p>8.6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</text:p>
          </table:table-cell>
          <table:table-cell table:style-name="ce12" table:formula="of:=CONCATENATE([.M55];[.K55];[.L55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94.3381">
            <text:p>94.34</text:p>
          </table:table-cell>
          <table:table-cell table:style-name="ce17" office:value-type="float" office:value="9.2913">
            <text:p>9.29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3">
            <text:p>5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6]" office:value-type="float" office:value="50.7467">
            <text:p>50.75</text:p>
          </table:table-cell>
          <table:table-cell table:style-name="ce12" table:formula="of:=103-[.O56]" office:value-type="float" office:value="8.68470000000001">
            <text:p>8.6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0</text:p>
          </table:table-cell>
          <table:table-cell table:style-name="ce12" table:formula="of:=CONCATENATE([.M56];[.K56];[.L56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94.3153">
            <text:p>94.32</text:p>
          </table:table-cell>
          <table:table-cell table:style-name="ce17" office:value-type="float" office:value="50.7467">
            <text:p>50.75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4">
            <text:p>5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7]" office:value-type="float" office:value="47.7495">
            <text:p>47.75</text:p>
          </table:table-cell>
          <table:table-cell table:style-name="ce12" table:formula="of:=103-[.O57]" office:value-type="float" office:value="8.68470000000001">
            <text:p>8.6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6</text:p>
          </table:table-cell>
          <table:table-cell table:style-name="ce12" table:formula="of:=CONCATENATE([.M57];[.K57];[.L57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94.3153">
            <text:p>94.32</text:p>
          </table:table-cell>
          <table:table-cell table:style-name="ce17" office:value-type="float" office:value="47.7495">
            <text:p>47.75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5">
            <text:p>5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8]" office:value-type="float" office:value="26.7716">
            <text:p>26.77</text:p>
          </table:table-cell>
          <table:table-cell table:style-name="ce12" table:formula="of:=103-[.O58]" office:value-type="float" office:value="44.4479">
            <text:p>44.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3</text:p>
          </table:table-cell>
          <table:table-cell table:style-name="ce12" table:formula="of:=CONCATENATE([.M58];[.K58];[.L58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58.5521">
            <text:p>58.55</text:p>
          </table:table-cell>
          <table:table-cell table:style-name="ce17" office:value-type="float" office:value="26.7716">
            <text:p>26.77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6">
            <text:p>5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9]" office:value-type="float" office:value="26.7716">
            <text:p>26.77</text:p>
          </table:table-cell>
          <table:table-cell table:style-name="ce12" table:formula="of:=103-[.O59]" office:value-type="float" office:value="47.4197">
            <text:p>47.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9</text:p>
          </table:table-cell>
          <table:table-cell table:style-name="ce12" table:formula="of:=CONCATENATE([.M59];[.K59];[.L59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55.5803">
            <text:p>55.58</text:p>
          </table:table-cell>
          <table:table-cell table:style-name="ce17" office:value-type="float" office:value="26.7716">
            <text:p>26.77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7">
            <text:p>5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60]" office:value-type="float" office:value="30.574">
            <text:p>30.57</text:p>
          </table:table-cell>
          <table:table-cell table:style-name="ce12" table:formula="of:=103-[.O60]" office:value-type="float" office:value="89.98">
            <text:p>89.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6</text:p>
          </table:table-cell>
          <table:table-cell table:style-name="ce12" table:formula="of:=CONCATENATE([.M60];[.K60];[.L60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13.02">
            <text:p>13.02</text:p>
          </table:table-cell>
          <table:table-cell table:style-name="ce17" office:value-type="float" office:value="30.574">
            <text:p>30.57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8">
            <text:p>5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61]" office:value-type="float" office:value="16.32">
            <text:p>16.32</text:p>
          </table:table-cell>
          <table:table-cell table:style-name="ce12" table:formula="of:=103-[.O61]" office:value-type="float" office:value="90.43">
            <text:p>90.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5</text:p>
          </table:table-cell>
          <table:table-cell table:style-name="ce12" table:formula="of:=CONCATENATE([.M61];[.K61];[.L61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12.57">
            <text:p>12.57</text:p>
          </table:table-cell>
          <table:table-cell table:style-name="ce17" office:value-type="float" office:value="16.32">
            <text:p>16.32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59">
            <text:p>5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62]" office:value-type="float" office:value="1.63">
            <text:p>1.63</text:p>
          </table:table-cell>
          <table:table-cell table:style-name="ce12" table:formula="of:=103-[.O62]" office:value-type="float" office:value="90.71">
            <text:p>90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4</text:p>
          </table:table-cell>
          <table:table-cell table:style-name="ce12" table:formula="of:=CONCATENATE([.M62];[.K62];[.L62])" office:value-type="string" office:string-value="680p-C_0603">
            <text:p>680p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680p</text:p>
          </table:table-cell>
          <table:table-cell table:style-name="ce17"/>
          <table:table-cell table:style-name="ce17" office:value-type="float" office:value="12.29">
            <text:p>12.29</text:p>
          </table:table-cell>
          <table:table-cell table:style-name="ce17" office:value-type="float" office:value="1.63">
            <text:p>1.63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60">
            <text:p>6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3]" office:value-type="float" office:value="10.68">
            <text:p>10.68</text:p>
          </table:table-cell>
          <table:table-cell table:style-name="ce1" table:formula="of:=103-[.O63]" office:value-type="float" office:value="39.754">
            <text:p>39.7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3</text:p>
          </table:table-cell>
          <table:table-cell table:style-name="ce1" table:formula="of:=CONCATENATE([.M63];[.K63];[.L63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63.246">
            <text:p>63.25</text:p>
          </table:table-cell>
          <table:table-cell table:style-name="ce16" office:value-type="float" office:value="10.68">
            <text:p>10.68</text:p>
          </table:table-cell>
          <table:table-cell table:style-name="ce16" office:value-type="float" office:value="90">
            <text:p>90</text:p>
          </table:table-cell>
          <table:table-cell table:style-name="ce30"/>
          <table:table-cell table:style-name="ce30" office:value-type="string">
            <text:p>311-1.47KHRTR-ND</text:p>
          </table:table-cell>
          <table:table-cell table:style-name="ce33" office:value-type="float" office:value="0.00238">
            <text:p>0.0024</text:p>
          </table:table-cell>
          <table:table-cell table:style-name="ce1" office:value-type="float" office:value="16">
            <text:p>16</text:p>
          </table:table-cell>
          <table:table-cell table:style-name="ce1" table:formula="of:=[.U63]*700" office:value-type="float" office:value="11200">
            <text:p>11200</text:p>
          </table:table-cell>
          <table:table-cell table:style-name="ce1" table:formula="of:=[.U63]*[.T63]" office:value-type="float" office:value="0.03808">
            <text:p>0.04</text:p>
          </table:table-cell>
          <table:table-cell table:style-name="ce1" office:value-type="float" office:value="11000">
            <text:p>11000</text:p>
          </table:table-cell>
          <table:table-cell table:style-name="ce1" table:formula="of:=[.V63]-[.X63]" office:value-type="float" office:value="200">
            <text:p>2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0">
            <text:p>0</text:p>
          </table:table-cell>
          <table:table-cell table:style-name="ce1" table:formula="of:=[.AA63]*[.T63]" office:value-type="float" office:value="0">
            <text:p>0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61">
            <text:p>6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4]" office:value-type="float" office:value="21.844">
            <text:p>21.84</text:p>
          </table:table-cell>
          <table:table-cell table:style-name="ce1" table:formula="of:=103-[.O64]" office:value-type="float" office:value="35.1565">
            <text:p>35.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62</text:p>
          </table:table-cell>
          <table:table-cell table:style-name="ce1" table:formula="of:=CONCATENATE([.M64];[.K64];[.L64])" office:value-type="string" office:string-value="DNP-R_0603">
            <text:p>DNP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DNP</text:p>
          </table:table-cell>
          <table:table-cell table:style-name="ce16"/>
          <table:table-cell table:style-name="ce16" office:value-type="float" office:value="67.8435">
            <text:p>67.84</text:p>
          </table:table-cell>
          <table:table-cell table:style-name="ce16" office:value-type="float" office:value="21.844">
            <text:p>21.8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2">
            <text:p>6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5]" office:value-type="float" office:value="10.932">
            <text:p>10.93</text:p>
          </table:table-cell>
          <table:table-cell table:style-name="ce1" table:formula="of:=103-[.O65]" office:value-type="float" office:value="42.706">
            <text:p>42.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4</text:p>
          </table:table-cell>
          <table:table-cell table:style-name="ce1" table:formula="of:=CONCATENATE([.M65];[.K65];[.L65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60.294">
            <text:p>60.29</text:p>
          </table:table-cell>
          <table:table-cell table:style-name="ce16" office:value-type="float" office:value="10.932">
            <text:p>10.93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3">
            <text:p>6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6]" office:value-type="float" office:value="13.726">
            <text:p>13.73</text:p>
          </table:table-cell>
          <table:table-cell table:style-name="ce1" table:formula="of:=103-[.O66]" office:value-type="float" office:value="42.718">
            <text:p>42.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3</text:p>
          </table:table-cell>
          <table:table-cell table:style-name="ce1" table:formula="of:=CONCATENATE([.M66];[.K66];[.L66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60.282">
            <text:p>60.28</text:p>
          </table:table-cell>
          <table:table-cell table:style-name="ce16" office:value-type="float" office:value="13.726">
            <text:p>13.73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7]" office:value-type="float" office:value="16.52">
            <text:p>16.52</text:p>
          </table:table-cell>
          <table:table-cell table:style-name="ce1" table:formula="of:=103-[.O67]" office:value-type="float" office:value="42.73">
            <text:p>42.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9</text:p>
          </table:table-cell>
          <table:table-cell table:style-name="ce1" table:formula="of:=CONCATENATE([.M67];[.K67];[.L67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60.27">
            <text:p>60.27</text:p>
          </table:table-cell>
          <table:table-cell table:style-name="ce16" office:value-type="float" office:value="16.52">
            <text:p>16.5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5">
            <text:p>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8]" office:value-type="float" office:value="54.864">
            <text:p>54.86</text:p>
          </table:table-cell>
          <table:table-cell table:style-name="ce1" table:formula="of:=103-[.O68]" office:value-type="float" office:value="46.358">
            <text:p>46.3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0</text:p>
          </table:table-cell>
          <table:table-cell table:style-name="ce1" table:formula="of:=CONCATENATE([.M68];[.K68];[.L68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56.642">
            <text:p>56.64</text:p>
          </table:table-cell>
          <table:table-cell table:style-name="ce16" office:value-type="float" office:value="54.864">
            <text:p>54.86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6">
            <text:p>6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9]" office:value-type="float" office:value="20.11">
            <text:p>20.11</text:p>
          </table:table-cell>
          <table:table-cell table:style-name="ce1" table:formula="of:=103-[.O69]" office:value-type="float" office:value="50.3025">
            <text:p>50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4</text:p>
          </table:table-cell>
          <table:table-cell table:style-name="ce1" table:formula="of:=CONCATENATE([.M69];[.K69];[.L69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52.6975">
            <text:p>52.7</text:p>
          </table:table-cell>
          <table:table-cell table:style-name="ce16" office:value-type="float" office:value="20.11">
            <text:p>20.11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7">
            <text:p>6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0]" office:value-type="float" office:value="8.636">
            <text:p>8.64</text:p>
          </table:table-cell>
          <table:table-cell table:style-name="ce1" table:formula="of:=103-[.O70]" office:value-type="float" office:value="53.216">
            <text:p>53.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1</text:p>
          </table:table-cell>
          <table:table-cell table:style-name="ce1" table:formula="of:=CONCATENATE([.M70];[.K70];[.L70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49.784">
            <text:p>49.78</text:p>
          </table:table-cell>
          <table:table-cell table:style-name="ce16" office:value-type="float" office:value="8.636">
            <text:p>8.6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8">
            <text:p>6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1]" office:value-type="float" office:value="27.85">
            <text:p>27.85</text:p>
          </table:table-cell>
          <table:table-cell table:style-name="ce1" table:formula="of:=103-[.O71]" office:value-type="float" office:value="54.24">
            <text:p>54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</text:p>
          </table:table-cell>
          <table:table-cell table:style-name="ce1" table:formula="of:=CONCATENATE([.M71];[.K71];[.L71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48.76">
            <text:p>48.76</text:p>
          </table:table-cell>
          <table:table-cell table:style-name="ce16" office:value-type="float" office:value="27.85">
            <text:p>27.85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69">
            <text:p>6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2]" office:value-type="float" office:value="29.39">
            <text:p>29.39</text:p>
          </table:table-cell>
          <table:table-cell table:style-name="ce1" table:formula="of:=103-[.O72]" office:value-type="float" office:value="55.11">
            <text:p>55.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</text:p>
          </table:table-cell>
          <table:table-cell table:style-name="ce1" table:formula="of:=CONCATENATE([.M72];[.K72];[.L72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47.89">
            <text:p>47.89</text:p>
          </table:table-cell>
          <table:table-cell table:style-name="ce16" office:value-type="float" office:value="29.39">
            <text:p>29.39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0">
            <text:p>7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3]" office:value-type="float" office:value="54.8575">
            <text:p>54.86</text:p>
          </table:table-cell>
          <table:table-cell table:style-name="ce1" table:formula="of:=103-[.O73]" office:value-type="float" office:value="57.86">
            <text:p>57.8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65</text:p>
          </table:table-cell>
          <table:table-cell table:style-name="ce1" table:formula="of:=CONCATENATE([.M73];[.K73];[.L73])" office:value-type="string" office:string-value="DNP-R_0603">
            <text:p>DNP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DNP</text:p>
          </table:table-cell>
          <table:table-cell table:style-name="ce16"/>
          <table:table-cell table:style-name="ce16" office:value-type="float" office:value="45.14">
            <text:p>45.14</text:p>
          </table:table-cell>
          <table:table-cell table:style-name="ce16" office:value-type="float" office:value="54.8575">
            <text:p>54.86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1">
            <text:p>7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4]" office:value-type="float" office:value="54.864">
            <text:p>54.86</text:p>
          </table:table-cell>
          <table:table-cell table:style-name="ce1" table:formula="of:=103-[.O74]" office:value-type="float" office:value="59.566">
            <text:p>59.5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2</text:p>
          </table:table-cell>
          <table:table-cell table:style-name="ce1" table:formula="of:=CONCATENATE([.M74];[.K74];[.L74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43.434">
            <text:p>43.43</text:p>
          </table:table-cell>
          <table:table-cell table:style-name="ce16" office:value-type="float" office:value="54.864">
            <text:p>54.86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2">
            <text:p>7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5]" office:value-type="float" office:value="49.2252">
            <text:p>49.23</text:p>
          </table:table-cell>
          <table:table-cell table:style-name="ce1" table:formula="of:=103-[.O75]" office:value-type="float" office:value="65.4207">
            <text:p>65.4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35</text:p>
          </table:table-cell>
          <table:table-cell table:style-name="ce1" table:formula="of:=CONCATENATE([.M75];[.K75];[.L75])" office:value-type="string" office:string-value="DNP-R_0603">
            <text:p>DNP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DNP</text:p>
          </table:table-cell>
          <table:table-cell table:style-name="ce16"/>
          <table:table-cell table:style-name="ce16" office:value-type="float" office:value="37.5793">
            <text:p>37.58</text:p>
          </table:table-cell>
          <table:table-cell table:style-name="ce16" office:value-type="float" office:value="49.2252">
            <text:p>49.2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3">
            <text:p>7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6]" office:value-type="float" office:value="24.44">
            <text:p>24.44</text:p>
          </table:table-cell>
          <table:table-cell table:style-name="ce1" table:formula="of:=103-[.O76]" office:value-type="float" office:value="66.77">
            <text:p>66.7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9</text:p>
          </table:table-cell>
          <table:table-cell table:style-name="ce1" table:formula="of:=CONCATENATE([.M76];[.K76];[.L76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36.23">
            <text:p>36.23</text:p>
          </table:table-cell>
          <table:table-cell table:style-name="ce16" office:value-type="float" office:value="24.44">
            <text:p>24.44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4">
            <text:p>7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7]" office:value-type="float" office:value="9.04">
            <text:p>9.04</text:p>
          </table:table-cell>
          <table:table-cell table:style-name="ce1" table:formula="of:=103-[.O77]" office:value-type="float" office:value="67.92">
            <text:p>67.9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7</text:p>
          </table:table-cell>
          <table:table-cell table:style-name="ce1" table:formula="of:=CONCATENATE([.M77];[.K77];[.L77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35.08">
            <text:p>35.08</text:p>
          </table:table-cell>
          <table:table-cell table:style-name="ce16" office:value-type="float" office:value="9.04">
            <text:p>9.04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5">
            <text:p>7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8]" office:value-type="float" office:value="36.68">
            <text:p>36.68</text:p>
          </table:table-cell>
          <table:table-cell table:style-name="ce1" table:formula="of:=103-[.O78]" office:value-type="float" office:value="72.05">
            <text:p>72.0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1</text:p>
          </table:table-cell>
          <table:table-cell table:style-name="ce1" table:formula="of:=CONCATENATE([.M78];[.K78];[.L78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30.95">
            <text:p>30.95</text:p>
          </table:table-cell>
          <table:table-cell table:style-name="ce16" office:value-type="float" office:value="36.68">
            <text:p>36.68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9]" office:value-type="float" office:value="49.2252">
            <text:p>49.23</text:p>
          </table:table-cell>
          <table:table-cell table:style-name="ce1" table:formula="of:=103-[.O79]" office:value-type="float" office:value="74.7425">
            <text:p>74.7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36</text:p>
          </table:table-cell>
          <table:table-cell table:style-name="ce1" table:formula="of:=CONCATENATE([.M79];[.K79];[.L79])" office:value-type="string" office:string-value="DNP-R_0603">
            <text:p>DNP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DNP</text:p>
          </table:table-cell>
          <table:table-cell table:style-name="ce16"/>
          <table:table-cell table:style-name="ce16" office:value-type="float" office:value="28.2575">
            <text:p>28.26</text:p>
          </table:table-cell>
          <table:table-cell table:style-name="ce16" office:value-type="float" office:value="49.2252">
            <text:p>49.2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7">
            <text:p>7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0]" office:value-type="float" office:value="51.88">
            <text:p>51.88</text:p>
          </table:table-cell>
          <table:table-cell table:style-name="ce1" table:formula="of:=103-[.O80]" office:value-type="float" office:value="82.3">
            <text:p>82.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37</text:p>
          </table:table-cell>
          <table:table-cell table:style-name="ce1" table:formula="of:=CONCATENATE([.M80];[.K80];[.L80])" office:value-type="string" office:string-value="DNP-R_0603">
            <text:p>DNP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DNP</text:p>
          </table:table-cell>
          <table:table-cell table:style-name="ce16"/>
          <table:table-cell table:style-name="ce16" office:value-type="float" office:value="20.7">
            <text:p>20.7</text:p>
          </table:table-cell>
          <table:table-cell table:style-name="ce16" office:value-type="float" office:value="51.88">
            <text:p>51.88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8">
            <text:p>7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1]" office:value-type="float" office:value="31.0185">
            <text:p>31.02</text:p>
          </table:table-cell>
          <table:table-cell table:style-name="ce1" table:formula="of:=103-[.O81]" office:value-type="float" office:value="87.6813">
            <text:p>87.6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0</text:p>
          </table:table-cell>
          <table:table-cell table:style-name="ce1" table:formula="of:=CONCATENATE([.M81];[.K81];[.L81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15.3187">
            <text:p>15.32</text:p>
          </table:table-cell>
          <table:table-cell table:style-name="ce16" office:value-type="float" office:value="31.0185">
            <text:p>31.02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79">
            <text:p>7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2]" office:value-type="float" office:value="16.74">
            <text:p>16.74</text:p>
          </table:table-cell>
          <table:table-cell table:style-name="ce1" table:formula="of:=103-[.O82]" office:value-type="float" office:value="88.16">
            <text:p>88.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8</text:p>
          </table:table-cell>
          <table:table-cell table:style-name="ce1" table:formula="of:=CONCATENATE([.M82];[.K82];[.L82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14.84">
            <text:p>14.84</text:p>
          </table:table-cell>
          <table:table-cell table:style-name="ce16" office:value-type="float" office:value="16.74">
            <text:p>16.74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80">
            <text:p>8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3]" office:value-type="float" office:value="2.3">
            <text:p>2.3</text:p>
          </table:table-cell>
          <table:table-cell table:style-name="ce1" table:formula="of:=103-[.O83]" office:value-type="float" office:value="88.5">
            <text:p>88.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6</text:p>
          </table:table-cell>
          <table:table-cell table:style-name="ce1" table:formula="of:=CONCATENATE([.M83];[.K83];[.L83])" office:value-type="string" office:string-value="1.47k-R_0603">
            <text:p>1.47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1.47k</text:p>
          </table:table-cell>
          <table:table-cell table:style-name="ce16"/>
          <table:table-cell table:style-name="ce16" office:value-type="float" office:value="14.5">
            <text:p>14.5</text:p>
          </table:table-cell>
          <table:table-cell table:style-name="ce16" office:value-type="float" office:value="2.3">
            <text:p>2.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81">
            <text:p>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4]" office:value-type="float" office:value="16.6624">
            <text:p>16.66</text:p>
          </table:table-cell>
          <table:table-cell table:style-name="ce12" table:formula="of:=103-[.O84]" office:value-type="float" office:value="11.1282">
            <text:p>11.1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table:formula="of:=CONCATENATE([.M84];[.K84];[.L84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91.8718">
            <text:p>91.87</text:p>
          </table:table-cell>
          <table:table-cell table:style-name="ce17" office:value-type="float" office:value="16.6624">
            <text:p>16.66</text:p>
          </table:table-cell>
          <table:table-cell table:style-name="ce17" office:value-type="float" office:value="90">
            <text:p>90</text:p>
          </table:table-cell>
          <table:table-cell table:style-name="ce31"/>
          <table:table-cell table:style-name="ce32" office:value-type="string">
            <text:p>1276-6600-2-ND</text:p>
          </table:table-cell>
          <table:table-cell table:style-name="ce34" office:value-type="float" office:value="0.02635">
            <text:p>0.0264</text:p>
          </table:table-cell>
          <table:table-cell table:style-name="ce12" office:value-type="float" office:value="43">
            <text:p>43</text:p>
          </table:table-cell>
          <table:table-cell table:style-name="ce12" table:formula="of:=[.U84]*700" office:value-type="float" office:value="30100">
            <text:p>30100</text:p>
          </table:table-cell>
          <table:table-cell table:style-name="ce12" table:formula="of:=[.U84]*[.T84]" office:value-type="float" office:value="1.13305">
            <text:p>1.13</text:p>
          </table:table-cell>
          <table:table-cell table:style-name="ce12" office:value-type="float" office:value="1000">
            <text:p>1000</text:p>
          </table:table-cell>
          <table:table-cell table:style-name="ce12" table:formula="of:=[.V84]-[.X84]" office:value-type="float" office:value="29100">
            <text:p>29100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32000">
            <text:p>32000</text:p>
          </table:table-cell>
          <table:table-cell table:style-name="ce12" table:formula="of:=[.AA84]*[.T84]" office:value-type="float" office:value="843.2">
            <text:p>843.2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82">
            <text:p>8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5]" office:value-type="float" office:value="36.4109">
            <text:p>36.41</text:p>
          </table:table-cell>
          <table:table-cell table:style-name="ce12" table:formula="of:=103-[.O85]" office:value-type="float" office:value="11.4711">
            <text:p>11.4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</text:p>
          </table:table-cell>
          <table:table-cell table:style-name="ce12" table:formula="of:=CONCATENATE([.M85];[.K85];[.L85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91.5289">
            <text:p>91.53</text:p>
          </table:table-cell>
          <table:table-cell table:style-name="ce17" office:value-type="float" office:value="36.4109">
            <text:p>36.41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3">
            <text:p>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6]" office:value-type="float" office:value="55.7022">
            <text:p>55.7</text:p>
          </table:table-cell>
          <table:table-cell table:style-name="ce12" table:formula="of:=103-[.O86]" office:value-type="float" office:value="11.6997">
            <text:p>11.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</text:p>
          </table:table-cell>
          <table:table-cell table:style-name="ce12" table:formula="of:=CONCATENATE([.M86];[.K86];[.L86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91.3003">
            <text:p>91.3</text:p>
          </table:table-cell>
          <table:table-cell table:style-name="ce17" office:value-type="float" office:value="55.7022">
            <text:p>55.7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4">
            <text:p>8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7]" office:value-type="float" office:value="5.0165">
            <text:p>5.02</text:p>
          </table:table-cell>
          <table:table-cell table:style-name="ce12" table:formula="of:=103-[.O87]" office:value-type="float" office:value="19.1038">
            <text:p>19.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8</text:p>
          </table:table-cell>
          <table:table-cell table:style-name="ce12" table:formula="of:=CONCATENATE([.M87];[.K87];[.L87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83.8962">
            <text:p>83.9</text:p>
          </table:table-cell>
          <table:table-cell table:style-name="ce17" office:value-type="float" office:value="5.0165">
            <text:p>5.02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5">
            <text:p>8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8]" office:value-type="float" office:value="43.3705">
            <text:p>43.37</text:p>
          </table:table-cell>
          <table:table-cell table:style-name="ce12" table:formula="of:=103-[.O88]" office:value-type="float" office:value="19.2816">
            <text:p>19.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67</text:p>
          </table:table-cell>
          <table:table-cell table:style-name="ce12" table:formula="of:=CONCATENATE([.M88];[.K88];[.L88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83.7184">
            <text:p>83.72</text:p>
          </table:table-cell>
          <table:table-cell table:style-name="ce17" office:value-type="float" office:value="43.3705">
            <text:p>43.37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6">
            <text:p>8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9]" office:value-type="float" office:value="24.2189">
            <text:p>24.22</text:p>
          </table:table-cell>
          <table:table-cell table:style-name="ce12" table:formula="of:=103-[.O89]" office:value-type="float" office:value="19.3299">
            <text:p>19.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7</text:p>
          </table:table-cell>
          <table:table-cell table:style-name="ce12" table:formula="of:=CONCATENATE([.M89];[.K89];[.L89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83.6701">
            <text:p>83.67</text:p>
          </table:table-cell>
          <table:table-cell table:style-name="ce17" office:value-type="float" office:value="24.2189">
            <text:p>24.22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7">
            <text:p>8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0]" office:value-type="float" office:value="17.7165">
            <text:p>17.72</text:p>
          </table:table-cell>
          <table:table-cell table:style-name="ce12" table:formula="of:=103-[.O90]" office:value-type="float" office:value="19.3578">
            <text:p>19.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8</text:p>
          </table:table-cell>
          <table:table-cell table:style-name="ce12" table:formula="of:=CONCATENATE([.M90];[.K90];[.L90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83.6422">
            <text:p>83.64</text:p>
          </table:table-cell>
          <table:table-cell table:style-name="ce17" office:value-type="float" office:value="17.7165">
            <text:p>17.72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8">
            <text:p>8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1]" office:value-type="float" office:value="36.8046">
            <text:p>36.8</text:p>
          </table:table-cell>
          <table:table-cell table:style-name="ce12" table:formula="of:=103-[.O91]" office:value-type="float" office:value="19.6753">
            <text:p>19.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7</text:p>
          </table:table-cell>
          <table:table-cell table:style-name="ce12" table:formula="of:=CONCATENATE([.M91];[.K91];[.L91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83.3247">
            <text:p>83.32</text:p>
          </table:table-cell>
          <table:table-cell table:style-name="ce17" office:value-type="float" office:value="36.8046">
            <text:p>36.8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89">
            <text:p>8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2]" office:value-type="float" office:value="55.7784">
            <text:p>55.78</text:p>
          </table:table-cell>
          <table:table-cell table:style-name="ce12" table:formula="of:=103-[.O92]" office:value-type="float" office:value="19.7134">
            <text:p>19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6</text:p>
          </table:table-cell>
          <table:table-cell table:style-name="ce12" table:formula="of:=CONCATENATE([.M92];[.K92];[.L92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83.2866">
            <text:p>83.29</text:p>
          </table:table-cell>
          <table:table-cell table:style-name="ce17" office:value-type="float" office:value="55.7784">
            <text:p>55.78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0">
            <text:p>9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3]" office:value-type="float" office:value="28.1">
            <text:p>28.1</text:p>
          </table:table-cell>
          <table:table-cell table:style-name="ce12" table:formula="of:=103-[.O93]" office:value-type="float" office:value="23.6047">
            <text:p>23.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1</text:p>
          </table:table-cell>
          <table:table-cell table:style-name="ce12" table:formula="of:=CONCATENATE([.M93];[.K93];[.L93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9.3953">
            <text:p>79.4</text:p>
          </table:table-cell>
          <table:table-cell table:style-name="ce17" office:value-type="float" office:value="28.1">
            <text:p>28.1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1">
            <text:p>9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4]" office:value-type="float" office:value="47.4345">
            <text:p>47.43</text:p>
          </table:table-cell>
          <table:table-cell table:style-name="ce12" table:formula="of:=103-[.O94]" office:value-type="float" office:value="23.6758">
            <text:p>23.6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9</text:p>
          </table:table-cell>
          <table:table-cell table:style-name="ce12" table:formula="of:=CONCATENATE([.M94];[.K94];[.L94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9.3242">
            <text:p>79.32</text:p>
          </table:table-cell>
          <table:table-cell table:style-name="ce17" office:value-type="float" office:value="47.4345">
            <text:p>47.43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2">
            <text:p>9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5]" office:value-type="float" office:value="9.017">
            <text:p>9.02</text:p>
          </table:table-cell>
          <table:table-cell table:style-name="ce12" table:formula="of:=103-[.O95]" office:value-type="float" office:value="23.7088">
            <text:p>23.7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3</text:p>
          </table:table-cell>
          <table:table-cell table:style-name="ce12" table:formula="of:=CONCATENATE([.M95];[.K95];[.L95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9.2912">
            <text:p>79.29</text:p>
          </table:table-cell>
          <table:table-cell table:style-name="ce17" office:value-type="float" office:value="9.017">
            <text:p>9.02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3">
            <text:p>9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6]" office:value-type="float" office:value="12.7864">
            <text:p>12.79</text:p>
          </table:table-cell>
          <table:table-cell table:style-name="ce12" table:formula="of:=103-[.O96]" office:value-type="float" office:value="24.0289">
            <text:p>24.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6</text:p>
          </table:table-cell>
          <table:table-cell table:style-name="ce12" table:formula="of:=CONCATENATE([.M96];[.K96];[.L96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8.9711">
            <text:p>78.97</text:p>
          </table:table-cell>
          <table:table-cell table:style-name="ce17" office:value-type="float" office:value="12.7864">
            <text:p>12.79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4">
            <text:p>9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7]" office:value-type="float" office:value="31.8846">
            <text:p>31.88</text:p>
          </table:table-cell>
          <table:table-cell table:style-name="ce12" table:formula="of:=103-[.O97]" office:value-type="float" office:value="24.0365">
            <text:p>24.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5</text:p>
          </table:table-cell>
          <table:table-cell table:style-name="ce12" table:formula="of:=CONCATENATE([.M97];[.K97];[.L97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8.9635">
            <text:p>78.96</text:p>
          </table:table-cell>
          <table:table-cell table:style-name="ce17" office:value-type="float" office:value="31.8846">
            <text:p>31.88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5">
            <text:p>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8]" office:value-type="float" office:value="11.1989">
            <text:p>11.2</text:p>
          </table:table-cell>
          <table:table-cell table:style-name="ce12" table:formula="of:=103-[.O98]" office:value-type="float" office:value="24.0416">
            <text:p>24.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2</text:p>
          </table:table-cell>
          <table:table-cell table:style-name="ce12" table:formula="of:=CONCATENATE([.M98];[.K98];[.L98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8.9584">
            <text:p>78.96</text:p>
          </table:table-cell>
          <table:table-cell table:style-name="ce17" office:value-type="float" office:value="11.1989">
            <text:p>11.2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6">
            <text:p>9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9]" office:value-type="float" office:value="30.3606">
            <text:p>30.36</text:p>
          </table:table-cell>
          <table:table-cell table:style-name="ce12" table:formula="of:=103-[.O99]" office:value-type="float" office:value="24.0492">
            <text:p>24.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0</text:p>
          </table:table-cell>
          <table:table-cell table:style-name="ce12" table:formula="of:=CONCATENATE([.M99];[.K99];[.L99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8.9508">
            <text:p>78.95</text:p>
          </table:table-cell>
          <table:table-cell table:style-name="ce17" office:value-type="float" office:value="30.3606">
            <text:p>30.36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7">
            <text:p>9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0]" office:value-type="float" office:value="49.6189">
            <text:p>49.62</text:p>
          </table:table-cell>
          <table:table-cell table:style-name="ce12" table:formula="of:=103-[.O100]" office:value-type="float" office:value="24.1076">
            <text:p>24.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8</text:p>
          </table:table-cell>
          <table:table-cell table:style-name="ce12" table:formula="of:=CONCATENATE([.M100];[.K100];[.L100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8.8924">
            <text:p>78.89</text:p>
          </table:table-cell>
          <table:table-cell table:style-name="ce17" office:value-type="float" office:value="49.6189">
            <text:p>49.62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8">
            <text:p>9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1]" office:value-type="float" office:value="51.0413">
            <text:p>51.04</text:p>
          </table:table-cell>
          <table:table-cell table:style-name="ce12" table:formula="of:=103-[.O101]" office:value-type="float" office:value="24.1203">
            <text:p>24.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4</text:p>
          </table:table-cell>
          <table:table-cell table:style-name="ce12" table:formula="of:=CONCATENATE([.M101];[.K101];[.L101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78.8797">
            <text:p>78.88</text:p>
          </table:table-cell>
          <table:table-cell table:style-name="ce17" office:value-type="float" office:value="51.0413">
            <text:p>51.04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99">
            <text:p>9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2]" office:value-type="float" office:value="37.4269">
            <text:p>37.43</text:p>
          </table:table-cell>
          <table:table-cell table:style-name="ce12" table:formula="of:=103-[.O102]" office:value-type="float" office:value="39.533">
            <text:p>39.5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0</text:p>
          </table:table-cell>
          <table:table-cell table:style-name="ce12" table:formula="of:=CONCATENATE([.M102];[.K102];[.L102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63.467">
            <text:p>63.47</text:p>
          </table:table-cell>
          <table:table-cell table:style-name="ce17" office:value-type="float" office:value="37.4269">
            <text:p>37.43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0">
            <text:p>1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3]" office:value-type="float" office:value="29.6545">
            <text:p>29.65</text:p>
          </table:table-cell>
          <table:table-cell table:style-name="ce12" table:formula="of:=103-[.O103]" office:value-type="float" office:value="39.7108">
            <text:p>39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5</text:p>
          </table:table-cell>
          <table:table-cell table:style-name="ce12" table:formula="of:=CONCATENATE([.M103];[.K103];[.L103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63.2892">
            <text:p>63.29</text:p>
          </table:table-cell>
          <table:table-cell table:style-name="ce17" office:value-type="float" office:value="29.6545">
            <text:p>29.65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1">
            <text:p>1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4]" office:value-type="float" office:value="54.102">
            <text:p>54.1</text:p>
          </table:table-cell>
          <table:table-cell table:style-name="ce12" table:formula="of:=103-[.O104]" office:value-type="float" office:value="44.072">
            <text:p>44.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2</text:p>
          </table:table-cell>
          <table:table-cell table:style-name="ce12" table:formula="of:=CONCATENATE([.M104];[.K104];[.L104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58.928">
            <text:p>58.93</text:p>
          </table:table-cell>
          <table:table-cell table:style-name="ce17" office:value-type="float" office:value="54.102">
            <text:p>54.1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2">
            <text:p>10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5]" office:value-type="float" office:value="42.2275">
            <text:p>42.23</text:p>
          </table:table-cell>
          <table:table-cell table:style-name="ce12" table:formula="of:=103-[.O105]" office:value-type="float" office:value="44.2828">
            <text:p>44.2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7</text:p>
          </table:table-cell>
          <table:table-cell table:style-name="ce12" table:formula="of:=CONCATENATE([.M105];[.K105];[.L105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58.7172">
            <text:p>58.72</text:p>
          </table:table-cell>
          <table:table-cell table:style-name="ce17" office:value-type="float" office:value="42.2275">
            <text:p>42.23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3">
            <text:p>10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6]" office:value-type="float" office:value="42.2275">
            <text:p>42.23</text:p>
          </table:table-cell>
          <table:table-cell table:style-name="ce12" table:formula="of:=103-[.O106]" office:value-type="float" office:value="45.7306">
            <text:p>45.7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4</text:p>
          </table:table-cell>
          <table:table-cell table:style-name="ce12" table:formula="of:=CONCATENATE([.M106];[.K106];[.L106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57.2694">
            <text:p>57.27</text:p>
          </table:table-cell>
          <table:table-cell table:style-name="ce17" office:value-type="float" office:value="42.2275">
            <text:p>42.23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4">
            <text:p>10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7]" office:value-type="float" office:value="41.8719">
            <text:p>41.87</text:p>
          </table:table-cell>
          <table:table-cell table:style-name="ce12" table:formula="of:=103-[.O107]" office:value-type="float" office:value="47.8642">
            <text:p>47.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5</text:p>
          </table:table-cell>
          <table:table-cell table:style-name="ce12" table:formula="of:=CONCATENATE([.M107];[.K107];[.L107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55.1358">
            <text:p>55.14</text:p>
          </table:table-cell>
          <table:table-cell table:style-name="ce17" office:value-type="float" office:value="41.8719">
            <text:p>41.87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5">
            <text:p>10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8]" office:value-type="float" office:value="7.61">
            <text:p>7.61</text:p>
          </table:table-cell>
          <table:table-cell table:style-name="ce12" table:formula="of:=103-[.O108]" office:value-type="float" office:value="49.97">
            <text:p>49.9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58</text:p>
          </table:table-cell>
          <table:table-cell table:style-name="ce12" table:formula="of:=CONCATENATE([.M108];[.K108];[.L108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53.03">
            <text:p>53.03</text:p>
          </table:table-cell>
          <table:table-cell table:style-name="ce17" office:value-type="float" office:value="7.61">
            <text:p>7.61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6">
            <text:p>10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9]" office:value-type="float" office:value="37.465">
            <text:p>37.47</text:p>
          </table:table-cell>
          <table:table-cell table:style-name="ce12" table:formula="of:=103-[.O109]" office:value-type="float" office:value="51.9663">
            <text:p>51.9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9</text:p>
          </table:table-cell>
          <table:table-cell table:style-name="ce12" table:formula="of:=CONCATENATE([.M109];[.K109];[.L109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51.0337">
            <text:p>51.03</text:p>
          </table:table-cell>
          <table:table-cell table:style-name="ce17" office:value-type="float" office:value="37.465">
            <text:p>37.47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7">
            <text:p>10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0]" office:value-type="float" office:value="26.34">
            <text:p>26.34</text:p>
          </table:table-cell>
          <table:table-cell table:style-name="ce12" table:formula="of:=103-[.O110]" office:value-type="float" office:value="54.25">
            <text:p>54.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table:formula="of:=CONCATENATE([.M110];[.K110];[.L110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8.75">
            <text:p>48.75</text:p>
          </table:table-cell>
          <table:table-cell table:style-name="ce17" office:value-type="float" office:value="26.34">
            <text:p>26.34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8">
            <text:p>10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1]" office:value-type="float" office:value="35.4457">
            <text:p>35.45</text:p>
          </table:table-cell>
          <table:table-cell table:style-name="ce12" table:formula="of:=103-[.O111]" office:value-type="float" office:value="55.0067">
            <text:p>55.0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2</text:p>
          </table:table-cell>
          <table:table-cell table:style-name="ce12" table:formula="of:=CONCATENATE([.M111];[.K111];[.L111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7.9933">
            <text:p>47.99</text:p>
          </table:table-cell>
          <table:table-cell table:style-name="ce17" office:value-type="float" office:value="35.4457">
            <text:p>35.45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09">
            <text:p>10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2]" office:value-type="float" office:value="35.4254">
            <text:p>35.43</text:p>
          </table:table-cell>
          <table:table-cell table:style-name="ce12" table:formula="of:=103-[.O112]" office:value-type="float" office:value="56.6323">
            <text:p>56.6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0</text:p>
          </table:table-cell>
          <table:table-cell table:style-name="ce12" table:formula="of:=CONCATENATE([.M112];[.K112];[.L112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6.3677">
            <text:p>46.37</text:p>
          </table:table-cell>
          <table:table-cell table:style-name="ce17" office:value-type="float" office:value="35.4254">
            <text:p>35.43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0">
            <text:p>1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3]" office:value-type="float" office:value="8.509">
            <text:p>8.51</text:p>
          </table:table-cell>
          <table:table-cell table:style-name="ce12" table:formula="of:=103-[.O113]" office:value-type="float" office:value="58.169">
            <text:p>58.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8</text:p>
          </table:table-cell>
          <table:table-cell table:style-name="ce12" table:formula="of:=CONCATENATE([.M113];[.K113];[.L113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4.831">
            <text:p>44.83</text:p>
          </table:table-cell>
          <table:table-cell table:style-name="ce17" office:value-type="float" office:value="8.509">
            <text:p>8.51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1">
            <text:p>11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4]" office:value-type="float" office:value="49.0474">
            <text:p>49.05</text:p>
          </table:table-cell>
          <table:table-cell table:style-name="ce12" table:formula="of:=103-[.O114]" office:value-type="float" office:value="59.312">
            <text:p>59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0</text:p>
          </table:table-cell>
          <table:table-cell table:style-name="ce12" table:formula="of:=CONCATENATE([.M114];[.K114];[.L114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3.688">
            <text:p>43.69</text:p>
          </table:table-cell>
          <table:table-cell table:style-name="ce17" office:value-type="float" office:value="49.0474">
            <text:p>49.05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2">
            <text:p>1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5]" office:value-type="float" office:value="9.144">
            <text:p>9.14</text:p>
          </table:table-cell>
          <table:table-cell table:style-name="ce12" table:formula="of:=103-[.O115]" office:value-type="float" office:value="61.09">
            <text:p>61.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3</text:p>
          </table:table-cell>
          <table:table-cell table:style-name="ce12" table:formula="of:=CONCATENATE([.M115];[.K115];[.L115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1.91">
            <text:p>41.91</text:p>
          </table:table-cell>
          <table:table-cell table:style-name="ce17" office:value-type="float" office:value="9.144">
            <text:p>9.14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3">
            <text:p>11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6]" office:value-type="float" office:value="7.747">
            <text:p>7.75</text:p>
          </table:table-cell>
          <table:table-cell table:style-name="ce12" table:formula="of:=103-[.O116]" office:value-type="float" office:value="61.09">
            <text:p>61.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4</text:p>
          </table:table-cell>
          <table:table-cell table:style-name="ce12" table:formula="of:=CONCATENATE([.M116];[.K116];[.L116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1.91">
            <text:p>41.91</text:p>
          </table:table-cell>
          <table:table-cell table:style-name="ce17" office:value-type="float" office:value="7.747">
            <text:p>7.75</text:p>
          </table:table-cell>
          <table:table-cell table:style-name="ce17" office:value-type="float" office:value="0">
            <text:p>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4">
            <text:p>11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7]" office:value-type="float" office:value="49.0728">
            <text:p>49.07</text:p>
          </table:table-cell>
          <table:table-cell table:style-name="ce12" table:formula="of:=103-[.O117]" office:value-type="float" office:value="62.3092">
            <text:p>62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3</text:p>
          </table:table-cell>
          <table:table-cell table:style-name="ce12" table:formula="of:=CONCATENATE([.M117];[.K117];[.L117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40.6908">
            <text:p>40.69</text:p>
          </table:table-cell>
          <table:table-cell table:style-name="ce17" office:value-type="float" office:value="49.0728">
            <text:p>49.07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5">
            <text:p>11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8]" office:value-type="float" office:value="10.7493">
            <text:p>10.75</text:p>
          </table:table-cell>
          <table:table-cell table:style-name="ce12" table:formula="of:=103-[.O118]" office:value-type="float" office:value="64.0085">
            <text:p>64.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3</text:p>
          </table:table-cell>
          <table:table-cell table:style-name="ce12" table:formula="of:=CONCATENATE([.M118];[.K118];[.L118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38.9915">
            <text:p>38.99</text:p>
          </table:table-cell>
          <table:table-cell table:style-name="ce17" office:value-type="float" office:value="10.7493">
            <text:p>10.75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6">
            <text:p>1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9]" office:value-type="float" office:value="43.12">
            <text:p>43.12</text:p>
          </table:table-cell>
          <table:table-cell table:style-name="ce12" table:formula="of:=103-[.O119]" office:value-type="float" office:value="65.94">
            <text:p>65.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7</text:p>
          </table:table-cell>
          <table:table-cell table:style-name="ce12" table:formula="of:=CONCATENATE([.M119];[.K119];[.L119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37.06">
            <text:p>37.06</text:p>
          </table:table-cell>
          <table:table-cell table:style-name="ce17" office:value-type="float" office:value="43.12">
            <text:p>43.12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7">
            <text:p>11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0]" office:value-type="float" office:value="49.0601">
            <text:p>49.06</text:p>
          </table:table-cell>
          <table:table-cell table:style-name="ce12" table:formula="of:=103-[.O120]" office:value-type="float" office:value="66.9193">
            <text:p>66.9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1</text:p>
          </table:table-cell>
          <table:table-cell table:style-name="ce12" table:formula="of:=CONCATENATE([.M120];[.K120];[.L120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36.0807">
            <text:p>36.08</text:p>
          </table:table-cell>
          <table:table-cell table:style-name="ce17" office:value-type="float" office:value="49.0601">
            <text:p>49.06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8">
            <text:p>11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1]" office:value-type="float" office:value="6.29">
            <text:p>6.29</text:p>
          </table:table-cell>
          <table:table-cell table:style-name="ce12" table:formula="of:=103-[.O121]" office:value-type="float" office:value="67.89">
            <text:p>67.8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7</text:p>
          </table:table-cell>
          <table:table-cell table:style-name="ce12" table:formula="of:=CONCATENATE([.M121];[.K121];[.L121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35.11">
            <text:p>35.11</text:p>
          </table:table-cell>
          <table:table-cell table:style-name="ce17" office:value-type="float" office:value="6.29">
            <text:p>6.29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19">
            <text:p>11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2]" office:value-type="float" office:value="37.27">
            <text:p>37.27</text:p>
          </table:table-cell>
          <table:table-cell table:style-name="ce12" table:formula="of:=103-[.O122]" office:value-type="float" office:value="69.84">
            <text:p>69.8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1</text:p>
          </table:table-cell>
          <table:table-cell table:style-name="ce12" table:formula="of:=CONCATENATE([.M122];[.K122];[.L122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33.16">
            <text:p>33.16</text:p>
          </table:table-cell>
          <table:table-cell table:style-name="ce17" office:value-type="float" office:value="37.27">
            <text:p>37.27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20">
            <text:p>1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3]" office:value-type="float" office:value="49.07">
            <text:p>49.07</text:p>
          </table:table-cell>
          <table:table-cell table:style-name="ce12" table:formula="of:=103-[.O123]" office:value-type="float" office:value="71.55">
            <text:p>71.5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4</text:p>
          </table:table-cell>
          <table:table-cell table:style-name="ce12" table:formula="of:=CONCATENATE([.M123];[.K123];[.L123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31.45">
            <text:p>31.45</text:p>
          </table:table-cell>
          <table:table-cell table:style-name="ce17" office:value-type="float" office:value="49.07">
            <text:p>49.07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21">
            <text:p>12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4]" office:value-type="float" office:value="49.0728">
            <text:p>49.07</text:p>
          </table:table-cell>
          <table:table-cell table:style-name="ce12" table:formula="of:=103-[.O124]" office:value-type="float" office:value="76.3681">
            <text:p>76.3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2</text:p>
          </table:table-cell>
          <table:table-cell table:style-name="ce12" table:formula="of:=CONCATENATE([.M124];[.K124];[.L124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26.6319">
            <text:p>26.63</text:p>
          </table:table-cell>
          <table:table-cell table:style-name="ce17" office:value-type="float" office:value="49.0728">
            <text:p>49.07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22">
            <text:p>12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5]" office:value-type="float" office:value="49.0728">
            <text:p>49.07</text:p>
          </table:table-cell>
          <table:table-cell table:style-name="ce12" table:formula="of:=103-[.O125]" office:value-type="float" office:value="79.4415">
            <text:p>79.44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5</text:p>
          </table:table-cell>
          <table:table-cell table:style-name="ce12" table:formula="of:=CONCATENATE([.M125];[.K125];[.L125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23.5585">
            <text:p>23.56</text:p>
          </table:table-cell>
          <table:table-cell table:style-name="ce17" office:value-type="float" office:value="49.0728">
            <text:p>49.07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23">
            <text:p>12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6]" office:value-type="float" office:value="51.87">
            <text:p>51.87</text:p>
          </table:table-cell>
          <table:table-cell table:style-name="ce12" table:formula="of:=103-[.O126]" office:value-type="float" office:value="83.82">
            <text:p>83.8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2</text:p>
          </table:table-cell>
          <table:table-cell table:style-name="ce12" table:formula="of:=CONCATENATE([.M126];[.K126];[.L126])" office:value-type="string" office:string-value="220n-C_0603">
            <text:p>220n-C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_0603</text:p>
          </table:table-cell>
          <table:table-cell table:style-name="ce28" office:value-type="string">
            <text:p>220n</text:p>
          </table:table-cell>
          <table:table-cell table:style-name="ce17"/>
          <table:table-cell table:style-name="ce17" office:value-type="float" office:value="19.18">
            <text:p>19.18</text:p>
          </table:table-cell>
          <table:table-cell table:style-name="ce17" office:value-type="float" office:value="51.87">
            <text:p>51.87</text:p>
          </table:table-cell>
          <table:table-cell table:style-name="ce17" office:value-type="float" office:value="270">
            <text:p>27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24">
            <text:p>12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27]" office:value-type="float" office:value="41.0083">
            <text:p>41.01</text:p>
          </table:table-cell>
          <table:table-cell table:style-name="ce1" table:formula="of:=103-[.O127]" office:value-type="float" office:value="77.2063">
            <text:p>77.2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9</text:p>
          </table:table-cell>
          <table:table-cell table:style-name="ce1" table:formula="of:=CONCATENATE([.M127];[.K127];[.L127])" office:value-type="string" office:string-value="470k-R_0603">
            <text:p>470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470k</text:p>
          </table:table-cell>
          <table:table-cell table:style-name="ce16"/>
          <table:table-cell table:style-name="ce16" office:value-type="float" office:value="25.7937">
            <text:p>25.79</text:p>
          </table:table-cell>
          <table:table-cell table:style-name="ce16" office:value-type="float" office:value="41.0083">
            <text:p>41.01</text:p>
          </table:table-cell>
          <table:table-cell table:style-name="ce16" office:value-type="float" office:value="90">
            <text:p>90</text:p>
          </table:table-cell>
          <table:table-cell table:style-name="ce30"/>
          <table:table-cell table:style-name="ce30" office:value-type="string">
            <text:p>CR0603-FX-4703ELFTR-ND</text:p>
          </table:table-cell>
          <table:table-cell table:style-name="ce33" office:value-type="float" office:value="0.00239">
            <text:p>0.0024</text:p>
          </table:table-cell>
          <table:table-cell table:style-name="ce1" office:value-type="float" office:value="6">
            <text:p>6</text:p>
          </table:table-cell>
          <table:table-cell table:style-name="ce1" table:formula="of:=[.U127]*700" office:value-type="float" office:value="4200">
            <text:p>4200</text:p>
          </table:table-cell>
          <table:table-cell table:style-name="ce1" table:formula="of:=[.U127]*[.T127]" office:value-type="float" office:value="0.01434">
            <text:p>0.01</text:p>
          </table:table-cell>
          <table:table-cell table:style-name="ce1" office:value-type="float" office:value="500">
            <text:p>500</text:p>
          </table:table-cell>
          <table:table-cell table:style-name="ce1" table:formula="of:=[.V127]-[.X127]" office:value-type="float" office:value="3700">
            <text:p>3700</text:p>
          </table:table-cell>
          <table:table-cell table:number-columns-repeated="2" table:style-name="ce1" office:value-type="float" office:value="5000">
            <text:p>5000</text:p>
          </table:table-cell>
          <table:table-cell table:style-name="ce1" table:formula="of:=[.AA127]*[.T127]" office:value-type="float" office:value="11.95">
            <text:p>11.95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125">
            <text:p>12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28]" office:value-type="float" office:value="28.9052">
            <text:p>28.91</text:p>
          </table:table-cell>
          <table:table-cell table:style-name="ce1" table:formula="of:=103-[.O128]" office:value-type="float" office:value="77.4603">
            <text:p>77.4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5</text:p>
          </table:table-cell>
          <table:table-cell table:style-name="ce1" table:formula="of:=CONCATENATE([.M128];[.K128];[.L128])" office:value-type="string" office:string-value="470k-R_0603">
            <text:p>470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470k</text:p>
          </table:table-cell>
          <table:table-cell table:style-name="ce16"/>
          <table:table-cell table:style-name="ce16" office:value-type="float" office:value="25.5397">
            <text:p>25.54</text:p>
          </table:table-cell>
          <table:table-cell table:style-name="ce16" office:value-type="float" office:value="28.9052">
            <text:p>28.91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26">
            <text:p>12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29]" office:value-type="float" office:value="13.55">
            <text:p>13.55</text:p>
          </table:table-cell>
          <table:table-cell table:style-name="ce1" table:formula="of:=103-[.O129]" office:value-type="float" office:value="77.99">
            <text:p>77.9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0</text:p>
          </table:table-cell>
          <table:table-cell table:style-name="ce1" table:formula="of:=CONCATENATE([.M129];[.K129];[.L129])" office:value-type="string" office:string-value="470k-R_0603">
            <text:p>470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470k</text:p>
          </table:table-cell>
          <table:table-cell table:style-name="ce16"/>
          <table:table-cell table:style-name="ce16" office:value-type="float" office:value="25.01">
            <text:p>25.01</text:p>
          </table:table-cell>
          <table:table-cell table:style-name="ce16" office:value-type="float" office:value="13.55">
            <text:p>13.55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27">
            <text:p>12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30]" office:value-type="float" office:value="31.242">
            <text:p>31.24</text:p>
          </table:table-cell>
          <table:table-cell table:style-name="ce1" table:formula="of:=103-[.O130]" office:value-type="float" office:value="85.4105">
            <text:p>85.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1</text:p>
          </table:table-cell>
          <table:table-cell table:style-name="ce1" table:formula="of:=CONCATENATE([.M130];[.K130];[.L130])" office:value-type="string" office:string-value="470k-R_0603">
            <text:p>470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470k</text:p>
          </table:table-cell>
          <table:table-cell table:style-name="ce16"/>
          <table:table-cell table:style-name="ce16" office:value-type="float" office:value="17.5895">
            <text:p>17.59</text:p>
          </table:table-cell>
          <table:table-cell table:style-name="ce16" office:value-type="float" office:value="31.242">
            <text:p>31.2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31]" office:value-type="float" office:value="2.6416">
            <text:p>2.64</text:p>
          </table:table-cell>
          <table:table-cell table:style-name="ce1" table:formula="of:=103-[.O131]" office:value-type="float" office:value="85.7661">
            <text:p>85.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3</text:p>
          </table:table-cell>
          <table:table-cell table:style-name="ce1" table:formula="of:=CONCATENATE([.M131];[.K131];[.L131])" office:value-type="string" office:string-value="470k-R_0603">
            <text:p>470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470k</text:p>
          </table:table-cell>
          <table:table-cell table:style-name="ce16"/>
          <table:table-cell table:style-name="ce16" office:value-type="float" office:value="17.2339">
            <text:p>17.23</text:p>
          </table:table-cell>
          <table:table-cell table:style-name="ce16" office:value-type="float" office:value="2.6416">
            <text:p>2.6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29">
            <text:p>1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32]" office:value-type="float" office:value="17.018">
            <text:p>17.02</text:p>
          </table:table-cell>
          <table:table-cell table:style-name="ce1" table:formula="of:=103-[.O132]" office:value-type="float" office:value="85.9185">
            <text:p>85.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0</text:p>
          </table:table-cell>
          <table:table-cell table:style-name="ce1" table:formula="of:=CONCATENATE([.M132];[.K132];[.L132])" office:value-type="string" office:string-value="470k-R_0603">
            <text:p>470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19" office:value-type="string">
            <text:p>470k</text:p>
          </table:table-cell>
          <table:table-cell table:style-name="ce16"/>
          <table:table-cell table:style-name="ce16" office:value-type="float" office:value="17.0815">
            <text:p>17.08</text:p>
          </table:table-cell>
          <table:table-cell table:style-name="ce16" office:value-type="float" office:value="17.018">
            <text:p>17.0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30">
            <text:p>1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3]" office:value-type="float" office:value="25.6">
            <text:p>25.6</text:p>
          </table:table-cell>
          <table:table-cell table:style-name="ce12" table:formula="of:=103-[.O133]" office:value-type="float" office:value="63.06">
            <text:p>63.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9</text:p>
          </table:table-cell>
          <table:table-cell table:style-name="ce12" table:formula="of:=CONCATENATE([.M133];[.K133];[.L133])" office:value-type="string" office:string-value="24.3k-R_0603">
            <text:p>24.3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24.3k</text:p>
          </table:table-cell>
          <table:table-cell table:style-name="ce17"/>
          <table:table-cell table:style-name="ce17" office:value-type="float" office:value="39.94">
            <text:p>39.94</text:p>
          </table:table-cell>
          <table:table-cell table:style-name="ce17" office:value-type="float" office:value="25.6">
            <text:p>25.6</text:p>
          </table:table-cell>
          <table:table-cell table:style-name="ce17" office:value-type="float" office:value="180">
            <text:p>180</text:p>
          </table:table-cell>
          <table:table-cell table:style-name="ce31" office:value-type="string">
            <text:p>New Part</text:p>
          </table:table-cell>
          <table:table-cell table:style-name="ce31" office:value-type="string">
            <text:p>311-24.3KHRTR-ND</text:p>
          </table:table-cell>
          <table:table-cell table:style-name="ce34" office:value-type="float" office:value="0.00274">
            <text:p>0.0027</text:p>
          </table:table-cell>
          <table:table-cell table:style-name="ce12" office:value-type="float" office:value="6">
            <text:p>6</text:p>
          </table:table-cell>
          <table:table-cell table:style-name="ce12" table:formula="of:=[.U133]*700" office:value-type="float" office:value="4200">
            <text:p>4200</text:p>
          </table:table-cell>
          <table:table-cell table:style-name="ce12" table:formula="of:=[.U133]*[.T133]" office:value-type="float" office:value="0.01644">
            <text:p>0.02</text:p>
          </table:table-cell>
          <table:table-cell table:style-name="ce12" office:value-type="float" office:value="0">
            <text:p>0</text:p>
          </table:table-cell>
          <table:table-cell table:style-name="ce12" table:formula="of:=[.V133]-[.X133]" office:value-type="float" office:value="4200">
            <text:p>4200</text:p>
          </table:table-cell>
          <table:table-cell table:number-columns-repeated="2" table:style-name="ce12" office:value-type="float" office:value="5000">
            <text:p>5000</text:p>
          </table:table-cell>
          <table:table-cell table:style-name="ce12" table:formula="of:=[.AA133]*[.T133]" office:value-type="float" office:value="13.7">
            <text:p>13.7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131">
            <text:p>13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4]" office:value-type="float" office:value="24.45">
            <text:p>24.45</text:p>
          </table:table-cell>
          <table:table-cell table:style-name="ce12" table:formula="of:=103-[.O134]" office:value-type="float" office:value="65.14">
            <text:p>65.14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4</text:p>
          </table:table-cell>
          <table:table-cell table:style-name="ce12" table:formula="of:=CONCATENATE([.M134];[.K134];[.L134])" office:value-type="string" office:string-value="24.3k-R_0603">
            <text:p>24.3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24.3k</text:p>
          </table:table-cell>
          <table:table-cell table:style-name="ce17"/>
          <table:table-cell table:style-name="ce17" office:value-type="float" office:value="37.86">
            <text:p>37.86</text:p>
          </table:table-cell>
          <table:table-cell table:style-name="ce17" office:value-type="float" office:value="24.45">
            <text:p>24.45</text:p>
          </table:table-cell>
          <table:table-cell table:style-name="ce17" office:value-type="float" office:value="270">
            <text:p>27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32">
            <text:p>13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5]" office:value-type="float" office:value="9.04">
            <text:p>9.04</text:p>
          </table:table-cell>
          <table:table-cell table:style-name="ce12" table:formula="of:=103-[.O135]" office:value-type="float" office:value="69.48">
            <text:p>69.4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3</text:p>
          </table:table-cell>
          <table:table-cell table:style-name="ce12" table:formula="of:=CONCATENATE([.M135];[.K135];[.L135])" office:value-type="string" office:string-value="24.3k-R_0603">
            <text:p>24.3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24.3k</text:p>
          </table:table-cell>
          <table:table-cell table:style-name="ce17"/>
          <table:table-cell table:style-name="ce17" office:value-type="float" office:value="33.52">
            <text:p>33.52</text:p>
          </table:table-cell>
          <table:table-cell table:style-name="ce17" office:value-type="float" office:value="9.04">
            <text:p>9.04</text:p>
          </table:table-cell>
          <table:table-cell table:style-name="ce17" office:value-type="float" office:value="90">
            <text:p>9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33">
            <text:p>13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6]" office:value-type="float" office:value="9.02">
            <text:p>9.02</text:p>
          </table:table-cell>
          <table:table-cell table:style-name="ce12" table:formula="of:=103-[.O136]" office:value-type="float" office:value="71.06">
            <text:p>71.0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7</text:p>
          </table:table-cell>
          <table:table-cell table:style-name="ce12" table:formula="of:=CONCATENATE([.M136];[.K136];[.L136])" office:value-type="string" office:string-value="24.3k-R_0603">
            <text:p>24.3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24.3k</text:p>
          </table:table-cell>
          <table:table-cell table:style-name="ce17"/>
          <table:table-cell table:style-name="ce17" office:value-type="float" office:value="31.94">
            <text:p>31.94</text:p>
          </table:table-cell>
          <table:table-cell table:style-name="ce17" office:value-type="float" office:value="9.02">
            <text:p>9.02</text:p>
          </table:table-cell>
          <table:table-cell table:style-name="ce17" office:value-type="float" office:value="270">
            <text:p>27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34">
            <text:p>13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7]" office:value-type="float" office:value="39.33">
            <text:p>39.33</text:p>
          </table:table-cell>
          <table:table-cell table:style-name="ce12" table:formula="of:=103-[.O137]" office:value-type="float" office:value="71.82">
            <text:p>71.8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5</text:p>
          </table:table-cell>
          <table:table-cell table:style-name="ce12" table:formula="of:=CONCATENATE([.M137];[.K137];[.L137])" office:value-type="string" office:string-value="24.3k-R_0603">
            <text:p>24.3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24.3k</text:p>
          </table:table-cell>
          <table:table-cell table:style-name="ce17"/>
          <table:table-cell table:style-name="ce17" office:value-type="float" office:value="31.18">
            <text:p>31.18</text:p>
          </table:table-cell>
          <table:table-cell table:style-name="ce17" office:value-type="float" office:value="39.33">
            <text:p>39.33</text:p>
          </table:table-cell>
          <table:table-cell table:style-name="ce17" office:value-type="float" office:value="90">
            <text:p>9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35">
            <text:p>13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8]" office:value-type="float" office:value="39.34">
            <text:p>39.34</text:p>
          </table:table-cell>
          <table:table-cell table:style-name="ce12" table:formula="of:=103-[.O138]" office:value-type="float" office:value="73.39">
            <text:p>73.3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1</text:p>
          </table:table-cell>
          <table:table-cell table:style-name="ce12" table:formula="of:=CONCATENATE([.M138];[.K138];[.L138])" office:value-type="string" office:string-value="24.3k-R_0603">
            <text:p>24.3k-R_060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0603</text:p>
          </table:table-cell>
          <table:table-cell table:style-name="ce28" office:value-type="string">
            <text:p>24.3k</text:p>
          </table:table-cell>
          <table:table-cell table:style-name="ce17"/>
          <table:table-cell table:style-name="ce17" office:value-type="float" office:value="29.61">
            <text:p>29.61</text:p>
          </table:table-cell>
          <table:table-cell table:style-name="ce17" office:value-type="float" office:value="39.34">
            <text:p>39.34</text:p>
          </table:table-cell>
          <table:table-cell table:style-name="ce17" office:value-type="float" office:value="90">
            <text:p>9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36">
            <text:p>13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39]" office:value-type="float" office:value="2.9972">
            <text:p>3</text:p>
          </table:table-cell>
          <table:table-cell table:style-name="ce1" table:formula="of:=103-[.O139]" office:value-type="float" office:value="19.9623">
            <text:p>19.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1</text:p>
          </table:table-cell>
          <table:table-cell table:style-name="ce1" table:formula="of:=CONCATENATE([.M139];[.K139];[.L139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83.0377">
            <text:p>83.04</text:p>
          </table:table-cell>
          <table:table-cell table:style-name="ce16" office:value-type="float" office:value="2.9972">
            <text:p>3</text:p>
          </table:table-cell>
          <table:table-cell table:style-name="ce16" office:value-type="float" office:value="0">
            <text:p>0</text:p>
          </table:table-cell>
          <table:table-cell table:style-name="ce30"/>
          <table:table-cell table:style-name="ce30" office:value-type="string">
            <text:p>1276-6767-2-ND</text:p>
          </table:table-cell>
          <table:table-cell table:style-name="ce33" office:value-type="float" office:value="0.07783">
            <text:p>0.0778</text:p>
          </table:table-cell>
          <table:table-cell table:style-name="ce1" office:value-type="float" office:value="15">
            <text:p>15</text:p>
          </table:table-cell>
          <table:table-cell table:style-name="ce1" table:formula="of:=[.U139]*700" office:value-type="float" office:value="10500">
            <text:p>10500</text:p>
          </table:table-cell>
          <table:table-cell table:style-name="ce1" table:formula="of:=[.U139]*[.T139]" office:value-type="float" office:value="1.16745">
            <text:p>1.17</text:p>
          </table:table-cell>
          <table:table-cell table:style-name="ce1" office:value-type="float" office:value="3500">
            <text:p>3500</text:p>
          </table:table-cell>
          <table:table-cell table:style-name="ce1" table:formula="of:=[.V139]-[.X139]" office:value-type="float" office:value="7000">
            <text:p>7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8000">
            <text:p>8000</text:p>
          </table:table-cell>
          <table:table-cell table:style-name="ce1" table:formula="of:=[.AA139]*[.T139]" office:value-type="float" office:value="622.64">
            <text:p>622.64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137">
            <text:p>1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0]" office:value-type="float" office:value="21.9964">
            <text:p>22</text:p>
          </table:table-cell>
          <table:table-cell table:style-name="ce1" table:formula="of:=103-[.O140]" office:value-type="float" office:value="20.2417">
            <text:p>20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2</text:p>
          </table:table-cell>
          <table:table-cell table:style-name="ce1" table:formula="of:=CONCATENATE([.M140];[.K140];[.L140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82.7583">
            <text:p>82.76</text:p>
          </table:table-cell>
          <table:table-cell table:style-name="ce16" office:value-type="float" office:value="21.9964">
            <text:p>22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38">
            <text:p>13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1]" office:value-type="float" office:value="40.6146">
            <text:p>40.61</text:p>
          </table:table-cell>
          <table:table-cell table:style-name="ce1" table:formula="of:=103-[.O141]" office:value-type="float" office:value="20.2849">
            <text:p>20.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2</text:p>
          </table:table-cell>
          <table:table-cell table:style-name="ce1" table:formula="of:=CONCATENATE([.M141];[.K141];[.L141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82.7151">
            <text:p>82.72</text:p>
          </table:table-cell>
          <table:table-cell table:style-name="ce16" office:value-type="float" office:value="40.6146">
            <text:p>40.61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39">
            <text:p>13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2]" office:value-type="float" office:value="44.2341">
            <text:p>44.23</text:p>
          </table:table-cell>
          <table:table-cell table:style-name="ce1" table:formula="of:=103-[.O142]" office:value-type="float" office:value="50.9122">
            <text:p>50.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4</text:p>
          </table:table-cell>
          <table:table-cell table:style-name="ce1" table:formula="of:=CONCATENATE([.M142];[.K142];[.L142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52.0878">
            <text:p>52.09</text:p>
          </table:table-cell>
          <table:table-cell table:style-name="ce16" office:value-type="float" office:value="44.2341">
            <text:p>44.2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0">
            <text:p>1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3]" office:value-type="float" office:value="6.731">
            <text:p>6.73</text:p>
          </table:table-cell>
          <table:table-cell table:style-name="ce1" table:formula="of:=103-[.O143]" office:value-type="float" office:value="57.28">
            <text:p>57.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89</text:p>
          </table:table-cell>
          <table:table-cell table:style-name="ce1" table:formula="of:=CONCATENATE([.M143];[.K143];[.L143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45.72">
            <text:p>45.72</text:p>
          </table:table-cell>
          <table:table-cell table:style-name="ce16" office:value-type="float" office:value="6.731">
            <text:p>6.7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1">
            <text:p>14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4]" office:value-type="float" office:value="6.05">
            <text:p>6.05</text:p>
          </table:table-cell>
          <table:table-cell table:style-name="ce1" table:formula="of:=103-[.O144]" office:value-type="float" office:value="64.86">
            <text:p>64.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9</text:p>
          </table:table-cell>
          <table:table-cell table:style-name="ce1" table:formula="of:=CONCATENATE([.M144];[.K144];[.L144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38.14">
            <text:p>38.14</text:p>
          </table:table-cell>
          <table:table-cell table:style-name="ce16" office:value-type="float" office:value="6.05">
            <text:p>6.05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2">
            <text:p>14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5]" office:value-type="float" office:value="8.8595">
            <text:p>8.86</text:p>
          </table:table-cell>
          <table:table-cell table:style-name="ce1" table:formula="of:=103-[.O145]" office:value-type="float" office:value="64.8619">
            <text:p>64.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4</text:p>
          </table:table-cell>
          <table:table-cell table:style-name="ce1" table:formula="of:=CONCATENATE([.M145];[.K145];[.L145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38.1381">
            <text:p>38.14</text:p>
          </table:table-cell>
          <table:table-cell table:style-name="ce16" office:value-type="float" office:value="8.8595">
            <text:p>8.86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3">
            <text:p>14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6]" office:value-type="float" office:value="37.7952">
            <text:p>37.8</text:p>
          </table:table-cell>
          <table:table-cell table:style-name="ce1" table:formula="of:=103-[.O146]" office:value-type="float" office:value="86.9853">
            <text:p>86.9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9</text:p>
          </table:table-cell>
          <table:table-cell table:style-name="ce1" table:formula="of:=CONCATENATE([.M146];[.K146];[.L146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6.0147">
            <text:p>16.01</text:p>
          </table:table-cell>
          <table:table-cell table:style-name="ce16" office:value-type="float" office:value="37.7952">
            <text:p>37.8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4">
            <text:p>1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7]" office:value-type="float" office:value="23.4696">
            <text:p>23.47</text:p>
          </table:table-cell>
          <table:table-cell table:style-name="ce1" table:formula="of:=103-[.O147]" office:value-type="float" office:value="87.2393">
            <text:p>87.2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3</text:p>
          </table:table-cell>
          <table:table-cell table:style-name="ce1" table:formula="of:=CONCATENATE([.M147];[.K147];[.L147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5.7607">
            <text:p>15.76</text:p>
          </table:table-cell>
          <table:table-cell table:style-name="ce16" office:value-type="float" office:value="23.4696">
            <text:p>23.4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5">
            <text:p>14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8]" office:value-type="float" office:value="9.0424">
            <text:p>9.04</text:p>
          </table:table-cell>
          <table:table-cell table:style-name="ce1" table:formula="of:=103-[.O148]" office:value-type="float" office:value="87.2393">
            <text:p>87.2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6</text:p>
          </table:table-cell>
          <table:table-cell table:style-name="ce1" table:formula="of:=CONCATENATE([.M148];[.K148];[.L148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5.7607">
            <text:p>15.76</text:p>
          </table:table-cell>
          <table:table-cell table:style-name="ce16" office:value-type="float" office:value="9.0424">
            <text:p>9.04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6">
            <text:p>14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9]" office:value-type="float" office:value="43.434">
            <text:p>43.43</text:p>
          </table:table-cell>
          <table:table-cell table:style-name="ce1" table:formula="of:=103-[.O149]" office:value-type="float" office:value="89.03">
            <text:p>89.0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6</text:p>
          </table:table-cell>
          <table:table-cell table:style-name="ce1" table:formula="of:=CONCATENATE([.M149];[.K149];[.L149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3.97">
            <text:p>13.97</text:p>
          </table:table-cell>
          <table:table-cell table:style-name="ce16" office:value-type="float" office:value="43.434">
            <text:p>43.4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7">
            <text:p>14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0]" office:value-type="float" office:value="37.846">
            <text:p>37.85</text:p>
          </table:table-cell>
          <table:table-cell table:style-name="ce1" table:formula="of:=103-[.O150]" office:value-type="float" office:value="89.6269">
            <text:p>89.6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0</text:p>
          </table:table-cell>
          <table:table-cell table:style-name="ce1" table:formula="of:=CONCATENATE([.M150];[.K150];[.L150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3.3731">
            <text:p>13.37</text:p>
          </table:table-cell>
          <table:table-cell table:style-name="ce16" office:value-type="float" office:value="37.846">
            <text:p>37.85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8">
            <text:p>1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1]" office:value-type="float" office:value="23.4696">
            <text:p>23.47</text:p>
          </table:table-cell>
          <table:table-cell table:style-name="ce1" table:formula="of:=103-[.O151]" office:value-type="float" office:value="89.7285">
            <text:p>89.7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5</text:p>
          </table:table-cell>
          <table:table-cell table:style-name="ce1" table:formula="of:=CONCATENATE([.M151];[.K151];[.L151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3.2715">
            <text:p>13.27</text:p>
          </table:table-cell>
          <table:table-cell table:style-name="ce16" office:value-type="float" office:value="23.4696">
            <text:p>23.4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49">
            <text:p>14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2]" office:value-type="float" office:value="9.0424">
            <text:p>9.04</text:p>
          </table:table-cell>
          <table:table-cell table:style-name="ce1" table:formula="of:=103-[.O152]" office:value-type="float" office:value="89.7793">
            <text:p>89.7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4</text:p>
          </table:table-cell>
          <table:table-cell table:style-name="ce1" table:formula="of:=CONCATENATE([.M152];[.K152];[.L152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3.2207">
            <text:p>13.22</text:p>
          </table:table-cell>
          <table:table-cell table:style-name="ce16" office:value-type="float" office:value="9.0424">
            <text:p>9.04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0">
            <text:p>15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3]" office:value-type="float" office:value="44.704">
            <text:p>44.7</text:p>
          </table:table-cell>
          <table:table-cell table:style-name="ce1" table:formula="of:=103-[.O153]" office:value-type="float" office:value="92.562">
            <text:p>92.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5</text:p>
          </table:table-cell>
          <table:table-cell table:style-name="ce1" table:formula="of:=CONCATENATE([.M153];[.K153];[.L153])" office:value-type="string" office:string-value="10u-C_1206">
            <text:p>10u-C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1206</text:p>
          </table:table-cell>
          <table:table-cell table:style-name="ce19" office:value-type="string">
            <text:p>10u</text:p>
          </table:table-cell>
          <table:table-cell table:style-name="ce16"/>
          <table:table-cell table:style-name="ce16" office:value-type="float" office:value="10.438">
            <text:p>10.44</text:p>
          </table:table-cell>
          <table:table-cell table:style-name="ce16" office:value-type="float" office:value="44.704">
            <text:p>44.7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1">
            <text:p>15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2" table:formula="of:=[.P154]" office:value-type="float" office:value="33.782">
            <text:p>33.78</text:p>
          </table:table-cell>
          <table:table-cell table:style-name="ce12" table:formula="of:=103-[.O154]" office:value-type="float" office:value="88.5093">
            <text:p>88.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8</text:p>
          </table:table-cell>
          <table:table-cell table:style-name="ce12" table:formula="of:=CONCATENATE([.M154];[.K154];[.L154])" office:value-type="string" office:string-value="0.005-R_1206">
            <text:p>0.005-R_1206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1206</text:p>
          </table:table-cell>
          <table:table-cell table:style-name="ce28" office:value-type="float" office:value="0.005">
            <text:p>0.005</text:p>
          </table:table-cell>
          <table:table-cell table:style-name="ce17"/>
          <table:table-cell table:style-name="ce17" office:value-type="float" office:value="14.4907">
            <text:p>14.49</text:p>
          </table:table-cell>
          <table:table-cell table:style-name="ce17" office:value-type="float" office:value="33.782">
            <text:p>33.78</text:p>
          </table:table-cell>
          <table:table-cell table:style-name="ce17" office:value-type="float" office:value="0">
            <text:p>0</text:p>
          </table:table-cell>
          <table:table-cell table:style-name="ce31" office:value-type="string">
            <text:p>New Part</text:p>
          </table:table-cell>
          <table:table-cell table:style-name="ce31" office:value-type="string">
            <text:p>LVT12R0050FERTR-ND</text:p>
          </table:table-cell>
          <table:table-cell table:style-name="ce34" office:value-type="float" office:value="0.07229">
            <text:p>0.0723</text:p>
          </table:table-cell>
          <table:table-cell table:style-name="ce12" office:value-type="float" office:value="3">
            <text:p>3</text:p>
          </table:table-cell>
          <table:table-cell table:style-name="ce12" table:formula="of:=[.U154]*700" office:value-type="float" office:value="2100">
            <text:p>2100</text:p>
          </table:table-cell>
          <table:table-cell table:style-name="ce12" table:formula="of:=[.U154]*[.T154]" office:value-type="float" office:value="0.21687">
            <text:p>0.22</text:p>
          </table:table-cell>
          <table:table-cell table:style-name="ce12" office:value-type="float" office:value="0">
            <text:p>0</text:p>
          </table:table-cell>
          <table:table-cell table:style-name="ce12" table:formula="of:=[.V154]-[.X154]" office:value-type="float" office:value="2100">
            <text:p>2100</text:p>
          </table:table-cell>
          <table:table-cell table:number-columns-repeated="2" table:style-name="ce12" office:value-type="float" office:value="5000">
            <text:p>5000</text:p>
          </table:table-cell>
          <table:table-cell table:style-name="ce12" table:formula="of:=[.AA154]*[.T154]" office:value-type="float" office:value="361.45">
            <text:p>361.45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152">
            <text:p>15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2" table:formula="of:=[.P155]" office:value-type="float" office:value="19.558">
            <text:p>19.56</text:p>
          </table:table-cell>
          <table:table-cell table:style-name="ce12" table:formula="of:=103-[.O155]" office:value-type="float" office:value="88.6617">
            <text:p>88.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7</text:p>
          </table:table-cell>
          <table:table-cell table:style-name="ce12" table:formula="of:=CONCATENATE([.M155];[.K155];[.L155])" office:value-type="string" office:string-value="0.005-R_1206">
            <text:p>0.005-R_1206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1206</text:p>
          </table:table-cell>
          <table:table-cell table:style-name="ce28" office:value-type="float" office:value="0.005">
            <text:p>0.005</text:p>
          </table:table-cell>
          <table:table-cell table:style-name="ce17"/>
          <table:table-cell table:style-name="ce17" office:value-type="float" office:value="14.3383">
            <text:p>14.34</text:p>
          </table:table-cell>
          <table:table-cell table:style-name="ce17" office:value-type="float" office:value="19.558">
            <text:p>19.56</text:p>
          </table:table-cell>
          <table:table-cell table:style-name="ce17" office:value-type="float" office:value="0">
            <text:p>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53">
            <text:p>15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2" table:formula="of:=[.P156]" office:value-type="float" office:value="5.1816">
            <text:p>5.18</text:p>
          </table:table-cell>
          <table:table-cell table:style-name="ce12" table:formula="of:=103-[.O156]" office:value-type="float" office:value="88.7125">
            <text:p>88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38</text:p>
          </table:table-cell>
          <table:table-cell table:style-name="ce12" table:formula="of:=CONCATENATE([.M156];[.K156];[.L156])" office:value-type="string" office:string-value="0.005-R_1206">
            <text:p>0.005-R_1206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R_1206</text:p>
          </table:table-cell>
          <table:table-cell table:style-name="ce28" office:value-type="float" office:value="0.005">
            <text:p>0.005</text:p>
          </table:table-cell>
          <table:table-cell table:style-name="ce17"/>
          <table:table-cell table:style-name="ce17" office:value-type="float" office:value="14.2875">
            <text:p>14.29</text:p>
          </table:table-cell>
          <table:table-cell table:style-name="ce17" office:value-type="float" office:value="5.1816">
            <text:p>5.18</text:p>
          </table:table-cell>
          <table:table-cell table:style-name="ce17" office:value-type="float" office:value="0">
            <text:p>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54">
            <text:p>15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57]" office:value-type="float" office:value="18.0975">
            <text:p>18.1</text:p>
          </table:table-cell>
          <table:table-cell table:style-name="ce1" table:formula="of:=103-[.O157]" office:value-type="float" office:value="15.1414">
            <text:p>15.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3</text:p>
          </table:table-cell>
          <table:table-cell table:style-name="ce1" table:formula="of:=CONCATENATE([.M157];[.K157];[.L157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87.8586">
            <text:p>87.86</text:p>
          </table:table-cell>
          <table:table-cell table:style-name="ce16" office:value-type="float" office:value="18.0975">
            <text:p>18.1</text:p>
          </table:table-cell>
          <table:table-cell table:style-name="ce16" office:value-type="float" office:value="180">
            <text:p>180</text:p>
          </table:table-cell>
          <table:table-cell table:style-name="ce30" office:value-type="string">
            <text:p>OK to use remaining 0.091</text:p>
          </table:table-cell>
          <table:table-cell table:style-name="ce30" office:value-type="string">
            <text:p>A109841TR-ND</text:p>
          </table:table-cell>
          <table:table-cell table:style-name="ce33" office:value-type="float" office:value="0.0778">
            <text:p>0.0778</text:p>
          </table:table-cell>
          <table:table-cell table:style-name="ce1" office:value-type="float" office:value="8">
            <text:p>8</text:p>
          </table:table-cell>
          <table:table-cell table:style-name="ce1" table:formula="of:=[.U157]*700" office:value-type="float" office:value="5600">
            <text:p>5600</text:p>
          </table:table-cell>
          <table:table-cell table:style-name="ce1" table:formula="of:=[.U157]*[.T157]" office:value-type="float" office:value="0.6224">
            <text:p>0.62</text:p>
          </table:table-cell>
          <table:table-cell table:style-name="ce1" office:value-type="float" office:value="500">
            <text:p>500</text:p>
          </table:table-cell>
          <table:table-cell table:style-name="ce1" table:formula="of:=[.V157]-[.X157]" office:value-type="float" office:value="5100">
            <text:p>5100</text:p>
          </table:table-cell>
          <table:table-cell table:number-columns-repeated="2" table:style-name="ce1" office:value-type="float" office:value="5000">
            <text:p>5000</text:p>
          </table:table-cell>
          <table:table-cell table:style-name="ce1" table:formula="of:=[.AA157]*[.T157]" office:value-type="float" office:value="389">
            <text:p>389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155">
            <text:p>15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58]" office:value-type="float" office:value="4.5974">
            <text:p>4.6</text:p>
          </table:table-cell>
          <table:table-cell table:style-name="ce1" table:formula="of:=103-[.O158]" office:value-type="float" office:value="15.2354">
            <text:p>15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7</text:p>
          </table:table-cell>
          <table:table-cell table:style-name="ce1" table:formula="of:=CONCATENATE([.M158];[.K158];[.L158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87.7646">
            <text:p>87.76</text:p>
          </table:table-cell>
          <table:table-cell table:style-name="ce16" office:value-type="float" office:value="4.5974">
            <text:p>4.6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6">
            <text:p>156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59]" office:value-type="float" office:value="37.2872">
            <text:p>37.29</text:p>
          </table:table-cell>
          <table:table-cell table:style-name="ce1" table:formula="of:=103-[.O159]" office:value-type="float" office:value="15.3573">
            <text:p>15.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2</text:p>
          </table:table-cell>
          <table:table-cell table:style-name="ce1" table:formula="of:=CONCATENATE([.M159];[.K159];[.L159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87.6427">
            <text:p>87.64</text:p>
          </table:table-cell>
          <table:table-cell table:style-name="ce16" office:value-type="float" office:value="37.2872">
            <text:p>37.29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7">
            <text:p>15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0]" office:value-type="float" office:value="23.7998">
            <text:p>23.8</text:p>
          </table:table-cell>
          <table:table-cell table:style-name="ce1" table:formula="of:=103-[.O160]" office:value-type="float" office:value="15.4208">
            <text:p>15.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6</text:p>
          </table:table-cell>
          <table:table-cell table:style-name="ce1" table:formula="of:=CONCATENATE([.M160];[.K160];[.L160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87.5792">
            <text:p>87.58</text:p>
          </table:table-cell>
          <table:table-cell table:style-name="ce16" office:value-type="float" office:value="23.7998">
            <text:p>23.8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8">
            <text:p>158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1]" office:value-type="float" office:value="56.2737">
            <text:p>56.27</text:p>
          </table:table-cell>
          <table:table-cell table:style-name="ce1" table:formula="of:=103-[.O161]" office:value-type="float" office:value="15.4462">
            <text:p>15.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1</text:p>
          </table:table-cell>
          <table:table-cell table:style-name="ce1" table:formula="of:=CONCATENATE([.M161];[.K161];[.L161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87.5538">
            <text:p>87.55</text:p>
          </table:table-cell>
          <table:table-cell table:style-name="ce16" office:value-type="float" office:value="56.2737">
            <text:p>56.27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59">
            <text:p>159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2]" office:value-type="float" office:value="42.9514">
            <text:p>42.95</text:p>
          </table:table-cell>
          <table:table-cell table:style-name="ce1" table:formula="of:=103-[.O162]" office:value-type="float" office:value="15.497">
            <text:p>15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5</text:p>
          </table:table-cell>
          <table:table-cell table:style-name="ce1" table:formula="of:=CONCATENATE([.M162];[.K162];[.L162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87.503">
            <text:p>87.5</text:p>
          </table:table-cell>
          <table:table-cell table:style-name="ce16" office:value-type="float" office:value="42.9514">
            <text:p>42.95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60">
            <text:p>16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3]" office:value-type="float" office:value="33.2994">
            <text:p>33.3</text:p>
          </table:table-cell>
          <table:table-cell table:style-name="ce1" table:formula="of:=103-[.O163]" office:value-type="float" office:value="39.1012">
            <text:p>39.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4</text:p>
          </table:table-cell>
          <table:table-cell table:style-name="ce1" table:formula="of:=CONCATENATE([.M163];[.K163];[.L163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63.8988">
            <text:p>63.9</text:p>
          </table:table-cell>
          <table:table-cell table:style-name="ce16" office:value-type="float" office:value="33.2994">
            <text:p>33.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61">
            <text:p>16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4]" office:value-type="float" office:value="33.3502">
            <text:p>33.35</text:p>
          </table:table-cell>
          <table:table-cell table:style-name="ce1" table:formula="of:=103-[.O164]" office:value-type="float" office:value="52.3981">
            <text:p>52.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8</text:p>
          </table:table-cell>
          <table:table-cell table:style-name="ce1" table:formula="of:=CONCATENATE([.M164];[.K164];[.L164])" office:value-type="string" office:string-value="0R09-R_1206">
            <text:p>0R09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19" office:value-type="string">
            <text:p>0R09</text:p>
          </table:table-cell>
          <table:table-cell table:style-name="ce16"/>
          <table:table-cell table:style-name="ce16" office:value-type="float" office:value="50.6019">
            <text:p>50.6</text:p>
          </table:table-cell>
          <table:table-cell table:style-name="ce16" office:value-type="float" office:value="33.3502">
            <text:p>33.35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62">
            <text:p>16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ce12" table:formula="of:=[.P165]" office:value-type="float" office:value="3.25">
            <text:p>3.25</text:p>
          </table:table-cell>
          <table:table-cell table:style-name="ce12" table:formula="of:=103-[.O165]" office:value-type="float" office:value="31.91">
            <text:p>31.91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D3</text:p>
          </table:table-cell>
          <table:table-cell table:style-name="ce12" table:formula="of:=CONCATENATE([.M165];[.K165];[.L165])" office:value-type="string" office:string-value="6V_Zener-D_SOD-123">
            <text:p>6V_Zener-D_SOD-12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D_SOD-123</text:p>
          </table:table-cell>
          <table:table-cell table:style-name="ce28" office:value-type="string">
            <text:p>6V_Zener</text:p>
          </table:table-cell>
          <table:table-cell table:style-name="ce17"/>
          <table:table-cell table:style-name="ce17" office:value-type="float" office:value="71.09">
            <text:p>71.09</text:p>
          </table:table-cell>
          <table:table-cell table:style-name="ce17" office:value-type="float" office:value="3.25">
            <text:p>3.25</text:p>
          </table:table-cell>
          <table:table-cell table:style-name="ce17" office:value-type="float" office:value="180">
            <text:p>180</text:p>
          </table:table-cell>
          <table:table-cell table:style-name="ce31" office:value-type="string">
            <text:p>New Part</text:p>
          </table:table-cell>
          <table:table-cell table:style-name="ce31" office:value-type="string">
            <text:p>MMSZ5233B-FDITR-ND</text:p>
          </table:table-cell>
          <table:table-cell table:style-name="ce34" office:value-type="float" office:value="0.03717">
            <text:p>0.0372</text:p>
          </table:table-cell>
          <table:table-cell table:style-name="ce12" office:value-type="float" office:value="2">
            <text:p>2</text:p>
          </table:table-cell>
          <table:table-cell table:style-name="ce12" table:formula="of:=[.U165]*700" office:value-type="float" office:value="1400">
            <text:p>1400</text:p>
          </table:table-cell>
          <table:table-cell table:style-name="ce12" table:formula="of:=[.U165]*[.T165]" office:value-type="float" office:value="0.07434">
            <text:p>0.07</text:p>
          </table:table-cell>
          <table:table-cell table:style-name="ce12" office:value-type="float" office:value="0">
            <text:p>0</text:p>
          </table:table-cell>
          <table:table-cell table:style-name="ce12" table:formula="of:=[.V165]-[.X165]" office:value-type="float" office:value="1400">
            <text:p>1400</text:p>
          </table:table-cell>
          <table:table-cell table:number-columns-repeated="2" table:style-name="ce12" office:value-type="float" office:value="3000">
            <text:p>3000</text:p>
          </table:table-cell>
          <table:table-cell table:style-name="ce12" table:formula="of:=[.AA165]*[.T165]" office:value-type="float" office:value="111.51">
            <text:p>111.51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163">
            <text:p>16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ce12" table:formula="of:=[.P166]" office:value-type="float" office:value="6.604">
            <text:p>6.6</text:p>
          </table:table-cell>
          <table:table-cell table:style-name="ce12" table:formula="of:=103-[.O166]" office:value-type="float" office:value="72.012">
            <text:p>72.01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D2</text:p>
          </table:table-cell>
          <table:table-cell table:style-name="ce12" table:formula="of:=CONCATENATE([.M166];[.K166];[.L166])" office:value-type="string" office:string-value="6V_Zener-D_SOD-123">
            <text:p>6V_Zener-D_SOD-12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D_SOD-123</text:p>
          </table:table-cell>
          <table:table-cell table:style-name="ce28" office:value-type="string">
            <text:p>6V_Zener</text:p>
          </table:table-cell>
          <table:table-cell table:style-name="ce17"/>
          <table:table-cell table:style-name="ce17" office:value-type="float" office:value="30.988">
            <text:p>30.99</text:p>
          </table:table-cell>
          <table:table-cell table:style-name="ce17" office:value-type="float" office:value="6.604">
            <text:p>6.6</text:p>
          </table:table-cell>
          <table:table-cell table:style-name="ce17" office:value-type="float" office:value="180">
            <text:p>180</text:p>
          </table:table-cell>
          <table:table-cell table:style-name="ce31" office:value-type="string">
            <text:p>New Part</text:p>
          </table:table-cell>
          <table:table-cell table:style-name="ce31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64">
            <text:p>1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table:formula="of:=[.P167]" office:value-type="float" office:value="43.307">
            <text:p>43.31</text:p>
          </table:table-cell>
          <table:table-cell table:style-name="ce1" table:formula="of:=103-[.O167]" office:value-type="float" office:value="61.217">
            <text:p>61.2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Y1</text:p>
          </table:table-cell>
          <table:table-cell table:style-name="ce1" table:formula="of:=CONCATENATE([.M167];[.K167];[.L167])" office:value-type="string" office:string-value="16M-SMD_2016">
            <text:p>16M-SMD_201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MD_2016</text:p>
          </table:table-cell>
          <table:table-cell table:style-name="ce19" office:value-type="string">
            <text:p>16M</text:p>
          </table:table-cell>
          <table:table-cell table:style-name="ce16"/>
          <table:table-cell table:style-name="ce16" office:value-type="float" office:value="41.783">
            <text:p>41.78</text:p>
          </table:table-cell>
          <table:table-cell table:style-name="ce16" office:value-type="float" office:value="43.307">
            <text:p>43.31</text:p>
          </table:table-cell>
          <table:table-cell table:style-name="ce16" office:value-type="float" office:value="135">
            <text:p>135</text:p>
          </table:table-cell>
          <table:table-cell table:style-name="ce30"/>
          <table:table-cell table:style-name="ce30" office:value-type="string">
            <text:p>XC3061TR-ND</text:p>
          </table:table-cell>
          <table:table-cell table:style-name="ce33" office:value-type="float" office:value="0.2416">
            <text:p>0.2416</text:p>
          </table:table-cell>
          <table:table-cell table:style-name="ce1" office:value-type="float" office:value="1">
            <text:p>1</text:p>
          </table:table-cell>
          <table:table-cell table:style-name="ce1" table:formula="of:=[.U167]*700" office:value-type="float" office:value="700">
            <text:p>700</text:p>
          </table:table-cell>
          <table:table-cell table:style-name="ce1" table:formula="of:=[.U167]*[.T167]" office:value-type="float" office:value="0.2416">
            <text:p>0.24</text:p>
          </table:table-cell>
          <table:table-cell table:style-name="ce1" office:value-type="float" office:value="0">
            <text:p>0</text:p>
          </table:table-cell>
          <table:table-cell table:style-name="ce1" table:formula="of:=[.V167]-[.X167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AA167]*[.T167]" office:value-type="float" office:value="241.6">
            <text:p>241.6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165">
            <text:p>16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 table:style-name="ce12" table:formula="of:=[.P168]" office:value-type="float" office:value="55.2508">
            <text:p>55.25</text:p>
          </table:table-cell>
          <table:table-cell table:style-name="ce12" table:formula="of:=103-[.O168]" office:value-type="float" office:value="39.1">
            <text:p>39.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D1</text:p>
          </table:table-cell>
          <table:table-cell table:style-name="ce12" table:formula="of:=CONCATENATE([.M168];[.K168];[.L168])" office:value-type="string" office:string-value="LM4040-SOT-23">
            <text:p>LM4040-SOT-23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SOT-23</text:p>
          </table:table-cell>
          <table:table-cell table:style-name="ce28" office:value-type="string">
            <text:p>LM4040</text:p>
          </table:table-cell>
          <table:table-cell table:style-name="ce17"/>
          <table:table-cell table:style-name="ce17" office:value-type="float" office:value="63.9">
            <text:p>63.9</text:p>
          </table:table-cell>
          <table:table-cell table:style-name="ce17" office:value-type="float" office:value="55.2508">
            <text:p>55.25</text:p>
          </table:table-cell>
          <table:table-cell table:style-name="ce17" office:value-type="float" office:value="0">
            <text:p>0</text:p>
          </table:table-cell>
          <table:table-cell table:style-name="ce31"/>
          <table:table-cell table:style-name="ce32" office:value-type="string">
            <text:p>576-1047-2-ND</text:p>
          </table:table-cell>
          <table:table-cell table:style-name="ce34" office:value-type="float" office:value="0.22">
            <text:p>0.2200</text:p>
          </table:table-cell>
          <table:table-cell table:style-name="ce12" office:value-type="float" office:value="1">
            <text:p>1</text:p>
          </table:table-cell>
          <table:table-cell table:style-name="ce12" table:formula="of:=[.U168]*700" office:value-type="float" office:value="700">
            <text:p>700</text:p>
          </table:table-cell>
          <table:table-cell table:style-name="ce12" table:formula="of:=[.U168]*[.T168]" office:value-type="float" office:value="0.22">
            <text:p>0.22</text:p>
          </table:table-cell>
          <table:table-cell table:style-name="ce12" office:value-type="float" office:value="400">
            <text:p>400</text:p>
          </table:table-cell>
          <table:table-cell table:style-name="ce12" table:formula="of:=[.V168]-[.X168]" office:value-type="float" office:value="300">
            <text:p>300</text:p>
          </table:table-cell>
          <table:table-cell table:number-columns-repeated="2" table:style-name="ce12" office:value-type="float" office:value="3000">
            <text:p>3000</text:p>
          </table:table-cell>
          <table:table-cell table:style-name="ce12" table:formula="of:=[.AA168]*[.T168]" office:value-type="float" office:value="660">
            <text:p>660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166">
            <text:p>1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69]" office:value-type="float" office:value="12.2428">
            <text:p>12.24</text:p>
          </table:table-cell>
          <table:table-cell table:style-name="ce1" table:formula="of:=103-[.O169]" office:value-type="float" office:value="83.5309">
            <text:p>83.53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1</text:p>
          </table:table-cell>
          <table:table-cell table:style-name="ce1" table:formula="of:=CONCATENATE([.M169];[.K169];[.L169])" office:value-type="string" office:string-value="IRF5406-IRF5406">
            <text:p>IRF5406-IRF54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IRF5406</text:p>
          </table:table-cell>
          <table:table-cell table:style-name="ce19" office:value-type="string">
            <text:p>IRF5406</text:p>
          </table:table-cell>
          <table:table-cell table:style-name="ce16"/>
          <table:table-cell table:style-name="ce16" office:value-type="float" office:value="19.4691">
            <text:p>19.47</text:p>
          </table:table-cell>
          <table:table-cell table:style-name="ce16" office:value-type="float" office:value="12.2428">
            <text:p>12.24</text:p>
          </table:table-cell>
          <table:table-cell table:style-name="ce16" office:value-type="float" office:value="180">
            <text:p>180</text:p>
          </table:table-cell>
          <table:table-cell table:style-name="ce30" office:value-type="string">
            <text:p>Not stocked @ DK</text:p>
          </table:table-cell>
          <table:table-cell table:style-name="ce30" office:value-type="string">
            <text:p>IRFH5406TRPBFTR-ND</text:p>
          </table:table-cell>
          <table:table-cell table:style-name="ce33" office:value-type="float" office:value="0.56033">
            <text:p>0.5603</text:p>
          </table:table-cell>
          <table:table-cell table:style-name="ce1" office:value-type="float" office:value="6">
            <text:p>6</text:p>
          </table:table-cell>
          <table:table-cell table:style-name="ce1" table:formula="of:=[.U169]*700" office:value-type="float" office:value="4200">
            <text:p>4200</text:p>
          </table:table-cell>
          <table:table-cell table:style-name="ce1" table:formula="of:=[.U169]*[.T169]" office:value-type="float" office:value="3.36198">
            <text:p>3.36</text:p>
          </table:table-cell>
          <table:table-cell table:style-name="ce1" office:value-type="float" office:value="2000">
            <text:p>2000</text:p>
          </table:table-cell>
          <table:table-cell table:style-name="ce1" table:formula="of:=[.V169]-[.X169]" office:value-type="float" office:value="2200">
            <text:p>2200</text:p>
          </table:table-cell>
          <table:table-cell table:number-columns-repeated="2" table:style-name="ce1" office:value-type="float" office:value="4000">
            <text:p>4000</text:p>
          </table:table-cell>
          <table:table-cell table:style-name="ce1" table:formula="of:=[.AA169]*[.T169]" office:value-type="float" office:value="2241.32">
            <text:p>2241.32</text:p>
          </table:table-cell>
          <table:table-cell table:style-name="ce1" table:number-columns-repeated="996"/>
        </table:table-row>
        <table:table-row table:style-name="ro8">
          <table:table-cell table:style-name="ce1" office:value-type="float" office:value="167">
            <text:p>16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0]" office:value-type="float" office:value="6.4008">
            <text:p>6.4</text:p>
          </table:table-cell>
          <table:table-cell table:style-name="ce1" table:formula="of:=103-[.O170]" office:value-type="float" office:value="81.1941">
            <text:p>81.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2</text:p>
          </table:table-cell>
          <table:table-cell table:style-name="ce1" table:formula="of:=CONCATENATE([.M170];[.K170];[.L170])" office:value-type="string" office:string-value="IRF5406-IRF5406">
            <text:p>IRF5406-IRF54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IRF5406</text:p>
          </table:table-cell>
          <table:table-cell table:style-name="ce19" office:value-type="string">
            <text:p>IRF5406</text:p>
          </table:table-cell>
          <table:table-cell table:style-name="ce16"/>
          <table:table-cell table:style-name="ce16" office:value-type="float" office:value="21.8059">
            <text:p>21.81</text:p>
          </table:table-cell>
          <table:table-cell table:style-name="ce16" office:value-type="float" office:value="6.4008">
            <text:p>6.4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68">
            <text:p>1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1]" office:value-type="float" office:value="26.5176">
            <text:p>26.52</text:p>
          </table:table-cell>
          <table:table-cell table:style-name="ce1" table:formula="of:=103-[.O171]" office:value-type="float" office:value="83.2007">
            <text:p>83.2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3</text:p>
          </table:table-cell>
          <table:table-cell table:style-name="ce1" table:formula="of:=CONCATENATE([.M171];[.K171];[.L171])" office:value-type="string" office:string-value="IRF5406-IRF5406">
            <text:p>IRF5406-IRF54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IRF5406</text:p>
          </table:table-cell>
          <table:table-cell table:style-name="ce19" office:value-type="string">
            <text:p>IRF5406</text:p>
          </table:table-cell>
          <table:table-cell table:style-name="ce16"/>
          <table:table-cell table:style-name="ce16" office:value-type="float" office:value="19.7993">
            <text:p>19.8</text:p>
          </table:table-cell>
          <table:table-cell table:style-name="ce16" office:value-type="float" office:value="26.5176">
            <text:p>26.5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69">
            <text:p>1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2]" office:value-type="float" office:value="20.828">
            <text:p>20.83</text:p>
          </table:table-cell>
          <table:table-cell table:style-name="ce1" table:formula="of:=103-[.O172]" office:value-type="float" office:value="80.8893">
            <text:p>80.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4</text:p>
          </table:table-cell>
          <table:table-cell table:style-name="ce1" table:formula="of:=CONCATENATE([.M172];[.K172];[.L172])" office:value-type="string" office:string-value="IRF5406-IRF5406">
            <text:p>IRF5406-IRF54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IRF5406</text:p>
          </table:table-cell>
          <table:table-cell table:style-name="ce19" office:value-type="string">
            <text:p>IRF5406</text:p>
          </table:table-cell>
          <table:table-cell table:style-name="ce16"/>
          <table:table-cell table:style-name="ce16" office:value-type="float" office:value="22.1107">
            <text:p>22.11</text:p>
          </table:table-cell>
          <table:table-cell table:style-name="ce16" office:value-type="float" office:value="20.828">
            <text:p>20.8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70">
            <text:p>17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3]" office:value-type="float" office:value="40.8432">
            <text:p>40.84</text:p>
          </table:table-cell>
          <table:table-cell table:style-name="ce1" table:formula="of:=103-[.O173]" office:value-type="float" office:value="83.0229">
            <text:p>83.02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5</text:p>
          </table:table-cell>
          <table:table-cell table:style-name="ce1" table:formula="of:=CONCATENATE([.M173];[.K173];[.L173])" office:value-type="string" office:string-value="IRF5406-IRF5406">
            <text:p>IRF5406-IRF54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IRF5406</text:p>
          </table:table-cell>
          <table:table-cell table:style-name="ce19" office:value-type="string">
            <text:p>IRF5406</text:p>
          </table:table-cell>
          <table:table-cell table:style-name="ce16"/>
          <table:table-cell table:style-name="ce16" office:value-type="float" office:value="19.9771">
            <text:p>19.98</text:p>
          </table:table-cell>
          <table:table-cell table:style-name="ce16" office:value-type="float" office:value="40.8432">
            <text:p>40.8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71">
            <text:p>1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4]" office:value-type="float" office:value="35.0012">
            <text:p>35</text:p>
          </table:table-cell>
          <table:table-cell table:style-name="ce1" table:formula="of:=103-[.O174]" office:value-type="float" office:value="80.6861">
            <text:p>80.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6</text:p>
          </table:table-cell>
          <table:table-cell table:style-name="ce1" table:formula="of:=CONCATENATE([.M174];[.K174];[.L174])" office:value-type="string" office:string-value="IRF5406-IRF5406">
            <text:p>IRF5406-IRF54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IRF5406</text:p>
          </table:table-cell>
          <table:table-cell table:style-name="ce19" office:value-type="string">
            <text:p>IRF5406</text:p>
          </table:table-cell>
          <table:table-cell table:style-name="ce16"/>
          <table:table-cell table:style-name="ce16" office:value-type="float" office:value="22.3139">
            <text:p>22.31</text:p>
          </table:table-cell>
          <table:table-cell table:style-name="ce16" office:value-type="float" office:value="35.0012">
            <text:p>35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" table:number-columns-repeated="1004"/>
        </table:table-row>
        <table:table-row table:style-name="ro8">
          <table:table-cell table:style-name="ce1" office:value-type="float" office:value="172">
            <text:p>17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5]" office:value-type="float" office:value="49.3014">
            <text:p>49.3</text:p>
          </table:table-cell>
          <table:table-cell table:style-name="ce12" table:formula="of:=103-[.O175]" office:value-type="float" office:value="17.0718">
            <text:p>17.07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1</text:p>
          </table:table-cell>
          <table:table-cell table:style-name="ce12" table:formula="of:=CONCATENATE([.M175];[.K175];[.L175])" office:value-type="string" office:string-value="DRV8818-DRV8818">
            <text:p>DRV8818-DRV8818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DRV8818</text:p>
          </table:table-cell>
          <table:table-cell table:style-name="ce28" office:value-type="string">
            <text:p>DRV8818</text:p>
          </table:table-cell>
          <table:table-cell table:style-name="ce17"/>
          <table:table-cell table:style-name="ce17" office:value-type="float" office:value="85.9282">
            <text:p>85.93</text:p>
          </table:table-cell>
          <table:table-cell table:style-name="ce17" office:value-type="float" office:value="49.3014">
            <text:p>49.3</text:p>
          </table:table-cell>
          <table:table-cell table:style-name="ce17" office:value-type="float" office:value="180">
            <text:p>180</text:p>
          </table:table-cell>
          <table:table-cell table:style-name="ce31"/>
          <table:table-cell table:style-name="ce31" office:value-type="string">
            <text:p>296-31642-1-ND</text:p>
          </table:table-cell>
          <table:table-cell table:style-name="ce34" office:value-type="float" office:value="1.86854">
            <text:p>1.8685</text:p>
          </table:table-cell>
          <table:table-cell table:style-name="ce12" office:value-type="float" office:value="4">
            <text:p>4</text:p>
          </table:table-cell>
          <table:table-cell table:style-name="ce12" table:formula="of:=[.U175]*700" office:value-type="float" office:value="2800">
            <text:p>2800</text:p>
          </table:table-cell>
          <table:table-cell table:style-name="ce12" table:formula="of:=[.U175]*[.T175]" office:value-type="float" office:value="7.47416">
            <text:p>7.47</text:p>
          </table:table-cell>
          <table:table-cell table:style-name="ce12" office:value-type="float" office:value="700">
            <text:p>700</text:p>
          </table:table-cell>
          <table:table-cell table:style-name="ce12" table:formula="of:=[.V175]-[.X175]" office:value-type="float" office:value="2100">
            <text:p>2100</text:p>
          </table:table-cell>
          <table:table-cell table:number-columns-repeated="2" table:style-name="ce12" office:value-type="float" office:value="2000">
            <text:p>2000</text:p>
          </table:table-cell>
          <table:table-cell table:style-name="ce12" table:formula="of:=[.AA175]*[.T175]" office:value-type="float" office:value="3737.08">
            <text:p>3737.08</text:p>
          </table:table-cell>
          <table:table-cell table:style-name="ce12" table:number-columns-repeated="996"/>
        </table:table-row>
        <table:table-row table:style-name="ro8">
          <table:table-cell table:style-name="ce1" office:value-type="float" office:value="173">
            <text:p>17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6]" office:value-type="float" office:value="30.1752">
            <text:p>30.18</text:p>
          </table:table-cell>
          <table:table-cell table:style-name="ce12" table:formula="of:=103-[.O176]" office:value-type="float" office:value="17.0691">
            <text:p>17.07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2</text:p>
          </table:table-cell>
          <table:table-cell table:style-name="ce12" table:formula="of:=CONCATENATE([.M176];[.K176];[.L176])" office:value-type="string" office:string-value="DRV8818-DRV8818">
            <text:p>DRV8818-DRV8818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DRV8818</text:p>
          </table:table-cell>
          <table:table-cell table:style-name="ce28" office:value-type="string">
            <text:p>DRV8818</text:p>
          </table:table-cell>
          <table:table-cell table:style-name="ce17"/>
          <table:table-cell table:style-name="ce17" office:value-type="float" office:value="85.9309">
            <text:p>85.93</text:p>
          </table:table-cell>
          <table:table-cell table:style-name="ce17" office:value-type="float" office:value="30.1752">
            <text:p>30.18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74">
            <text:p>17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7]" office:value-type="float" office:value="10.9728">
            <text:p>10.97</text:p>
          </table:table-cell>
          <table:table-cell table:style-name="ce12" table:formula="of:=103-[.O177]" office:value-type="float" office:value="17.0742">
            <text:p>17.07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3</text:p>
          </table:table-cell>
          <table:table-cell table:style-name="ce12" table:formula="of:=CONCATENATE([.M177];[.K177];[.L177])" office:value-type="string" office:string-value="DRV8818-DRV8818">
            <text:p>DRV8818-DRV8818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DRV8818</text:p>
          </table:table-cell>
          <table:table-cell table:style-name="ce28" office:value-type="string">
            <text:p>DRV8818</text:p>
          </table:table-cell>
          <table:table-cell table:style-name="ce17"/>
          <table:table-cell table:style-name="ce17" office:value-type="float" office:value="85.9258">
            <text:p>85.93</text:p>
          </table:table-cell>
          <table:table-cell table:style-name="ce17" office:value-type="float" office:value="10.9728">
            <text:p>10.97</text:p>
          </table:table-cell>
          <table:table-cell table:style-name="ce17" office:value-type="float" office:value="180">
            <text:p>18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75">
            <text:p>17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8]" office:value-type="float" office:value="34.9631">
            <text:p>34.96</text:p>
          </table:table-cell>
          <table:table-cell table:style-name="ce12" table:formula="of:=103-[.O178]" office:value-type="float" office:value="46.0862">
            <text:p>46.0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4</text:p>
          </table:table-cell>
          <table:table-cell table:style-name="ce12" table:formula="of:=CONCATENATE([.M178];[.K178];[.L178])" office:value-type="string" office:string-value="DRV8818-DRV8818">
            <text:p>DRV8818-DRV8818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DRV8818</text:p>
          </table:table-cell>
          <table:table-cell table:style-name="ce28" office:value-type="string">
            <text:p>DRV8818</text:p>
          </table:table-cell>
          <table:table-cell table:style-name="ce17"/>
          <table:table-cell table:style-name="ce17" office:value-type="float" office:value="56.9138">
            <text:p>56.91</text:p>
          </table:table-cell>
          <table:table-cell table:style-name="ce17" office:value-type="float" office:value="34.9631">
            <text:p>34.96</text:p>
          </table:table-cell>
          <table:table-cell table:style-name="ce17" office:value-type="float" office:value="90">
            <text:p>90</text:p>
          </table:table-cell>
          <table:table-cell table:style-name="ce31" table:number-columns-repeated="2"/>
          <table:table-cell table:style-name="ce34"/>
          <table:table-cell table:style-name="ce12" table:number-columns-repeated="1004"/>
        </table:table-row>
        <table:table-row table:style-name="ro8">
          <table:table-cell table:style-name="ce1" office:value-type="float" office:value="176">
            <text:p>17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">
            <text:p>26</text:p>
          </table:table-cell>
          <table:table-cell table:style-name="ce1" table:formula="of:=[.P179]" office:value-type="float" office:value="35.5625">
            <text:p>35.56</text:p>
          </table:table-cell>
          <table:table-cell table:style-name="ce1" table:formula="of:=103-[.O179]" office:value-type="float" office:value="63.0382">
            <text:p>63.04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C1</text:p>
          </table:table-cell>
          <table:table-cell table:style-name="ce1" table:formula="of:=CONCATENATE([.M179];[.K179];[.L179])" office:value-type="string" office:string-value="ATmega32M1-TQFP-32_7x7mm">
            <text:p>ATmega32M1-TQFP-32_7x7mm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TQFP-32_7x7mm</text:p>
          </table:table-cell>
          <table:table-cell table:style-name="ce19" office:value-type="string">
            <text:p>ATmega32M1</text:p>
          </table:table-cell>
          <table:table-cell table:style-name="ce16"/>
          <table:table-cell table:style-name="ce16" office:value-type="float" office:value="39.9618">
            <text:p>39.96</text:p>
          </table:table-cell>
          <table:table-cell table:style-name="ce16" office:value-type="float" office:value="35.5625">
            <text:p>35.56</text:p>
          </table:table-cell>
          <table:table-cell table:style-name="ce16" office:value-type="float" office:value="180">
            <text:p>180</text:p>
          </table:table-cell>
          <table:table-cell table:style-name="ce30"/>
          <table:table-cell table:style-name="ce30" office:value-type="string">
            <text:p>ATMEGA32M1-AU-ND</text:p>
          </table:table-cell>
          <table:table-cell table:style-name="ce33" office:value-type="float" office:value="4.33">
            <text:p>4.3300</text:p>
          </table:table-cell>
          <table:table-cell table:style-name="ce1" office:value-type="float" office:value="1">
            <text:p>1</text:p>
          </table:table-cell>
          <table:table-cell table:style-name="ce1" table:formula="of:=[.U179]*700" office:value-type="float" office:value="700">
            <text:p>700</text:p>
          </table:table-cell>
          <table:table-cell table:style-name="ce1" table:formula="of:=[.U179]*[.T179]" office:value-type="float" office:value="4.33">
            <text:p>4.33</text:p>
          </table:table-cell>
          <table:table-cell table:style-name="ce1" office:value-type="float" office:value="0">
            <text:p>0</text:p>
          </table:table-cell>
          <table:table-cell table:style-name="ce1" table:formula="of:=[.V179]-[.X179]" office:value-type="float" office:value="700">
            <text:p>700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table:formula="of:=[.AA179]*[.T179]" office:value-type="float" office:value="216.5">
            <text:p>216.5</text:p>
          </table:table-cell>
          <table:table-cell table:style-name="ce1" table:number-columns-repeated="996"/>
        </table:table-row>
        <table:table-row table:style-name="ro9">
          <table:table-cell table:style-name="ce1" office:value-type="float" office:value="177">
            <text:p>17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formula="of:=[.P180]" office:value-type="float" office:value="16.7894">
            <text:p>16.79</text:p>
          </table:table-cell>
          <table:table-cell table:style-name="ce12" table:formula="of:=103-[.O180]" office:value-type="float" office:value="60.6963">
            <text:p>60.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5</text:p>
          </table:table-cell>
          <table:table-cell table:style-name="ce12" table:formula="of:=CONCATENATE([.M180];[.K180];[.L180])" office:value-type="string" office:string-value="A4910-A4910-LQFP_48">
            <text:p>A4910-A4910-LQFP_48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A4910-LQFP_48</text:p>
          </table:table-cell>
          <table:table-cell table:style-name="ce28" office:value-type="string">
            <text:p>A4910</text:p>
          </table:table-cell>
          <table:table-cell table:style-name="ce17"/>
          <table:table-cell table:style-name="ce17" office:value-type="float" office:value="42.3037">
            <text:p>42.3</text:p>
          </table:table-cell>
          <table:table-cell table:style-name="ce17" office:value-type="float" office:value="16.7894">
            <text:p>16.79</text:p>
          </table:table-cell>
          <table:table-cell table:style-name="ce17" office:value-type="float" office:value="90">
            <text:p>90</text:p>
          </table:table-cell>
          <table:table-cell table:style-name="ce31" office:value-type="string">
            <text:p>Probably Hand placed</text:p>
            <text:p><text:span text:style-name="T8">Much cheaper: Arrow</text:span></text:p>
          </table:table-cell>
          <table:table-cell table:style-name="ce31" office:value-type="string">
            <text:p>620-1534-2-ND</text:p>
          </table:table-cell>
          <table:table-cell table:style-name="ce34" office:value-type="float" office:value="3.85">
            <text:p>3.8500</text:p>
          </table:table-cell>
          <table:table-cell table:style-name="ce12" office:value-type="float" office:value="1">
            <text:p>1</text:p>
          </table:table-cell>
          <table:table-cell table:style-name="ce12" table:formula="of:=[.U180]*700" office:value-type="float" office:value="700">
            <text:p>700</text:p>
          </table:table-cell>
          <table:table-cell table:style-name="ce12" table:formula="of:=[.U180]*[.T180]" office:value-type="float" office:value="3.85">
            <text:p>3.85</text:p>
          </table:table-cell>
          <table:table-cell table:style-name="ce12" office:value-type="float" office:value="0">
            <text:p>0</text:p>
          </table:table-cell>
          <table:table-cell table:style-name="ce12" table:formula="of:=[.V180]-[.X180]" office:value-type="float" office:value="700">
            <text:p>700</text:p>
          </table:table-cell>
          <table:table-cell table:style-name="ce12" office:value-type="float" office:value="500">
            <text:p>500</text:p>
          </table:table-cell>
          <table:table-cell table:style-name="ce12" office:value-type="float" office:value="700">
            <text:p>700</text:p>
          </table:table-cell>
          <table:table-cell table:style-name="ce12" table:formula="of:=[.AA180]*[.T180]" office:value-type="float" office:value="2695">
            <text:p>2695</text:p>
          </table:table-cell>
          <table:table-cell table:style-name="ce12" table:number-columns-repeated="996"/>
        </table:table-row>
        <table:table-row table:style-name="ro8">
          <table:table-cell table:number-columns-repeated="12"/>
          <table:table-cell table:style-name="ce29"/>
          <table:table-cell table:style-name="Default" table:number-columns-repeated="4"/>
          <table:table-cell table:number-columns-repeated="1007"/>
        </table:table-row>
        <table:table-row table:style-name="ro8">
          <table:table-cell table:number-columns-repeated="21"/>
          <table:table-cell office:value-type="string">
            <text:p>$(nom)/PCB</text:p>
          </table:table-cell>
          <table:table-cell table:formula="of:=SUM([.W37:.W180])" office:value-type="float" office:value="23.07614">
            <text:p>23.08</text:p>
          </table:table-cell>
          <table:table-cell table:number-columns-repeated="1001"/>
        </table:table-row>
        <table:table-row table:style-name="ro8" table:number-rows-repeated="6">
          <table:table-cell table:number-columns-repeated="1024"/>
        </table:table-row>
        <table:table-row table:style-name="ro8" table:number-rows-repeated="8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and Place (ONLY)" table:style-name="ta1" table:print="false"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ce15"/>
        <table:table-column table:style-name="co15" table:number-columns-repeated="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2">
          <table:table-cell office:value-type="string">
            <text:p>Description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 QTY</text:p>
            <text:p>from GG2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QTY to buy</text:p>
            <text:p>in 1st order</text:p>
          </table:table-cell>
          <table:table-cell office:value-type="string">
            <text:p>$ (total)</text:p>
            <text:p>in 1st order</text:p>
          </table:table-cell>
        </table:table-row>
        <table:table-row table:style-name="ro1">
          <table:table-cell office:value-type="string">
            <text:p>100u</text:p>
          </table:table-cell>
          <table:table-cell office:value-type="string">
            <text:p>max height: 8.9 mm</text:p>
          </table:table-cell>
          <table:table-cell office:value-type="string">
            <text:p>493-3953-2-ND</text:p>
          </table:table-cell>
          <table:table-cell office:value-type="float" office:value="0.16117">
            <text:p>0.1612</text:p>
          </table:table-cell>
          <table:table-cell office:value-type="float" office:value="4">
            <text:p>4</text:p>
          </table:table-cell>
          <table:table-cell table:style-name="ce1" table:formula="of:=[.E2]*700" office:value-type="float" office:value="2800">
            <text:p>2800</text:p>
          </table:table-cell>
          <table:table-cell table:style-name="ce1" table:formula="of:=[.E2]*[.D2]" office:value-type="float" office:value="0.64468">
            <text:p>0.64</text:p>
          </table:table-cell>
          <table:table-cell table:style-name="ce1" office:value-type="float" office:value="132">
            <text:p>132</text:p>
          </table:table-cell>
          <table:table-cell table:style-name="ce1" table:formula="of:=[.F2]-[.H2]" office:value-type="float" office:value="2668">
            <text:p>2668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2700">
            <text:p>2700</text:p>
          </table:table-cell>
          <table:table-cell table:style-name="ce1" table:formula="of:=[.K2]*[.D2]" office:value-type="float" office:value="435.159">
            <text:p>435.16</text:p>
          </table:table-cell>
        </table:table-row>
        <table:table-row table:style-name="ro1">
          <table:table-cell office:value-type="string">
            <text:p>330u</text:p>
          </table:table-cell>
          <table:table-cell/>
          <table:table-cell office:value-type="string">
            <text:p>493-3959-2-ND</text:p>
          </table:table-cell>
          <table:table-cell office:value-type="float" office:value="0.284">
            <text:p>0.2840</text:p>
          </table:table-cell>
          <table:table-cell office:value-type="float" office:value="3">
            <text:p>3</text:p>
          </table:table-cell>
          <table:table-cell table:style-name="ce1" table:formula="of:=[.E3]*700" office:value-type="float" office:value="2100">
            <text:p>2100</text:p>
          </table:table-cell>
          <table:table-cell table:style-name="ce1" table:formula="of:=[.E3]*[.D3]" office:value-type="float" office:value="0.852">
            <text:p>0.85</text:p>
          </table:table-cell>
          <table:table-cell table:style-name="ce1" office:value-type="float" office:value="275">
            <text:p>275</text:p>
          </table:table-cell>
          <table:table-cell table:style-name="ce1" table:formula="of:=[.F3]-[.H3]" office:value-type="float" office:value="1825">
            <text:p>1825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00">
            <text:p>1000</text:p>
          </table:table-cell>
          <table:table-cell table:style-name="ce1" table:formula="of:=[.K3]*[.D3]" office:value-type="float" office:value="284">
            <text:p>284</text:p>
          </table:table-cell>
        </table:table-row>
        <table:table-row table:style-name="ro1">
          <table:table-cell office:value-type="string">
            <text:p>1x2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2-ND</text:p>
          </table:table-cell>
          <table:table-cell office:value-type="float" office:value="0.07329">
            <text:p>0.0733</text:p>
          </table:table-cell>
          <table:table-cell office:value-type="float" office:value="1">
            <text:p>1</text:p>
          </table:table-cell>
          <table:table-cell table:style-name="ce1" table:formula="of:=[.E4]*700" office:value-type="float" office:value="700">
            <text:p>700</text:p>
          </table:table-cell>
          <table:table-cell table:style-name="ce1" table:formula="of:=[.E4]*[.D4]" office:value-type="float" office:value="0.07329">
            <text:p>0.07</text:p>
          </table:table-cell>
          <table:table-cell table:style-name="ce1" office:value-type="float" office:value="500">
            <text:p>500</text:p>
          </table:table-cell>
          <table:table-cell table:style-name="ce1" table:formula="of:=[.F4]-[.H4]" office:value-type="float" office:value="200">
            <text:p>2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00">
            <text:p>1000</text:p>
          </table:table-cell>
          <table:table-cell table:style-name="ce1" table:formula="of:=[.K4]*[.D4]" office:value-type="float" office:value="73.29">
            <text:p>73.29</text:p>
          </table:table-cell>
        </table:table-row>
        <table:table-row table:style-name="ro1">
          <table:table-cell office:value-type="string">
            <text:p>1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3-ND</text:p>
          </table:table-cell>
          <table:table-cell office:value-type="float" office:value="0.09288">
            <text:p>0.0929</text:p>
          </table:table-cell>
          <table:table-cell office:value-type="float" office:value="2">
            <text:p>2</text:p>
          </table:table-cell>
          <table:table-cell table:style-name="ce1" table:formula="of:=[.E5]*700" office:value-type="float" office:value="1400">
            <text:p>1400</text:p>
          </table:table-cell>
          <table:table-cell table:style-name="ce1" table:formula="of:=[.E5]*[.D5]" office:value-type="float" office:value="0.18576">
            <text:p>0.19</text:p>
          </table:table-cell>
          <table:table-cell table:style-name="ce1" office:value-type="float" office:value="0">
            <text:p>0</text:p>
          </table:table-cell>
          <table:table-cell table:style-name="ce1" table:formula="of:=[.F5]-[.H5]" office:value-type="float" office:value="1400">
            <text:p>14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400">
            <text:p>1400</text:p>
          </table:table-cell>
          <table:table-cell table:style-name="ce1" table:formula="of:=[.K5]*[.D5]" office:value-type="float" office:value="130.032">
            <text:p>130.03</text:p>
          </table:table-cell>
        </table:table-row>
        <table:table-row table:style-name="ro1">
          <table:table-cell office:value-type="string">
            <text:p>1x8 - 0.1”</text:p>
          </table:table-cell>
          <table:table-cell office:value-type="string">
            <text:p>15 uin gold min. pin length: 6 to 7 mm</text:p>
          </table:table-cell>
          <table:table-cell office:value-type="string">
            <text:p>732-5321-ND</text:p>
          </table:table-cell>
          <table:table-cell office:value-type="float" office:value="0.181">
            <text:p>0.1810</text:p>
          </table:table-cell>
          <table:table-cell office:value-type="float" office:value="3">
            <text:p>3</text:p>
          </table:table-cell>
          <table:table-cell table:style-name="ce1" table:formula="of:=[.E6]*700" office:value-type="float" office:value="2100">
            <text:p>2100</text:p>
          </table:table-cell>
          <table:table-cell table:style-name="ce1" table:formula="of:=[.E6]*[.D6]" office:value-type="float" office:value="0.543">
            <text:p>0.54</text:p>
          </table:table-cell>
          <table:table-cell table:style-name="ce1" office:value-type="float" office:value="87">
            <text:p>87</text:p>
          </table:table-cell>
          <table:table-cell table:style-name="ce1" table:formula="of:=[.F6]-[.H6]" office:value-type="float" office:value="2013">
            <text:p>201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000">
            <text:p>2000</text:p>
          </table:table-cell>
          <table:table-cell table:style-name="ce1" table:formula="of:=[.K6]*[.D6]" office:value-type="float" office:value="362">
            <text:p>362</text:p>
          </table:table-cell>
        </table:table-row>
        <table:table-row table:style-name="ro1">
          <table:table-cell office:value-type="string">
            <text:p>1x9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9-ND</text:p>
          </table:table-cell>
          <table:table-cell office:value-type="float" office:value="0.25559">
            <text:p>0.2556</text:p>
          </table:table-cell>
          <table:table-cell office:value-type="float" office:value="1">
            <text:p>1</text:p>
          </table:table-cell>
          <table:table-cell table:style-name="ce1" table:formula="of:=[.E7]*700" office:value-type="float" office:value="700">
            <text:p>700</text:p>
          </table:table-cell>
          <table:table-cell table:style-name="ce1" table:formula="of:=[.E7]*[.D7]" office:value-type="float" office:value="0.25559">
            <text:p>0.26</text:p>
          </table:table-cell>
          <table:table-cell table:style-name="ce1" office:value-type="float" office:value="0">
            <text:p>0</text:p>
          </table:table-cell>
          <table:table-cell table:style-name="ce1" table:formula="of:=[.F7]-[.H7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7]*[.D7]" office:value-type="float" office:value="255.59">
            <text:p>255.59</text:p>
          </table:table-cell>
        </table:table-row>
        <table:table-row table:style-name="ro1">
          <table:table-cell office:value-type="string">
            <text:p>1x5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5-ND</text:p>
          </table:table-cell>
          <table:table-cell office:value-type="float" office:value="0.15873">
            <text:p>0.1587</text:p>
          </table:table-cell>
          <table:table-cell office:value-type="float" office:value="1">
            <text:p>1</text:p>
          </table:table-cell>
          <table:table-cell table:style-name="ce1" table:formula="of:=[.E8]*700" office:value-type="float" office:value="700">
            <text:p>700</text:p>
          </table:table-cell>
          <table:table-cell table:style-name="ce1" table:formula="of:=[.E8]*[.D8]" office:value-type="float" office:value="0.15873">
            <text:p>0.16</text:p>
          </table:table-cell>
          <table:table-cell table:style-name="ce1" office:value-type="float" office:value="35">
            <text:p>35</text:p>
          </table:table-cell>
          <table:table-cell table:style-name="ce1" table:formula="of:=[.F8]-[.H8]" office:value-type="float" office:value="665">
            <text:p>665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8]*[.D8]" office:value-type="float" office:value="158.73">
            <text:p>158.73</text:p>
          </table:table-cell>
        </table:table-row>
        <table:table-row table:style-name="ro1">
          <table:table-cell office:value-type="string">
            <text:p>1x6 - 0.1”</text:p>
          </table:table-cell>
          <table:table-cell office:value-type="string">
            <text:p>15 uin gold min. pin length: 6 to 7 mm</text:p>
          </table:table-cell>
          <table:table-cell office:value-type="string">
            <text:p>900-0022284066-ND</text:p>
          </table:table-cell>
          <table:table-cell office:value-type="float" office:value="0.20055">
            <text:p>0.2006</text:p>
          </table:table-cell>
          <table:table-cell office:value-type="float" office:value="1">
            <text:p>1</text:p>
          </table:table-cell>
          <table:table-cell table:style-name="ce1" table:formula="of:=[.E9]*700" office:value-type="float" office:value="700">
            <text:p>700</text:p>
          </table:table-cell>
          <table:table-cell table:style-name="ce1" table:formula="of:=[.E9]*[.D9]" office:value-type="float" office:value="0.20055">
            <text:p>0.2</text:p>
          </table:table-cell>
          <table:table-cell table:style-name="ce1" office:value-type="float" office:value="644">
            <text:p>644</text:p>
          </table:table-cell>
          <table:table-cell table:style-name="ce1" table:formula="of:=[.F9]-[.H9]" office:value-type="float" office:value="56">
            <text:p>56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9]*[.D9]" office:value-type="float" office:value="200.55">
            <text:p>200.55</text:p>
          </table:table-cell>
        </table:table-row>
        <table:table-row table:style-name="ro1">
          <table:table-cell office:value-type="string">
            <text:p>2x2 - 0.1”</text:p>
          </table:table-cell>
          <table:table-cell office:value-type="string">
            <text:p>flash gold min. pin length: ~8 mm</text:p>
          </table:table-cell>
          <table:table-cell office:value-type="string">
            <text:p>S2211EC-02-ND</text:p>
          </table:table-cell>
          <table:table-cell office:value-type="float" office:value="0.08452">
            <text:p>0.0845</text:p>
          </table:table-cell>
          <table:table-cell office:value-type="float" office:value="1">
            <text:p>1</text:p>
          </table:table-cell>
          <table:table-cell table:style-name="ce1" table:formula="of:=[.E10]*700" office:value-type="float" office:value="700">
            <text:p>700</text:p>
          </table:table-cell>
          <table:table-cell table:style-name="ce1" table:formula="of:=[.E10]*[.D10]" office:value-type="float" office:value="0.08452">
            <text:p>0.08</text:p>
          </table:table-cell>
          <table:table-cell table:style-name="ce1" office:value-type="float" office:value="0">
            <text:p>0</text:p>
          </table:table-cell>
          <table:table-cell table:style-name="ce1" table:formula="of:=[.F10]-[.H10]" office:value-type="float" office:value="700">
            <text:p>7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00">
            <text:p>700</text:p>
          </table:table-cell>
          <table:table-cell table:style-name="ce1" table:formula="of:=[.K10]*[.D10]" office:value-type="float" office:value="59.164">
            <text:p>59.16</text:p>
          </table:table-cell>
        </table:table-row>
        <table:table-row table:style-name="ro1">
          <table:table-cell office:value-type="string">
            <text:p>1x4 - 0.1” tab</text:p>
          </table:table-cell>
          <table:table-cell office:value-type="string">
            <text:p>tin plating ok. pin length: ~8 mm</text:p>
          </table:table-cell>
          <table:table-cell office:value-type="string">
            <text:p>S9410-ND</text:p>
          </table:table-cell>
          <table:table-cell office:value-type="float" office:value="0.08424">
            <text:p>0.0842</text:p>
          </table:table-cell>
          <table:table-cell office:value-type="float" office:value="3">
            <text:p>3</text:p>
          </table:table-cell>
          <table:table-cell table:style-name="ce1" table:formula="of:=[.E11]*700" office:value-type="float" office:value="2100">
            <text:p>2100</text:p>
          </table:table-cell>
          <table:table-cell table:style-name="ce1" table:formula="of:=[.E11]*[.D11]" office:value-type="float" office:value="0.25272">
            <text:p>0.25</text:p>
          </table:table-cell>
          <table:table-cell table:style-name="ce1" office:value-type="float" office:value="42">
            <text:p>42</text:p>
          </table:table-cell>
          <table:table-cell table:style-name="ce1" table:formula="of:=[.F11]-[.H11]" office:value-type="float" office:value="2058">
            <text:p>2058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table:formula="of:=[.K11]*[.D11]" office:value-type="float" office:value="168.48">
            <text:p>168.48</text:p>
          </table:table-cell>
        </table:table-row>
        <table:table-row table:style-name="ro1">
          <table:table-cell office:value-type="string">
            <text:p>2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22469-ND</text:p>
          </table:table-cell>
          <table:table-cell office:value-type="float" office:value="0.24965">
            <text:p>0.2497</text:p>
          </table:table-cell>
          <table:table-cell office:value-type="float" office:value="1">
            <text:p>1</text:p>
          </table:table-cell>
          <table:table-cell table:style-name="ce1" table:formula="of:=[.E12]*700" office:value-type="float" office:value="700">
            <text:p>700</text:p>
          </table:table-cell>
          <table:table-cell table:style-name="ce1" table:formula="of:=[.E12]*[.D12]" office:value-type="float" office:value="0.24965">
            <text:p>0.25</text:p>
          </table:table-cell>
          <table:table-cell table:style-name="ce1" office:value-type="float" office:value="0">
            <text:p>0</text:p>
          </table:table-cell>
          <table:table-cell table:style-name="ce1" table:formula="of:=[.F12]-[.H12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12]*[.D12]" office:value-type="float" office:value="249.65">
            <text:p>249.65</text:p>
          </table:table-cell>
        </table:table-row>
        <table:table-row table:style-name="ro1">
          <table:table-cell office:value-type="string">
            <text:p>phase screw</text:p>
          </table:table-cell>
          <table:table-cell office:value-type="string">
            <text:p>45 degree preferable; can use 90</text:p>
          </table:table-cell>
          <table:table-cell office:value-type="string">
            <text:p>277-1780-ND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style-name="ce1" table:formula="of:=[.E13]*700" office:value-type="float" office:value="700">
            <text:p>700</text:p>
          </table:table-cell>
          <table:table-cell table:style-name="ce1" table:formula="of:=[.E13]*[.D13]" office:value-type="float" office:value="0.50875">
            <text:p>0.51</text:p>
          </table:table-cell>
          <table:table-cell table:style-name="ce1" office:value-type="float" office:value="5">
            <text:p>5</text:p>
          </table:table-cell>
          <table:table-cell table:style-name="ce1" table:formula="of:=[.F13]-[.H13]" office:value-type="float" office:value="695">
            <text:p>695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13]*[.D13]" office:value-type="float" office:value="508.75">
            <text:p>508.75</text:p>
          </table:table-cell>
        </table:table-row>
        <table:table-row table:style-name="ro4">
          <table:table-cell office:value-type="string">
            <text:p>power screw</text:p>
          </table:table-cell>
          <table:table-cell office:value-type="string">
            <text:p>Possibly: A98446-ND (45<text:span text:style-name="T3">°)</text:span></text:p>
          </table:table-cell>
          <table:table-cell office:value-type="string">
            <text:p>277-14511-ND (0<text:span text:style-name="T4">°)</text:span>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style-name="ce1" table:formula="of:=[.E14]*700" office:value-type="float" office:value="700">
            <text:p>700</text:p>
          </table:table-cell>
          <table:table-cell table:style-name="ce1" table:formula="of:=[.E14]*[.D14]" office:value-type="float" office:value="0.50875">
            <text:p>0.51</text:p>
          </table:table-cell>
          <table:table-cell table:style-name="ce1" office:value-type="float" office:value="30">
            <text:p>30</text:p>
          </table:table-cell>
          <table:table-cell table:style-name="ce1" table:formula="of:=[.F14]-[.H14]" office:value-type="float" office:value="670">
            <text:p>67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">
            <text:p>10</text:p>
          </table:table-cell>
          <table:table-cell table:style-name="ce1" table:formula="of:=[.K14]*[.D14]" office:value-type="float" office:value="5.0875">
            <text:p>5.09</text:p>
          </table:table-cell>
        </table:table-row>
        <table:table-row table:style-name="ro1">
          <table:table-cell office:value-type="string">
            <text:p>Heat Sink</text:p>
          </table:table-cell>
          <table:table-cell/>
          <table:table-cell office:value-type="string">
            <text:p>HS407-ND</text:p>
          </table:table-cell>
          <table:table-cell office:value-type="float" office:value="0.51517">
            <text:p>0.5152</text:p>
          </table:table-cell>
          <table:table-cell office:value-type="float" office:value="2">
            <text:p>2</text:p>
          </table:table-cell>
          <table:table-cell table:style-name="ce1" table:formula="of:=[.E15]*700" office:value-type="float" office:value="1400">
            <text:p>1400</text:p>
          </table:table-cell>
          <table:table-cell table:style-name="ce1" table:formula="of:=[.E15]*[.D15]" office:value-type="float" office:value="1.03034">
            <text:p>1.03</text:p>
          </table:table-cell>
          <table:table-cell table:style-name="ce1" office:value-type="float" office:value="44">
            <text:p>44</text:p>
          </table:table-cell>
          <table:table-cell table:style-name="ce1" table:formula="of:=[.F15]-[.H15]" office:value-type="float" office:value="1356">
            <text:p>1356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400">
            <text:p>1400</text:p>
          </table:table-cell>
          <table:table-cell table:style-name="ce1" table:formula="of:=[.K15]*[.D15]" office:value-type="float" office:value="721.238">
            <text:p>721.24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string">
            <text:p>PCB cost @ QTY1000</text:p>
          </table:table-cell>
          <table:table-cell office:value-type="string">
            <text:p>-</text:p>
          </table:table-cell>
          <table:table-cell office:value-type="float" office:value="1.54">
            <text:p>1.5400</text:p>
          </table:table-cell>
          <table:table-cell office:value-type="float" office:value="1">
            <text:p>1</text:p>
          </table:table-cell>
          <table:table-cell table:style-name="ce1" table:formula="of:=[.E16]*700" office:value-type="float" office:value="700">
            <text:p>700</text:p>
          </table:table-cell>
          <table:table-cell table:style-name="ce1" table:formula="of:=[.E16]*[.D16]" office:value-type="float" office:value="1.54">
            <text:p>1.54</text:p>
          </table:table-cell>
          <table:table-cell table:style-name="ce1" office:value-type="float" office:value="0">
            <text:p>0</text:p>
          </table:table-cell>
          <table:table-cell table:style-name="ce1" table:formula="of:=[.F16]-[.H16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16]*[.D16]" office:value-type="float" office:value="1540">
            <text:p>15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$(nom)/PCB</text:p>
          </table:table-cell>
          <table:table-cell table:formula="of:=SUM([.G2:.G16])" office:value-type="float" office:value="7.08833">
            <text:p>7.09</text:p>
          </table:table-cell>
          <table:table-cell table:number-columns-repeated="5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ULL BOM EXPORT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ce15"/>
        <table:table-column table:style-name="co2" table:default-cell-style-name="Default"/>
        <table:table-column table:style-name="co24" table:default-cell-style-name="ce1"/>
        <table:table-column table:style-name="co25" table:default-cell-style-name="ce24"/>
        <table:table-column table:style-name="co26" table:default-cell-style-name="ce1"/>
        <table:table-column table:style-name="co27" table:default-cell-style-name="ce24"/>
        <table:table-column table:style-name="co16" table:default-cell-style-name="ce1"/>
        <table:table-column table:style-name="co28" table:default-cell-style-name="ce1"/>
        <table:table-column table:style-name="co18" table:default-cell-style-name="ce1"/>
        <table:table-row table:style-name="ro3">
          <table:table-cell office:value-type="string">
            <text:p>Part</text:p>
          </table:table-cell>
          <table:table-cell office:value-type="string">
            <text:p>Note</text:p>
          </table:table-cell>
          <table:table-cell table:style-name="ce11"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</text:p>
            <text:p>/GG</text:p>
          </table:table-cell>
          <table:table-cell table:style-name="Default" office:value-type="string">
            <text:p>QTY in</text:p>
            <text:p>700 GG3s</text:p>
          </table:table-cell>
          <table:table-cell table:style-name="Default" office:value-type="string">
            <text:p>nominal $</text:p>
            <text:p>per GG3</text:p>
          </table:table-cell>
          <table:table-cell table:style-name="Default" office:value-type="string">
            <text:p>Leftover</text:p>
            <text:p>GG2 QTY</text:p>
          </table:table-cell>
          <table:table-cell table:style-name="Default" office:value-type="string">
            <text:p>QTY needed</text:p>
            <text:p>for 700 GG3s</text:p>
          </table:table-cell>
          <table:table-cell table:style-name="Default" office:value-type="string">
            <text:p>purchased</text:p>
            <text:p>in multiples of</text:p>
          </table:table-cell>
          <table:table-cell table:style-name="Default" office:value-type="string">
            <text:p>Recommended</text:p>
            <text:p>QTY to buy</text:p>
            <text:p>in 1st order</text:p>
          </table:table-cell>
          <table:table-cell table:style-name="Default" office:value-type="string">
            <text:p>$ for 1st</text:p>
            <text:p>order</text:p>
          </table:table-cell>
        </table:table-row>
        <table:table-row table:style-name="ro1">
          <table:table-cell office:value-type="string">
            <text:p>56k-R_0603</text:p>
          </table:table-cell>
          <table:table-cell/>
          <table:table-cell table:style-name="ce20" office:value-type="string">
            <text:p>1276-4816-2-ND</text:p>
          </table:table-cell>
          <table:table-cell table:style-name="ce23" office:value-type="float" office:value="0.00913">
            <text:p>0.0091</text:p>
          </table:table-cell>
          <table:table-cell table:style-name="ce24" office:value-type="float" office:value="13">
            <text:p>13</text:p>
          </table:table-cell>
          <table:table-cell table:style-name="ce24" table:formula="of:=[.E2]*700" office:value-type="float" office:value="9100">
            <text:p>9100</text:p>
          </table:table-cell>
          <table:table-cell table:formula="of:=[.E2]*[.D2]" office:value-type="float" office:value="0.11869">
            <text:p>0.12</text:p>
          </table:table-cell>
          <table:table-cell table:style-name="ce24" office:value-type="float" office:value="2000">
            <text:p>2000</text:p>
          </table:table-cell>
          <table:table-cell table:formula="of:=[.F2]-[.H2]" office:value-type="float" office:value="7100">
            <text:p>7100</text:p>
          </table:table-cell>
          <table:table-cell table:style-name="ce24" office:value-type="float" office:value="5000">
            <text:p>5000</text:p>
          </table:table-cell>
          <table:table-cell table:style-name="ce24" office:value-type="float" office:value="10000">
            <text:p>10000</text:p>
          </table:table-cell>
          <table:table-cell table:style-name="ce24" table:formula="of:=[.K2]*[.D2]" office:value-type="float" office:value="91.3">
            <text:p>91.3</text:p>
          </table:table-cell>
        </table:table-row>
        <table:table-row table:style-name="ro1">
          <table:table-cell office:value-type="string">
            <text:p>0R09-R_1206</text:p>
          </table:table-cell>
          <table:table-cell office:value-type="string">
            <text:p>OK to use remaining 0R091 stock</text:p>
          </table:table-cell>
          <table:table-cell table:style-name="ce11" office:value-type="string">
            <text:p>RHM.009AMTR-ND</text:p>
          </table:table-cell>
          <table:table-cell office:value-type="float" office:value="0.12764">
            <text:p>0.1276</text:p>
          </table:table-cell>
          <table:table-cell office:value-type="float" office:value="8">
            <text:p>8</text:p>
          </table:table-cell>
          <table:table-cell table:style-name="Default" table:formula="of:=[.E3]*700" office:value-type="float" office:value="5600">
            <text:p>5600</text:p>
          </table:table-cell>
          <table:table-cell table:formula="of:=[.E3]*[.D3]" office:value-type="float" office:value="1.02112">
            <text:p>1.02</text:p>
          </table:table-cell>
          <table:table-cell table:style-name="Default" office:value-type="float" office:value="500">
            <text:p>500</text:p>
          </table:table-cell>
          <table:table-cell table:formula="of:=[.F3]-[.H3]" office:value-type="float" office:value="5100">
            <text:p>51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3]*[.D3]" office:value-type="float" office:value="638.2">
            <text:p>638.2</text:p>
          </table:table-cell>
        </table:table-row>
        <table:table-row table:style-name="ro1">
          <table:table-cell office:value-type="string">
            <text:p>680p-C_0603</text:p>
          </table:table-cell>
          <table:table-cell/>
          <table:table-cell table:style-name="ce20" office:value-type="string">
            <text:p>1276-1820-2-ND</text:p>
          </table:table-cell>
          <table:table-cell table:style-name="ce23" office:value-type="float" office:value="0.0161">
            <text:p>0.0161</text:p>
          </table:table-cell>
          <table:table-cell table:style-name="ce24" office:value-type="float" office:value="11">
            <text:p>11</text:p>
          </table:table-cell>
          <table:table-cell table:style-name="ce24" table:formula="of:=[.E4]*700" office:value-type="float" office:value="7700">
            <text:p>7700</text:p>
          </table:table-cell>
          <table:table-cell table:formula="of:=[.E4]*[.D4]" office:value-type="float" office:value="0.1771">
            <text:p>0.18</text:p>
          </table:table-cell>
          <table:table-cell table:style-name="ce24" office:value-type="float" office:value="500">
            <text:p>500</text:p>
          </table:table-cell>
          <table:table-cell table:formula="of:=[.F4]-[.H4]" office:value-type="float" office:value="7200">
            <text:p>7200</text:p>
          </table:table-cell>
          <table:table-cell table:style-name="ce24" office:value-type="float" office:value="4000">
            <text:p>4000</text:p>
          </table:table-cell>
          <table:table-cell table:style-name="ce24" office:value-type="float" office:value="8000">
            <text:p>8000</text:p>
          </table:table-cell>
          <table:table-cell table:style-name="ce24" table:formula="of:=[.K4]*[.D4]" office:value-type="float" office:value="128.8">
            <text:p>128.8</text:p>
          </table:table-cell>
        </table:table-row>
        <table:table-row table:style-name="ro1">
          <table:table-cell office:value-type="string">
            <text:p>1k-R_0603</text:p>
          </table:table-cell>
          <table:table-cell/>
          <table:table-cell table:style-name="ce11" office:value-type="string">
            <text:p>RMCF0603FT1K00TR-ND</text:p>
          </table:table-cell>
          <table:table-cell office:value-type="float" office:value="0.00173">
            <text:p>0.0017</text:p>
          </table:table-cell>
          <table:table-cell office:value-type="float" office:value="17">
            <text:p>17</text:p>
          </table:table-cell>
          <table:table-cell table:style-name="Default" table:formula="of:=[.E5]*700" office:value-type="float" office:value="11900">
            <text:p>11900</text:p>
          </table:table-cell>
          <table:table-cell table:formula="of:=[.E5]*[.D5]" office:value-type="float" office:value="0.02941">
            <text:p>0.03</text:p>
          </table:table-cell>
          <table:table-cell table:style-name="Default" office:value-type="float" office:value="8000">
            <text:p>8000</text:p>
          </table:table-cell>
          <table:table-cell table:formula="of:=[.F5]-[.H5]" office:value-type="float" office:value="3900">
            <text:p>39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5]*[.D5]" office:value-type="float" office:value="8.65">
            <text:p>8.65</text:p>
          </table:table-cell>
        </table:table-row>
        <table:table-row table:style-name="ro1">
          <table:table-cell office:value-type="string">
            <text:p>220n-C_0603</text:p>
          </table:table-cell>
          <table:table-cell/>
          <table:table-cell table:style-name="ce21" office:value-type="string">
            <text:p>1276-6600-2-ND</text:p>
          </table:table-cell>
          <table:table-cell table:style-name="ce23" office:value-type="float" office:value="0.02635">
            <text:p>0.0264</text:p>
          </table:table-cell>
          <table:table-cell table:style-name="ce24" office:value-type="float" office:value="43">
            <text:p>43</text:p>
          </table:table-cell>
          <table:table-cell table:style-name="ce24" table:formula="of:=[.E6]*700" office:value-type="float" office:value="30100">
            <text:p>30100</text:p>
          </table:table-cell>
          <table:table-cell table:formula="of:=[.E6]*[.D6]" office:value-type="float" office:value="1.13305">
            <text:p>1.13</text:p>
          </table:table-cell>
          <table:table-cell table:style-name="ce24" office:value-type="float" office:value="1000">
            <text:p>1000</text:p>
          </table:table-cell>
          <table:table-cell table:formula="of:=[.F6]-[.H6]" office:value-type="float" office:value="29100">
            <text:p>29100</text:p>
          </table:table-cell>
          <table:table-cell table:style-name="ce24" office:value-type="float" office:value="4000">
            <text:p>4000</text:p>
          </table:table-cell>
          <table:table-cell table:style-name="ce24" office:value-type="float" office:value="28000">
            <text:p>28000</text:p>
          </table:table-cell>
          <table:table-cell table:style-name="ce24" table:formula="of:=[.K6]*[.D6]" office:value-type="float" office:value="737.8">
            <text:p>737.8</text:p>
          </table:table-cell>
        </table:table-row>
        <table:table-row table:style-name="ro1">
          <table:table-cell office:value-type="string">
            <text:p>1.47k-R_0603</text:p>
          </table:table-cell>
          <table:table-cell/>
          <table:table-cell table:style-name="ce11" office:value-type="string">
            <text:p>311-1.47KHRTR-ND</text:p>
          </table:table-cell>
          <table:table-cell office:value-type="float" office:value="0.00238">
            <text:p>0.0024</text:p>
          </table:table-cell>
          <table:table-cell office:value-type="float" office:value="16">
            <text:p>16</text:p>
          </table:table-cell>
          <table:table-cell table:style-name="Default" table:formula="of:=[.E7]*700" office:value-type="float" office:value="11200">
            <text:p>11200</text:p>
          </table:table-cell>
          <table:table-cell table:formula="of:=[.E7]*[.D7]" office:value-type="float" office:value="0.03808">
            <text:p>0.04</text:p>
          </table:table-cell>
          <table:table-cell table:style-name="Default" office:value-type="float" office:value="11000">
            <text:p>11000</text:p>
          </table:table-cell>
          <table:table-cell table:formula="of:=[.F7]-[.H7]" office:value-type="float" office:value="200">
            <text:p>200</text:p>
          </table:table-cell>
          <table:table-cell table:style-name="Default" office:value-type="float" office:value="5000">
            <text:p>5000</text:p>
          </table:table-cell>
          <table:table-cell table:style-name="Default" office:value-type="float" office:value="0">
            <text:p>0</text:p>
          </table:table-cell>
          <table:table-cell table:style-name="Default" table:formula="of:=[.K7]*[.D7]" office:value-type="float" office:value="0">
            <text:p>0</text:p>
          </table:table-cell>
        </table:table-row>
        <table:table-row table:style-name="ro1">
          <table:table-cell office:value-type="string">
            <text:p>10u-C_1206</text:p>
          </table:table-cell>
          <table:table-cell/>
          <table:table-cell table:style-name="ce20" office:value-type="string">
            <text:p>1276-6767-2-ND</text:p>
          </table:table-cell>
          <table:table-cell table:style-name="ce23" office:value-type="float" office:value="0.07783">
            <text:p>0.0778</text:p>
          </table:table-cell>
          <table:table-cell table:style-name="ce24" office:value-type="float" office:value="15">
            <text:p>15</text:p>
          </table:table-cell>
          <table:table-cell table:style-name="ce24" table:formula="of:=[.E8]*700" office:value-type="float" office:value="10500">
            <text:p>10500</text:p>
          </table:table-cell>
          <table:table-cell table:formula="of:=[.E8]*[.D8]" office:value-type="float" office:value="1.16745">
            <text:p>1.17</text:p>
          </table:table-cell>
          <table:table-cell table:style-name="ce24" office:value-type="float" office:value="3500">
            <text:p>3500</text:p>
          </table:table-cell>
          <table:table-cell table:formula="of:=[.F8]-[.H8]" office:value-type="float" office:value="7000">
            <text:p>7000</text:p>
          </table:table-cell>
          <table:table-cell table:style-name="ce24" office:value-type="float" office:value="2000">
            <text:p>2000</text:p>
          </table:table-cell>
          <table:table-cell table:style-name="ce24" office:value-type="float" office:value="8000">
            <text:p>8000</text:p>
          </table:table-cell>
          <table:table-cell table:style-name="ce24" table:formula="of:=[.K8]*[.D8]" office:value-type="float" office:value="622.64">
            <text:p>622.64</text:p>
          </table:table-cell>
        </table:table-row>
        <table:table-row table:style-name="ro1">
          <table:table-cell office:value-type="string">
            <text:p>47-R_0603</text:p>
          </table:table-cell>
          <table:table-cell/>
          <table:table-cell table:style-name="ce11" office:value-type="string">
            <text:p>2019-RK73B1JTTD470JTR-ND</text:p>
          </table:table-cell>
          <table:table-cell office:value-type="float" office:value="0.0018">
            <text:p>0.0018</text:p>
          </table:table-cell>
          <table:table-cell office:value-type="float" office:value="10">
            <text:p>10</text:p>
          </table:table-cell>
          <table:table-cell table:style-name="Default" table:formula="of:=[.E9]*700" office:value-type="float" office:value="7000">
            <text:p>7000</text:p>
          </table:table-cell>
          <table:table-cell table:formula="of:=[.E9]*[.D9]" office:value-type="float" office:value="0.018">
            <text:p>0.02</text:p>
          </table:table-cell>
          <table:table-cell table:style-name="Default" office:value-type="float" office:value="2000">
            <text:p>2000</text:p>
          </table:table-cell>
          <table:table-cell table:formula="of:=[.F9]-[.H9]" office:value-type="float" office:value="5000">
            <text:p>50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9]*[.D9]" office:value-type="float" office:value="9">
            <text:p>9</text:p>
          </table:table-cell>
        </table:table-row>
        <table:table-row table:style-name="ro1">
          <table:table-cell office:value-type="string">
            <text:p>33n-C_0603</text:p>
          </table:table-cell>
          <table:table-cell/>
          <table:table-cell table:style-name="ce20" office:value-type="string">
            <text:p>1276-6842-2-ND</text:p>
          </table:table-cell>
          <table:table-cell table:style-name="ce23" office:value-type="float" office:value="0.00812">
            <text:p>0.0081</text:p>
          </table:table-cell>
          <table:table-cell table:style-name="ce24" office:value-type="float" office:value="6">
            <text:p>6</text:p>
          </table:table-cell>
          <table:table-cell table:style-name="ce24" table:formula="of:=[.E10]*700" office:value-type="float" office:value="4200">
            <text:p>4200</text:p>
          </table:table-cell>
          <table:table-cell table:formula="of:=[.E10]*[.D10]" office:value-type="float" office:value="0.04872">
            <text:p>0.05</text:p>
          </table:table-cell>
          <table:table-cell table:style-name="ce24" office:value-type="float" office:value="1800">
            <text:p>1800</text:p>
          </table:table-cell>
          <table:table-cell table:formula="of:=[.F10]-[.H10]" office:value-type="float" office:value="2400">
            <text:p>2400</text:p>
          </table:table-cell>
          <table:table-cell table:number-columns-repeated="2" table:style-name="ce24" office:value-type="float" office:value="4000">
            <text:p>4000</text:p>
          </table:table-cell>
          <table:table-cell table:style-name="ce24" table:formula="of:=[.K10]*[.D10]" office:value-type="float" office:value="32.48">
            <text:p>32.48</text:p>
          </table:table-cell>
        </table:table-row>
        <table:table-row table:style-name="ro1">
          <table:table-cell office:value-type="string">
            <text:p>470k-R_0603</text:p>
          </table:table-cell>
          <table:table-cell/>
          <table:table-cell table:style-name="ce11" office:value-type="string">
            <text:p>CR0603-FX-4703ELFTR-ND</text:p>
          </table:table-cell>
          <table:table-cell office:value-type="float" office:value="0.00239">
            <text:p>0.0024</text:p>
          </table:table-cell>
          <table:table-cell office:value-type="float" office:value="6">
            <text:p>6</text:p>
          </table:table-cell>
          <table:table-cell table:style-name="Default" table:formula="of:=[.E11]*700" office:value-type="float" office:value="4200">
            <text:p>4200</text:p>
          </table:table-cell>
          <table:table-cell table:formula="of:=[.E11]*[.D11]" office:value-type="float" office:value="0.01434">
            <text:p>0.01</text:p>
          </table:table-cell>
          <table:table-cell table:style-name="Default" office:value-type="float" office:value="500">
            <text:p>500</text:p>
          </table:table-cell>
          <table:table-cell table:formula="of:=[.F11]-[.H11]" office:value-type="float" office:value="3700">
            <text:p>37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11]*[.D11]" office:value-type="float" office:value="11.95">
            <text:p>11.95</text:p>
          </table:table-cell>
        </table:table-row>
        <table:table-row table:style-name="ro1">
          <table:table-cell office:value-type="string">
            <text:p>24.3k-R_0603</text:p>
          </table:table-cell>
          <table:table-cell office:value-type="string">
            <text:p>new part</text:p>
          </table:table-cell>
          <table:table-cell table:style-name="ce20" office:value-type="string">
            <text:p>311-24.3KHRTR-ND</text:p>
          </table:table-cell>
          <table:table-cell table:style-name="ce23" office:value-type="float" office:value="0.00274">
            <text:p>0.0027</text:p>
          </table:table-cell>
          <table:table-cell table:style-name="ce24" office:value-type="float" office:value="6">
            <text:p>6</text:p>
          </table:table-cell>
          <table:table-cell table:style-name="ce24" table:formula="of:=[.E12]*700" office:value-type="float" office:value="4200">
            <text:p>4200</text:p>
          </table:table-cell>
          <table:table-cell table:formula="of:=[.E12]*[.D12]" office:value-type="float" office:value="0.01644">
            <text:p>0.02</text:p>
          </table:table-cell>
          <table:table-cell table:style-name="ce24" office:value-type="float" office:value="0">
            <text:p>0</text:p>
          </table:table-cell>
          <table:table-cell table:formula="of:=[.F12]-[.H12]" office:value-type="float" office:value="4200">
            <text:p>4200</text:p>
          </table:table-cell>
          <table:table-cell table:number-columns-repeated="2" table:style-name="ce24" office:value-type="float" office:value="5000">
            <text:p>5000</text:p>
          </table:table-cell>
          <table:table-cell table:style-name="ce24" table:formula="of:=[.K12]*[.D12]" office:value-type="float" office:value="13.7">
            <text:p>13.7</text:p>
          </table:table-cell>
        </table:table-row>
        <table:table-row table:style-name="ro1">
          <table:table-cell office:value-type="string">
            <text:p>0.005-R_1206</text:p>
          </table:table-cell>
          <table:table-cell office:value-type="string">
            <text:p>new part</text:p>
          </table:table-cell>
          <table:table-cell table:style-name="ce11" office:value-type="string">
            <text:p>LVT12R0050FERTR-ND</text:p>
          </table:table-cell>
          <table:table-cell office:value-type="float" office:value="0.07229">
            <text:p>0.0723</text:p>
          </table:table-cell>
          <table:table-cell office:value-type="float" office:value="3">
            <text:p>3</text:p>
          </table:table-cell>
          <table:table-cell table:style-name="Default" table:formula="of:=[.E13]*700" office:value-type="float" office:value="2100">
            <text:p>2100</text:p>
          </table:table-cell>
          <table:table-cell table:formula="of:=[.E13]*[.D13]" office:value-type="float" office:value="0.21687">
            <text:p>0.22</text:p>
          </table:table-cell>
          <table:table-cell table:style-name="Default" office:value-type="float" office:value="0">
            <text:p>0</text:p>
          </table:table-cell>
          <table:table-cell table:formula="of:=[.F13]-[.H13]" office:value-type="float" office:value="2100">
            <text:p>21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13]*[.D13]" office:value-type="float" office:value="361.45">
            <text:p>361.45</text:p>
          </table:table-cell>
        </table:table-row>
        <table:table-row table:style-name="ro1">
          <table:table-cell office:value-type="string">
            <text:p>6V_Zener-D_SOD-123</text:p>
          </table:table-cell>
          <table:table-cell office:value-type="string">
            <text:p>new part</text:p>
          </table:table-cell>
          <table:table-cell table:style-name="ce20" office:value-type="string">
            <text:p>MMSZ5233B-FDITR-ND</text:p>
          </table:table-cell>
          <table:table-cell table:style-name="ce23" office:value-type="float" office:value="0.03717">
            <text:p>0.0372</text:p>
          </table:table-cell>
          <table:table-cell table:style-name="ce24" office:value-type="float" office:value="2">
            <text:p>2</text:p>
          </table:table-cell>
          <table:table-cell table:style-name="ce24" table:formula="of:=[.E14]*700" office:value-type="float" office:value="1400">
            <text:p>1400</text:p>
          </table:table-cell>
          <table:table-cell table:formula="of:=[.E14]*[.D14]" office:value-type="float" office:value="0.07434">
            <text:p>0.07</text:p>
          </table:table-cell>
          <table:table-cell table:style-name="ce24" office:value-type="float" office:value="0">
            <text:p>0</text:p>
          </table:table-cell>
          <table:table-cell table:formula="of:=[.F14]-[.H14]" office:value-type="float" office:value="1400">
            <text:p>1400</text:p>
          </table:table-cell>
          <table:table-cell table:number-columns-repeated="2" table:style-name="ce24" office:value-type="float" office:value="3000">
            <text:p>3000</text:p>
          </table:table-cell>
          <table:table-cell table:style-name="ce24" table:formula="of:=[.K14]*[.D14]" office:value-type="float" office:value="111.51">
            <text:p>111.51</text:p>
          </table:table-cell>
        </table:table-row>
        <table:table-row table:style-name="ro1">
          <table:table-cell office:value-type="string">
            <text:p>12p-C_0603</text:p>
          </table:table-cell>
          <table:table-cell office:value-type="string">
            <text:p>new part</text:p>
          </table:table-cell>
          <table:table-cell table:style-name="ce11" office:value-type="string">
            <text:p>1276-1254-2-ND</text:p>
          </table:table-cell>
          <table:table-cell office:value-type="float" office:value="0.00982">
            <text:p>0.0098</text:p>
          </table:table-cell>
          <table:table-cell office:value-type="float" office:value="2">
            <text:p>2</text:p>
          </table:table-cell>
          <table:table-cell table:style-name="Default" table:formula="of:=[.E15]*700" office:value-type="float" office:value="1400">
            <text:p>1400</text:p>
          </table:table-cell>
          <table:table-cell table:formula="of:=[.E15]*[.D15]" office:value-type="float" office:value="0.01964">
            <text:p>0.02</text:p>
          </table:table-cell>
          <table:table-cell table:style-name="Default" office:value-type="float" office:value="0">
            <text:p>0</text:p>
          </table:table-cell>
          <table:table-cell table:formula="of:=[.F15]-[.H15]" office:value-type="float" office:value="1400">
            <text:p>1400</text:p>
          </table:table-cell>
          <table:table-cell table:number-columns-repeated="2" table:style-name="Default" office:value-type="float" office:value="4000">
            <text:p>4000</text:p>
          </table:table-cell>
          <table:table-cell table:style-name="Default" table:formula="of:=[.K15]*[.D15]" office:value-type="float" office:value="39.28">
            <text:p>39.28</text:p>
          </table:table-cell>
        </table:table-row>
        <table:table-row table:style-name="ro1">
          <table:table-cell office:value-type="string">
            <text:p>16M-SMD_2016</text:p>
          </table:table-cell>
          <table:table-cell office:value-type="string">
            <text:p>new part</text:p>
          </table:table-cell>
          <table:table-cell table:style-name="ce20" office:value-type="string">
            <text:p>XC3061TR-ND</text:p>
          </table:table-cell>
          <table:table-cell table:style-name="ce23" office:value-type="float" office:value="0.2416">
            <text:p>0.2416</text:p>
          </table:table-cell>
          <table:table-cell table:style-name="ce24" office:value-type="float" office:value="1">
            <text:p>1</text:p>
          </table:table-cell>
          <table:table-cell table:style-name="ce24" table:formula="of:=[.E16]*700" office:value-type="float" office:value="700">
            <text:p>700</text:p>
          </table:table-cell>
          <table:table-cell table:formula="of:=[.E16]*[.D16]" office:value-type="float" office:value="0.2416">
            <text:p>0.24</text:p>
          </table:table-cell>
          <table:table-cell table:style-name="ce24" office:value-type="float" office:value="0">
            <text:p>0</text:p>
          </table:table-cell>
          <table:table-cell table:formula="of:=[.F16]-[.H16]" office:value-type="float" office:value="700">
            <text:p>700</text:p>
          </table:table-cell>
          <table:table-cell table:number-columns-repeated="2" table:style-name="ce24" office:value-type="float" office:value="1000">
            <text:p>1000</text:p>
          </table:table-cell>
          <table:table-cell table:style-name="ce24" table:formula="of:=[.K16]*[.D16]" office:value-type="float" office:value="241.6">
            <text:p>241.6</text:p>
          </table:table-cell>
        </table:table-row>
        <table:table-row table:style-name="ro1">
          <table:table-cell office:value-type="string">
            <text:p>LM4040-SOT-23</text:p>
          </table:table-cell>
          <table:table-cell/>
          <table:table-cell table:style-name="ce22" office:value-type="string">
            <text:p>576-1047-2-ND</text:p>
          </table:table-cell>
          <table:table-cell office:value-type="float" office:value="0.22">
            <text:p>0.2200</text:p>
          </table:table-cell>
          <table:table-cell office:value-type="float" office:value="1">
            <text:p>1</text:p>
          </table:table-cell>
          <table:table-cell table:style-name="Default" table:formula="of:=[.E17]*700" office:value-type="float" office:value="700">
            <text:p>700</text:p>
          </table:table-cell>
          <table:table-cell table:formula="of:=[.E17]*[.D17]" office:value-type="float" office:value="0.22">
            <text:p>0.22</text:p>
          </table:table-cell>
          <table:table-cell table:style-name="Default" office:value-type="float" office:value="400">
            <text:p>400</text:p>
          </table:table-cell>
          <table:table-cell table:formula="of:=[.F17]-[.H17]" office:value-type="float" office:value="300">
            <text:p>300</text:p>
          </table:table-cell>
          <table:table-cell table:number-columns-repeated="2" table:style-name="Default" office:value-type="float" office:value="3000">
            <text:p>3000</text:p>
          </table:table-cell>
          <table:table-cell table:style-name="Default" table:formula="of:=[.K17]*[.D17]" office:value-type="float" office:value="660">
            <text:p>660</text:p>
          </table:table-cell>
        </table:table-row>
        <table:table-row table:style-name="ro1">
          <table:table-cell office:value-type="string">
            <text:p>IRF5406-IRF5406</text:p>
          </table:table-cell>
          <table:table-cell/>
          <table:table-cell table:style-name="ce20" office:value-type="string">
            <text:p>IRFH5406TRPBFTR-ND</text:p>
          </table:table-cell>
          <table:table-cell table:style-name="ce23" office:value-type="float" office:value="0.56033">
            <text:p>0.5603</text:p>
          </table:table-cell>
          <table:table-cell table:style-name="ce24" office:value-type="float" office:value="6">
            <text:p>6</text:p>
          </table:table-cell>
          <table:table-cell table:style-name="ce24" table:formula="of:=[.E18]*700" office:value-type="float" office:value="4200">
            <text:p>4200</text:p>
          </table:table-cell>
          <table:table-cell table:formula="of:=[.E18]*[.D18]" office:value-type="float" office:value="3.36198">
            <text:p>3.36</text:p>
          </table:table-cell>
          <table:table-cell table:style-name="ce24" office:value-type="float" office:value="2000">
            <text:p>2000</text:p>
          </table:table-cell>
          <table:table-cell table:formula="of:=[.F18]-[.H18]" office:value-type="float" office:value="2200">
            <text:p>2200</text:p>
          </table:table-cell>
          <table:table-cell table:style-name="ce24" office:value-type="float" office:value="4000">
            <text:p>4000</text:p>
          </table:table-cell>
          <table:table-cell table:style-name="ce24" office:value-type="float" office:value="0">
            <text:p>0</text:p>
          </table:table-cell>
          <table:table-cell table:style-name="ce24" table:formula="of:=[.K18]*[.D18]" office:value-type="float" office:value="0">
            <text:p>0</text:p>
          </table:table-cell>
        </table:table-row>
        <table:table-row table:style-name="ro1">
          <table:table-cell office:value-type="string">
            <text:p>DRV8818-DRV8818</text:p>
          </table:table-cell>
          <table:table-cell/>
          <table:table-cell table:style-name="ce11" office:value-type="string">
            <text:p>296-31642-1-ND</text:p>
          </table:table-cell>
          <table:table-cell office:value-type="float" office:value="1.86854">
            <text:p>1.8685</text:p>
          </table:table-cell>
          <table:table-cell office:value-type="float" office:value="4">
            <text:p>4</text:p>
          </table:table-cell>
          <table:table-cell table:style-name="Default" table:formula="of:=[.E19]*700" office:value-type="float" office:value="2800">
            <text:p>2800</text:p>
          </table:table-cell>
          <table:table-cell table:formula="of:=[.E19]*[.D19]" office:value-type="float" office:value="7.47416">
            <text:p>7.47</text:p>
          </table:table-cell>
          <table:table-cell table:style-name="Default" office:value-type="float" office:value="700">
            <text:p>700</text:p>
          </table:table-cell>
          <table:table-cell table:formula="of:=[.F19]-[.H19]" office:value-type="float" office:value="2100">
            <text:p>2100</text:p>
          </table:table-cell>
          <table:table-cell table:number-columns-repeated="2" table:style-name="Default" office:value-type="float" office:value="2000">
            <text:p>2000</text:p>
          </table:table-cell>
          <table:table-cell table:style-name="Default" table:formula="of:=[.K19]*[.D19]" office:value-type="float" office:value="3737.08">
            <text:p>3737.08</text:p>
          </table:table-cell>
        </table:table-row>
        <table:table-row table:style-name="ro5">
          <table:table-cell office:value-type="string">
            <text:p>ATmega64M1-TQFP-32_7x7mm</text:p>
          </table:table-cell>
          <table:table-cell office:value-type="string">
            <text:p>new part</text:p>
            <text:p><text:span text:style-name="T5">Don't order production QTY yet</text:span></text:p>
            <text:p><text:span text:style-name="T5">(it's likely we'll switch to cheaper part):</text:span></text:p>
            <text:p><text:span text:style-name="T6">ATMEGA32M1-AU-ND</text:span></text:p>
            <text:p><text:span text:style-name="T6">ATMEGA16M1-AU-ND</text:span></text:p>
          </table:table-cell>
          <table:table-cell table:style-name="ce20" office:value-type="string">
            <text:p>ATMEGA64M1-AU-ND</text:p>
          </table:table-cell>
          <table:table-cell table:style-name="ce23" office:value-type="float" office:value="4.33">
            <text:p>4.3300</text:p>
          </table:table-cell>
          <table:table-cell table:style-name="ce24" office:value-type="float" office:value="1">
            <text:p>1</text:p>
          </table:table-cell>
          <table:table-cell table:style-name="ce24" table:formula="of:=[.E20]*700" office:value-type="float" office:value="700">
            <text:p>700</text:p>
          </table:table-cell>
          <table:table-cell table:formula="of:=[.E20]*[.D20]" office:value-type="float" office:value="4.33">
            <text:p>4.33</text:p>
          </table:table-cell>
          <table:table-cell table:style-name="ce24" office:value-type="float" office:value="0">
            <text:p>0</text:p>
          </table:table-cell>
          <table:table-cell table:formula="of:=[.F20]-[.H20]" office:value-type="float" office:value="700">
            <text:p>70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50">
            <text:p>50</text:p>
          </table:table-cell>
          <table:table-cell table:style-name="ce24" table:formula="of:=[.K20]*[.D20]" office:value-type="float" office:value="216.5">
            <text:p>216.5</text:p>
          </table:table-cell>
        </table:table-row>
        <table:table-row table:style-name="ro1">
          <table:table-cell office:value-type="string">
            <text:p>A4910-A4910-LQFP_48</text:p>
          </table:table-cell>
          <table:table-cell office:value-type="string">
            <text:p>new part</text:p>
          </table:table-cell>
          <table:table-cell table:style-name="ce11" office:value-type="string">
            <text:p>620-1534-2-ND</text:p>
          </table:table-cell>
          <table:table-cell office:value-type="float" office:value="3.85">
            <text:p>3.8500</text:p>
          </table:table-cell>
          <table:table-cell office:value-type="float" office:value="1">
            <text:p>1</text:p>
          </table:table-cell>
          <table:table-cell table:style-name="Default" table:formula="of:=[.E21]*700" office:value-type="float" office:value="700">
            <text:p>700</text:p>
          </table:table-cell>
          <table:table-cell table:formula="of:=[.E21]*[.D21]" office:value-type="float" office:value="3.85">
            <text:p>3.85</text:p>
          </table:table-cell>
          <table:table-cell table:style-name="Default" office:value-type="float" office:value="0">
            <text:p>0</text:p>
          </table:table-cell>
          <table:table-cell table:formula="of:=[.F21]-[.H21]" office:value-type="float" office:value="700">
            <text:p>7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700">
            <text:p>700</text:p>
          </table:table-cell>
          <table:table-cell table:style-name="Default" table:formula="of:=[.K21]*[.D21]" office:value-type="float" office:value="2695">
            <text:p>2695</text:p>
          </table:table-cell>
        </table:table-row>
        <table:table-row table:style-name="ro1">
          <table:table-cell office:value-type="string">
            <text:p>100u</text:p>
          </table:table-cell>
          <table:table-cell office:value-type="string">
            <text:p>max height: 8.9 mm</text:p>
          </table:table-cell>
          <table:table-cell office:value-type="string">
            <text:p>493-3953-2-ND</text:p>
          </table:table-cell>
          <table:table-cell office:value-type="float" office:value="0.16117">
            <text:p>0.1612</text:p>
          </table:table-cell>
          <table:table-cell office:value-type="float" office:value="4">
            <text:p>4</text:p>
          </table:table-cell>
          <table:table-cell table:formula="of:=[.E22]*700" office:value-type="float" office:value="2800">
            <text:p>2800</text:p>
          </table:table-cell>
          <table:table-cell table:style-name="ce1" table:formula="of:=[.E22]*[.D22]" office:value-type="float" office:value="0.64468">
            <text:p>0.64</text:p>
          </table:table-cell>
          <table:table-cell office:value-type="float" office:value="132">
            <text:p>132</text:p>
          </table:table-cell>
          <table:table-cell table:style-name="ce1" table:formula="of:=[.F22]-[.H22]" office:value-type="float" office:value="2668">
            <text:p>2668</text:p>
          </table:table-cell>
          <table:table-cell office:value-type="float" office:value="900">
            <text:p>900</text:p>
          </table:table-cell>
          <table:table-cell office:value-type="float" office:value="2700">
            <text:p>2700</text:p>
          </table:table-cell>
          <table:table-cell table:formula="of:=[.K22]*[.D22]" office:value-type="float" office:value="435.159">
            <text:p>435.16</text:p>
          </table:table-cell>
        </table:table-row>
        <table:table-row table:style-name="ro1">
          <table:table-cell office:value-type="string">
            <text:p>330u</text:p>
          </table:table-cell>
          <table:table-cell/>
          <table:table-cell office:value-type="string">
            <text:p>493-3959-2-ND</text:p>
          </table:table-cell>
          <table:table-cell office:value-type="float" office:value="0.284">
            <text:p>0.2840</text:p>
          </table:table-cell>
          <table:table-cell office:value-type="float" office:value="3">
            <text:p>3</text:p>
          </table:table-cell>
          <table:table-cell table:formula="of:=[.E23]*700" office:value-type="float" office:value="2100">
            <text:p>2100</text:p>
          </table:table-cell>
          <table:table-cell table:style-name="ce1" table:formula="of:=[.E23]*[.D23]" office:value-type="float" office:value="0.852">
            <text:p>0.85</text:p>
          </table:table-cell>
          <table:table-cell office:value-type="float" office:value="275">
            <text:p>275</text:p>
          </table:table-cell>
          <table:table-cell table:style-name="ce1" table:formula="of:=[.F23]-[.H23]" office:value-type="float" office:value="1825">
            <text:p>182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K23]*[.D23]" office:value-type="float" office:value="284">
            <text:p>284</text:p>
          </table:table-cell>
        </table:table-row>
        <table:table-row table:style-name="ro4">
          <table:table-cell office:value-type="string">
            <text:p>1x2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2-ND</text:p>
          </table:table-cell>
          <table:table-cell office:value-type="float" office:value="0.07329">
            <text:p>0.0733</text:p>
          </table:table-cell>
          <table:table-cell office:value-type="float" office:value="1">
            <text:p>1</text:p>
          </table:table-cell>
          <table:table-cell table:formula="of:=[.E24]*700" office:value-type="float" office:value="700">
            <text:p>700</text:p>
          </table:table-cell>
          <table:table-cell table:style-name="ce1" table:formula="of:=[.E24]*[.D24]" office:value-type="float" office:value="0.07329">
            <text:p>0.07</text:p>
          </table:table-cell>
          <table:table-cell office:value-type="float" office:value="500">
            <text:p>500</text:p>
          </table:table-cell>
          <table:table-cell table:style-name="ce1" table:formula="of:=[.F24]-[.H24]"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K24]*[.D24]" office:value-type="float" office:value="73.29">
            <text:p>73.29</text:p>
          </table:table-cell>
        </table:table-row>
        <table:table-row table:style-name="ro4">
          <table:table-cell office:value-type="string">
            <text:p>1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3-ND</text:p>
          </table:table-cell>
          <table:table-cell office:value-type="float" office:value="0.09288">
            <text:p>0.0929</text:p>
          </table:table-cell>
          <table:table-cell office:value-type="float" office:value="2">
            <text:p>2</text:p>
          </table:table-cell>
          <table:table-cell table:formula="of:=[.E25]*700" office:value-type="float" office:value="1400">
            <text:p>1400</text:p>
          </table:table-cell>
          <table:table-cell table:style-name="ce1" table:formula="of:=[.E25]*[.D25]" office:value-type="float" office:value="0.18576">
            <text:p>0.19</text:p>
          </table:table-cell>
          <table:table-cell office:value-type="float" office:value="0">
            <text:p>0</text:p>
          </table:table-cell>
          <table:table-cell table:style-name="ce1" table:formula="of:=[.F25]-[.H25]" office:value-type="float" office:value="1400">
            <text:p>1400</text:p>
          </table:table-cell>
          <table:table-cell office:value-type="float" office:value="500">
            <text:p>500</text:p>
          </table:table-cell>
          <table:table-cell office:value-type="float" office:value="1400">
            <text:p>1400</text:p>
          </table:table-cell>
          <table:table-cell table:formula="of:=[.K25]*[.D25]" office:value-type="float" office:value="130.032">
            <text:p>130.03</text:p>
          </table:table-cell>
        </table:table-row>
        <table:table-row table:style-name="ro4">
          <table:table-cell office:value-type="string">
            <text:p>1x8 - 0.1”</text:p>
          </table:table-cell>
          <table:table-cell office:value-type="string">
            <text:p>15 uin gold min. pin length: 6 to 7 mm</text:p>
          </table:table-cell>
          <table:table-cell office:value-type="string">
            <text:p>732-5321-ND</text:p>
          </table:table-cell>
          <table:table-cell office:value-type="float" office:value="0.181">
            <text:p>0.1810</text:p>
          </table:table-cell>
          <table:table-cell office:value-type="float" office:value="3">
            <text:p>3</text:p>
          </table:table-cell>
          <table:table-cell table:formula="of:=[.E26]*700" office:value-type="float" office:value="2100">
            <text:p>2100</text:p>
          </table:table-cell>
          <table:table-cell table:style-name="ce1" table:formula="of:=[.E26]*[.D26]" office:value-type="float" office:value="0.543">
            <text:p>0.54</text:p>
          </table:table-cell>
          <table:table-cell office:value-type="float" office:value="87">
            <text:p>87</text:p>
          </table:table-cell>
          <table:table-cell table:style-name="ce1" table:formula="of:=[.F26]-[.H26]" office:value-type="float" office:value="2013">
            <text:p>2013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table:formula="of:=[.K26]*[.D26]" office:value-type="float" office:value="362">
            <text:p>362</text:p>
          </table:table-cell>
        </table:table-row>
        <table:table-row table:style-name="ro4">
          <table:table-cell office:value-type="string">
            <text:p>1x9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9-ND</text:p>
          </table:table-cell>
          <table:table-cell office:value-type="float" office:value="0.25559">
            <text:p>0.2556</text:p>
          </table:table-cell>
          <table:table-cell office:value-type="float" office:value="1">
            <text:p>1</text:p>
          </table:table-cell>
          <table:table-cell table:formula="of:=[.E27]*700" office:value-type="float" office:value="700">
            <text:p>700</text:p>
          </table:table-cell>
          <table:table-cell table:style-name="ce1" table:formula="of:=[.E27]*[.D27]" office:value-type="float" office:value="0.25559">
            <text:p>0.26</text:p>
          </table:table-cell>
          <table:table-cell office:value-type="float" office:value="0">
            <text:p>0</text:p>
          </table:table-cell>
          <table:table-cell table:style-name="ce1" table:formula="of:=[.F27]-[.H27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27]*[.D27]" office:value-type="float" office:value="255.59">
            <text:p>255.59</text:p>
          </table:table-cell>
        </table:table-row>
        <table:table-row table:style-name="ro4">
          <table:table-cell office:value-type="string">
            <text:p>1x5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5-ND</text:p>
          </table:table-cell>
          <table:table-cell office:value-type="float" office:value="0.15873">
            <text:p>0.1587</text:p>
          </table:table-cell>
          <table:table-cell office:value-type="float" office:value="1">
            <text:p>1</text:p>
          </table:table-cell>
          <table:table-cell table:formula="of:=[.E28]*700" office:value-type="float" office:value="700">
            <text:p>700</text:p>
          </table:table-cell>
          <table:table-cell table:style-name="ce1" table:formula="of:=[.E28]*[.D28]" office:value-type="float" office:value="0.15873">
            <text:p>0.16</text:p>
          </table:table-cell>
          <table:table-cell office:value-type="float" office:value="35">
            <text:p>35</text:p>
          </table:table-cell>
          <table:table-cell table:style-name="ce1" table:formula="of:=[.F28]-[.H28]" office:value-type="float" office:value="665">
            <text:p>665</text:p>
          </table:table-cell>
          <table:table-cell table:number-columns-repeated="2" office:value-type="float" office:value="1000">
            <text:p>1000</text:p>
          </table:table-cell>
          <table:table-cell table:formula="of:=[.K28]*[.D28]" office:value-type="float" office:value="158.73">
            <text:p>158.73</text:p>
          </table:table-cell>
        </table:table-row>
        <table:table-row table:style-name="ro4">
          <table:table-cell office:value-type="string">
            <text:p>1x6 - 0.1”</text:p>
          </table:table-cell>
          <table:table-cell office:value-type="string">
            <text:p>15 uin gold min. pin length: 6 to 7 mm</text:p>
          </table:table-cell>
          <table:table-cell office:value-type="string">
            <text:p>900-0022284066-ND</text:p>
          </table:table-cell>
          <table:table-cell office:value-type="float" office:value="0.20055">
            <text:p>0.2006</text:p>
          </table:table-cell>
          <table:table-cell office:value-type="float" office:value="1">
            <text:p>1</text:p>
          </table:table-cell>
          <table:table-cell table:formula="of:=[.E29]*700" office:value-type="float" office:value="700">
            <text:p>700</text:p>
          </table:table-cell>
          <table:table-cell table:style-name="ce1" table:formula="of:=[.E29]*[.D29]" office:value-type="float" office:value="0.20055">
            <text:p>0.2</text:p>
          </table:table-cell>
          <table:table-cell office:value-type="float" office:value="644">
            <text:p>644</text:p>
          </table:table-cell>
          <table:table-cell table:style-name="ce1" table:formula="of:=[.F29]-[.H29]" office:value-type="float" office:value="56">
            <text:p>56</text:p>
          </table:table-cell>
          <table:table-cell table:number-columns-repeated="2" office:value-type="float" office:value="1000">
            <text:p>1000</text:p>
          </table:table-cell>
          <table:table-cell table:formula="of:=[.K29]*[.D29]" office:value-type="float" office:value="200.55">
            <text:p>200.55</text:p>
          </table:table-cell>
        </table:table-row>
        <table:table-row table:style-name="ro1">
          <table:table-cell office:value-type="string">
            <text:p>2x2 - 0.1”</text:p>
          </table:table-cell>
          <table:table-cell office:value-type="string">
            <text:p>flash gold min. pin length: ~8 mm</text:p>
          </table:table-cell>
          <table:table-cell office:value-type="string">
            <text:p>S2211EC-02-ND</text:p>
          </table:table-cell>
          <table:table-cell office:value-type="float" office:value="0.08452">
            <text:p>0.0845</text:p>
          </table:table-cell>
          <table:table-cell office:value-type="float" office:value="1">
            <text:p>1</text:p>
          </table:table-cell>
          <table:table-cell table:formula="of:=[.E30]*700" office:value-type="float" office:value="700">
            <text:p>700</text:p>
          </table:table-cell>
          <table:table-cell table:style-name="ce1" table:formula="of:=[.E30]*[.D30]" office:value-type="float" office:value="0.08452">
            <text:p>0.08</text:p>
          </table:table-cell>
          <table:table-cell office:value-type="float" office:value="0">
            <text:p>0</text:p>
          </table:table-cell>
          <table:table-cell table:style-name="ce1" table:formula="of:=[.F30]-[.H30]"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table:formula="of:=[.K30]*[.D30]" office:value-type="float" office:value="59.164">
            <text:p>59.16</text:p>
          </table:table-cell>
        </table:table-row>
        <table:table-row table:style-name="ro1">
          <table:table-cell office:value-type="string">
            <text:p>1x4 - 0.1” tab</text:p>
          </table:table-cell>
          <table:table-cell office:value-type="string">
            <text:p>tin plating ok. pin length: ~8 mm</text:p>
          </table:table-cell>
          <table:table-cell office:value-type="string">
            <text:p>S9410-ND</text:p>
          </table:table-cell>
          <table:table-cell office:value-type="float" office:value="0.08424">
            <text:p>0.0842</text:p>
          </table:table-cell>
          <table:table-cell office:value-type="float" office:value="3">
            <text:p>3</text:p>
          </table:table-cell>
          <table:table-cell table:formula="of:=[.E31]*700" office:value-type="float" office:value="2100">
            <text:p>2100</text:p>
          </table:table-cell>
          <table:table-cell table:style-name="ce1" table:formula="of:=[.E31]*[.D31]" office:value-type="float" office:value="0.25272">
            <text:p>0.25</text:p>
          </table:table-cell>
          <table:table-cell office:value-type="float" office:value="42">
            <text:p>42</text:p>
          </table:table-cell>
          <table:table-cell table:style-name="ce1" table:formula="of:=[.F31]-[.H31]" office:value-type="float" office:value="2058">
            <text:p>2058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formula="of:=[.K31]*[.D31]" office:value-type="float" office:value="168.48">
            <text:p>168.48</text:p>
          </table:table-cell>
        </table:table-row>
        <table:table-row table:style-name="ro4">
          <table:table-cell office:value-type="string">
            <text:p>2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22469-ND</text:p>
          </table:table-cell>
          <table:table-cell office:value-type="float" office:value="0.24965">
            <text:p>0.2497</text:p>
          </table:table-cell>
          <table:table-cell office:value-type="float" office:value="1">
            <text:p>1</text:p>
          </table:table-cell>
          <table:table-cell table:formula="of:=[.E32]*700" office:value-type="float" office:value="700">
            <text:p>700</text:p>
          </table:table-cell>
          <table:table-cell table:style-name="ce1" table:formula="of:=[.E32]*[.D32]" office:value-type="float" office:value="0.24965">
            <text:p>0.25</text:p>
          </table:table-cell>
          <table:table-cell office:value-type="float" office:value="0">
            <text:p>0</text:p>
          </table:table-cell>
          <table:table-cell table:style-name="ce1" table:formula="of:=[.F32]-[.H32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32]*[.D32]" office:value-type="float" office:value="249.65">
            <text:p>249.65</text:p>
          </table:table-cell>
        </table:table-row>
        <table:table-row table:style-name="ro1">
          <table:table-cell office:value-type="string">
            <text:p>phase screw</text:p>
          </table:table-cell>
          <table:table-cell office:value-type="string">
            <text:p>45 degree preferable; can use 90</text:p>
          </table:table-cell>
          <table:table-cell office:value-type="string">
            <text:p>277-1780-ND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formula="of:=[.E33]*700" office:value-type="float" office:value="700">
            <text:p>700</text:p>
          </table:table-cell>
          <table:table-cell table:style-name="ce1" table:formula="of:=[.E33]*[.D33]" office:value-type="float" office:value="0.50875">
            <text:p>0.51</text:p>
          </table:table-cell>
          <table:table-cell office:value-type="float" office:value="5">
            <text:p>5</text:p>
          </table:table-cell>
          <table:table-cell table:style-name="ce1" table:formula="of:=[.F33]-[.H33]" office:value-type="float" office:value="695">
            <text:p>695</text:p>
          </table:table-cell>
          <table:table-cell table:number-columns-repeated="2" office:value-type="float" office:value="1000">
            <text:p>1000</text:p>
          </table:table-cell>
          <table:table-cell table:formula="of:=[.K33]*[.D33]" office:value-type="float" office:value="508.75">
            <text:p>508.75</text:p>
          </table:table-cell>
        </table:table-row>
        <table:table-row table:style-name="ro6">
          <table:table-cell office:value-type="string">
            <text:p>power screw</text:p>
          </table:table-cell>
          <table:table-cell office:value-type="string">
            <text:p>Possibly: A98446-ND (45<text:span text:style-name="T3">°)</text:span></text:p>
            <text:p><text:span text:style-name="T7">Don't order production QTY yet</text:span></text:p>
            <text:p><text:span text:style-name="T7">(Need to decide on best part angle)</text:span></text:p>
          </table:table-cell>
          <table:table-cell office:value-type="string">
            <text:p>277-14511-ND (0<text:span text:style-name="T4">°)</text:span>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formula="of:=[.E34]*700" office:value-type="float" office:value="700">
            <text:p>700</text:p>
          </table:table-cell>
          <table:table-cell table:style-name="ce1" table:formula="of:=[.E34]*[.D34]" office:value-type="float" office:value="0.50875">
            <text:p>0.51</text:p>
          </table:table-cell>
          <table:table-cell office:value-type="float" office:value="30">
            <text:p>30</text:p>
          </table:table-cell>
          <table:table-cell table:style-name="ce1" table:formula="of:=[.F34]-[.H34]" office:value-type="float" office:value="670">
            <text:p>67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K34]*[.D34]" office:value-type="float" office:value="5.0875">
            <text:p>5.09</text:p>
          </table:table-cell>
        </table:table-row>
        <table:table-row table:style-name="ro1">
          <table:table-cell office:value-type="string">
            <text:p>Heat Sink</text:p>
          </table:table-cell>
          <table:table-cell/>
          <table:table-cell office:value-type="string">
            <text:p>HS407-ND</text:p>
          </table:table-cell>
          <table:table-cell office:value-type="float" office:value="0.51517">
            <text:p>0.5152</text:p>
          </table:table-cell>
          <table:table-cell office:value-type="float" office:value="2">
            <text:p>2</text:p>
          </table:table-cell>
          <table:table-cell table:formula="of:=[.E35]*700" office:value-type="float" office:value="1400">
            <text:p>1400</text:p>
          </table:table-cell>
          <table:table-cell table:style-name="ce1" table:formula="of:=[.E35]*[.D35]" office:value-type="float" office:value="1.03034">
            <text:p>1.03</text:p>
          </table:table-cell>
          <table:table-cell office:value-type="float" office:value="44">
            <text:p>44</text:p>
          </table:table-cell>
          <table:table-cell table:style-name="ce1" table:formula="of:=[.F35]-[.H35]" office:value-type="float" office:value="1356">
            <text:p>1356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table:formula="of:=[.K35]*[.D35]" office:value-type="float" office:value="721.238">
            <text:p>721.24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string">
            <text:p>PCB cost @ QTY1000</text:p>
          </table:table-cell>
          <table:table-cell office:value-type="string">
            <text:p>-</text:p>
          </table:table-cell>
          <table:table-cell office:value-type="float" office:value="1.54">
            <text:p>1.5400</text:p>
          </table:table-cell>
          <table:table-cell office:value-type="float" office:value="1">
            <text:p>1</text:p>
          </table:table-cell>
          <table:table-cell table:formula="of:=[.E36]*700" office:value-type="float" office:value="700">
            <text:p>700</text:p>
          </table:table-cell>
          <table:table-cell table:style-name="ce1" table:formula="of:=[.E36]*[.D36]" office:value-type="float" office:value="1.54">
            <text:p>1.54</text:p>
          </table:table-cell>
          <table:table-cell office:value-type="float" office:value="0">
            <text:p>0</text:p>
          </table:table-cell>
          <table:table-cell table:style-name="ce1" table:formula="of:=[.F36]-[.H36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36]*[.D36]" office:value-type="float" office:value="1540">
            <text:p>154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5" office:value-type="string">
            <text:p>nominal $</text:p>
            <text:p>per GG3</text:p>
          </table:table-cell>
          <table:table-cell table:style-name="ce26" table:formula="of:=SUM([.G2:.G36])" office:value-type="float" office:value="30.65932">
            <text:p>30.66</text:p>
          </table:table-cell>
          <table:table-cell table:style-name="Default" table:number-columns-repeated="5"/>
        </table:table-row>
      </table:table>
      <table:database-ranges>
        <table:database-range table:target-range-address="'SMT P&amp;P (ONLY)'.A37:'SMT P&amp;P (ONLY)'.R166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1/22/2020</text:date>, <text:time>23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20-01-22T23:41:15</dc:date>
    <dc:creator>John </dc:creator>
    <meta:editing-duration>P2DT8H8M43S</meta:editing-duration>
    <meta:editing-cycles>20</meta:editing-cycles>
    <meta:document-statistic meta:table-count="3" meta:cell-count="3686" meta:object-count="0"/>
  </office:meta>
</office:document-meta>
</file>